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5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00ff00"/>
    </style:style>
    <style:style style:name="ce6" style:family="table-cell" style:parent-style-name="Default" style:data-style-name="N2">
      <style:table-cell-properties fo:background-color="transparent"/>
    </style:style>
    <style:style style:name="ce7" style:family="table-cell" style:parent-style-name="Default" style:data-style-name="N2">
      <style:table-cell-properties fo:background-color="#ff0000"/>
    </style:style>
    <style:style style:name="gr1" style:family="graphic">
      <style:graphic-properties draw:ole-draw-aspect="1"/>
    </style:style>
  </office:automatic-styles>
  <office:body>
    <office:spreadsheet>
      <table:table table:name="java ricerca soglia mergesort" table:style-name="ta1">
        <table:shapes>
          <draw:frame draw:z-index="0" draw:style-name="gr1" svg:width="39.28cm" svg:height="26.79cm" svg:x="11.048cm" svg:y="2.158cm">
            <draw:object draw:notify-on-update-of-ranges="'java ricerca soglia mergesort'.A3:'java ricerca soglia mergesort'.A302 'java ricerca soglia mergesort'.B2:'java ricerca soglia mergesort'.B2 'java ricerca soglia mergesort'.B3:'java ricerca soglia mergesort'.B302 'java ricerca soglia mergesort'.C2:'java ricerca soglia mergesort'.C2 'java ricerca soglia mergesort'.C3:'java ricerca soglia mergesort'.C302 'java ricerca soglia mergesort'.D2:'java ricerca soglia mergesort'.D2 'java ricerca soglia mergesort'.D3:'java ricerca soglia mergesort'.D302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table:number-columns-spanned="3" table:number-rows-spanned="1">
            <text:p>Tempi e soglie per mergesort + isort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>
            <text:p>Soglia</text:p>
          </table:table-cell>
          <table:table-cell table:style-name="Default" office:value-type="string">
            <text:p>Tempo (ms)</text:p>
          </table:table-cell>
          <table:table-cell office:value-type="string">
            <text:p>Tempo mergesort</text:p>
          </table:table-cell>
          <table:table-cell office:value-type="string">
            <text:p>Minimo:</text:p>
          </table:table-cell>
          <table:table-cell office:value-type="string">
            <text:p>Soglia: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7.07">
            <text:p>457,07</text:p>
          </table:table-cell>
          <table:table-cell table:style-name="ce4" office:value-type="float" office:value="451.77">
            <text:p>451,77</text:p>
          </table:table-cell>
          <table:table-cell table:formula="of:=MIN([.B3:.B302])" office:value-type="float" office:value="336.95">
            <text:p>336,95</text:p>
          </table:table-cell>
          <table:table-cell table:style-name="ce2" office:value-type="float" office:value="1966">
            <text:p>19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1.34">
            <text:p>431,34</text:p>
          </table:table-cell>
          <table:table-cell table:formula="of:=[.C3]" office:value-type="float" office:value="451.77">
            <text:p>451,77</text:p>
          </table:table-cell>
          <table:table-cell table:formula="of:=[.D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.59">
            <text:p>405,59</text:p>
          </table:table-cell>
          <table:table-cell table:formula="of:=[.C4]" office:value-type="float" office:value="451.77">
            <text:p>451,77</text:p>
          </table:table-cell>
          <table:table-cell table:formula="of:=[.D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6.36">
            <text:p>416,36</text:p>
          </table:table-cell>
          <table:table-cell table:formula="of:=[.C5]" office:value-type="float" office:value="451.77">
            <text:p>451,77</text:p>
          </table:table-cell>
          <table:table-cell table:formula="of:=[.D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.1">
            <text:p>380,10</text:p>
          </table:table-cell>
          <table:table-cell table:formula="of:=[.C6]" office:value-type="float" office:value="451.77">
            <text:p>451,77</text:p>
          </table:table-cell>
          <table:table-cell table:formula="of:=[.D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6.92">
            <text:p>386,92</text:p>
          </table:table-cell>
          <table:table-cell table:formula="of:=[.C7]" office:value-type="float" office:value="451.77">
            <text:p>451,77</text:p>
          </table:table-cell>
          <table:table-cell table:formula="of:=[.D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5.36">
            <text:p>375,36</text:p>
          </table:table-cell>
          <table:table-cell table:formula="of:=[.C8]" office:value-type="float" office:value="451.77">
            <text:p>451,77</text:p>
          </table:table-cell>
          <table:table-cell table:formula="of:=[.D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1.28">
            <text:p>381,28</text:p>
          </table:table-cell>
          <table:table-cell table:formula="of:=[.C9]" office:value-type="float" office:value="451.77">
            <text:p>451,77</text:p>
          </table:table-cell>
          <table:table-cell table:formula="of:=[.D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7.7">
            <text:p>367,70</text:p>
          </table:table-cell>
          <table:table-cell table:formula="of:=[.C10]" office:value-type="float" office:value="451.77">
            <text:p>451,77</text:p>
          </table:table-cell>
          <table:table-cell table:formula="of:=[.D1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7.42">
            <text:p>367,42</text:p>
          </table:table-cell>
          <table:table-cell table:formula="of:=[.C11]" office:value-type="float" office:value="451.77">
            <text:p>451,77</text:p>
          </table:table-cell>
          <table:table-cell table:formula="of:=[.D1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5.19">
            <text:p>385,19</text:p>
          </table:table-cell>
          <table:table-cell table:formula="of:=[.C12]" office:value-type="float" office:value="451.77">
            <text:p>451,77</text:p>
          </table:table-cell>
          <table:table-cell table:formula="of:=[.D1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9.94">
            <text:p>369,94</text:p>
          </table:table-cell>
          <table:table-cell table:formula="of:=[.C13]" office:value-type="float" office:value="451.77">
            <text:p>451,77</text:p>
          </table:table-cell>
          <table:table-cell table:formula="of:=[.D1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3.57">
            <text:p>383,57</text:p>
          </table:table-cell>
          <table:table-cell table:formula="of:=[.C14]" office:value-type="float" office:value="451.77">
            <text:p>451,77</text:p>
          </table:table-cell>
          <table:table-cell table:formula="of:=[.D1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3.89">
            <text:p>373,89</text:p>
          </table:table-cell>
          <table:table-cell table:formula="of:=[.C15]" office:value-type="float" office:value="451.77">
            <text:p>451,77</text:p>
          </table:table-cell>
          <table:table-cell table:formula="of:=[.D1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1.18">
            <text:p>381,18</text:p>
          </table:table-cell>
          <table:table-cell table:formula="of:=[.C16]" office:value-type="float" office:value="451.77">
            <text:p>451,77</text:p>
          </table:table-cell>
          <table:table-cell table:formula="of:=[.D1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1.33">
            <text:p>361,33</text:p>
          </table:table-cell>
          <table:table-cell table:formula="of:=[.C17]" office:value-type="float" office:value="451.77">
            <text:p>451,77</text:p>
          </table:table-cell>
          <table:table-cell table:formula="of:=[.D1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0.14">
            <text:p>360,14</text:p>
          </table:table-cell>
          <table:table-cell table:formula="of:=[.C18]" office:value-type="float" office:value="451.77">
            <text:p>451,77</text:p>
          </table:table-cell>
          <table:table-cell table:formula="of:=[.D1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7.53">
            <text:p>367,53</text:p>
          </table:table-cell>
          <table:table-cell table:formula="of:=[.C19]" office:value-type="float" office:value="451.77">
            <text:p>451,77</text:p>
          </table:table-cell>
          <table:table-cell table:formula="of:=[.D1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6.7">
            <text:p>356,70</text:p>
          </table:table-cell>
          <table:table-cell table:formula="of:=[.C20]" office:value-type="float" office:value="451.77">
            <text:p>451,77</text:p>
          </table:table-cell>
          <table:table-cell table:formula="of:=[.D2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0.45">
            <text:p>360,45</text:p>
          </table:table-cell>
          <table:table-cell table:formula="of:=[.C21]" office:value-type="float" office:value="451.77">
            <text:p>451,77</text:p>
          </table:table-cell>
          <table:table-cell table:formula="of:=[.D2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8.39">
            <text:p>358,39</text:p>
          </table:table-cell>
          <table:table-cell table:formula="of:=[.C22]" office:value-type="float" office:value="451.77">
            <text:p>451,77</text:p>
          </table:table-cell>
          <table:table-cell table:formula="of:=[.D2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6.46">
            <text:p>376,46</text:p>
          </table:table-cell>
          <table:table-cell table:formula="of:=[.C23]" office:value-type="float" office:value="451.77">
            <text:p>451,77</text:p>
          </table:table-cell>
          <table:table-cell table:formula="of:=[.D2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7.97">
            <text:p>357,97</text:p>
          </table:table-cell>
          <table:table-cell table:formula="of:=[.C24]" office:value-type="float" office:value="451.77">
            <text:p>451,77</text:p>
          </table:table-cell>
          <table:table-cell table:formula="of:=[.D2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5.62">
            <text:p>355,62</text:p>
          </table:table-cell>
          <table:table-cell table:formula="of:=[.C25]" office:value-type="float" office:value="451.77">
            <text:p>451,77</text:p>
          </table:table-cell>
          <table:table-cell table:formula="of:=[.D2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56.45">
            <text:p>356,45</text:p>
          </table:table-cell>
          <table:table-cell table:formula="of:=[.C26]" office:value-type="float" office:value="451.77">
            <text:p>451,77</text:p>
          </table:table-cell>
          <table:table-cell table:formula="of:=[.D2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68.42">
            <text:p>368,42</text:p>
          </table:table-cell>
          <table:table-cell table:formula="of:=[.C27]" office:value-type="float" office:value="451.77">
            <text:p>451,77</text:p>
          </table:table-cell>
          <table:table-cell table:formula="of:=[.D2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54.82">
            <text:p>354,82</text:p>
          </table:table-cell>
          <table:table-cell table:formula="of:=[.C28]" office:value-type="float" office:value="451.77">
            <text:p>451,77</text:p>
          </table:table-cell>
          <table:table-cell table:formula="of:=[.D2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55.35">
            <text:p>355,35</text:p>
          </table:table-cell>
          <table:table-cell table:formula="of:=[.C29]" office:value-type="float" office:value="451.77">
            <text:p>451,77</text:p>
          </table:table-cell>
          <table:table-cell table:formula="of:=[.D2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0.83">
            <text:p>360,83</text:p>
          </table:table-cell>
          <table:table-cell table:formula="of:=[.C30]" office:value-type="float" office:value="451.77">
            <text:p>451,77</text:p>
          </table:table-cell>
          <table:table-cell table:formula="of:=[.D3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62.71">
            <text:p>362,71</text:p>
          </table:table-cell>
          <table:table-cell table:formula="of:=[.C31]" office:value-type="float" office:value="451.77">
            <text:p>451,77</text:p>
          </table:table-cell>
          <table:table-cell table:formula="of:=[.D3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6.17">
            <text:p>386,17</text:p>
          </table:table-cell>
          <table:table-cell table:formula="of:=[.C32]" office:value-type="float" office:value="451.77">
            <text:p>451,77</text:p>
          </table:table-cell>
          <table:table-cell table:formula="of:=[.D3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65.26">
            <text:p>365,26</text:p>
          </table:table-cell>
          <table:table-cell table:formula="of:=[.C33]" office:value-type="float" office:value="451.77">
            <text:p>451,77</text:p>
          </table:table-cell>
          <table:table-cell table:formula="of:=[.D3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3.14">
            <text:p>363,14</text:p>
          </table:table-cell>
          <table:table-cell table:formula="of:=[.C34]" office:value-type="float" office:value="451.77">
            <text:p>451,77</text:p>
          </table:table-cell>
          <table:table-cell table:formula="of:=[.D3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57.26">
            <text:p>357,26</text:p>
          </table:table-cell>
          <table:table-cell table:formula="of:=[.C35]" office:value-type="float" office:value="451.77">
            <text:p>451,77</text:p>
          </table:table-cell>
          <table:table-cell table:formula="of:=[.D3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49.8">
            <text:p>349,80</text:p>
          </table:table-cell>
          <table:table-cell table:formula="of:=[.C36]" office:value-type="float" office:value="451.77">
            <text:p>451,77</text:p>
          </table:table-cell>
          <table:table-cell table:formula="of:=[.D3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6.71">
            <text:p>346,71</text:p>
          </table:table-cell>
          <table:table-cell table:formula="of:=[.C37]" office:value-type="float" office:value="451.77">
            <text:p>451,77</text:p>
          </table:table-cell>
          <table:table-cell table:formula="of:=[.D3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0.52">
            <text:p>350,52</text:p>
          </table:table-cell>
          <table:table-cell table:formula="of:=[.C38]" office:value-type="float" office:value="451.77">
            <text:p>451,77</text:p>
          </table:table-cell>
          <table:table-cell table:formula="of:=[.D3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6.38">
            <text:p>396,38</text:p>
          </table:table-cell>
          <table:table-cell table:formula="of:=[.C39]" office:value-type="float" office:value="451.77">
            <text:p>451,77</text:p>
          </table:table-cell>
          <table:table-cell table:formula="of:=[.D3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51.69">
            <text:p>351,69</text:p>
          </table:table-cell>
          <table:table-cell table:formula="of:=[.C40]" office:value-type="float" office:value="451.77">
            <text:p>451,77</text:p>
          </table:table-cell>
          <table:table-cell table:formula="of:=[.D4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45.17">
            <text:p>345,17</text:p>
          </table:table-cell>
          <table:table-cell table:formula="of:=[.C41]" office:value-type="float" office:value="451.77">
            <text:p>451,77</text:p>
          </table:table-cell>
          <table:table-cell table:formula="of:=[.D4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4.15">
            <text:p>374,15</text:p>
          </table:table-cell>
          <table:table-cell table:formula="of:=[.C42]" office:value-type="float" office:value="451.77">
            <text:p>451,77</text:p>
          </table:table-cell>
          <table:table-cell table:formula="of:=[.D4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42.98">
            <text:p>342,98</text:p>
          </table:table-cell>
          <table:table-cell table:formula="of:=[.C43]" office:value-type="float" office:value="451.77">
            <text:p>451,77</text:p>
          </table:table-cell>
          <table:table-cell table:formula="of:=[.D4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57.54">
            <text:p>357,54</text:p>
          </table:table-cell>
          <table:table-cell table:formula="of:=[.C44]" office:value-type="float" office:value="451.77">
            <text:p>451,77</text:p>
          </table:table-cell>
          <table:table-cell table:formula="of:=[.D4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44.01">
            <text:p>344,01</text:p>
          </table:table-cell>
          <table:table-cell table:formula="of:=[.C45]" office:value-type="float" office:value="451.77">
            <text:p>451,77</text:p>
          </table:table-cell>
          <table:table-cell table:formula="of:=[.D4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47.04">
            <text:p>347,04</text:p>
          </table:table-cell>
          <table:table-cell table:formula="of:=[.C46]" office:value-type="float" office:value="451.77">
            <text:p>451,77</text:p>
          </table:table-cell>
          <table:table-cell table:formula="of:=[.D4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6.81">
            <text:p>356,81</text:p>
          </table:table-cell>
          <table:table-cell table:formula="of:=[.C47]" office:value-type="float" office:value="451.77">
            <text:p>451,77</text:p>
          </table:table-cell>
          <table:table-cell table:formula="of:=[.D4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45">
            <text:p>345,00</text:p>
          </table:table-cell>
          <table:table-cell table:formula="of:=[.C48]" office:value-type="float" office:value="451.77">
            <text:p>451,77</text:p>
          </table:table-cell>
          <table:table-cell table:formula="of:=[.D4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49.45">
            <text:p>349,45</text:p>
          </table:table-cell>
          <table:table-cell table:formula="of:=[.C49]" office:value-type="float" office:value="451.77">
            <text:p>451,77</text:p>
          </table:table-cell>
          <table:table-cell table:formula="of:=[.D4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6.69">
            <text:p>346,69</text:p>
          </table:table-cell>
          <table:table-cell table:formula="of:=[.C50]" office:value-type="float" office:value="451.77">
            <text:p>451,77</text:p>
          </table:table-cell>
          <table:table-cell table:formula="of:=[.D5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49.15">
            <text:p>349,15</text:p>
          </table:table-cell>
          <table:table-cell table:formula="of:=[.C51]" office:value-type="float" office:value="451.77">
            <text:p>451,77</text:p>
          </table:table-cell>
          <table:table-cell table:formula="of:=[.D5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2.72">
            <text:p>352,72</text:p>
          </table:table-cell>
          <table:table-cell table:formula="of:=[.C52]" office:value-type="float" office:value="451.77">
            <text:p>451,77</text:p>
          </table:table-cell>
          <table:table-cell table:formula="of:=[.D5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8.93">
            <text:p>358,93</text:p>
          </table:table-cell>
          <table:table-cell table:formula="of:=[.C53]" office:value-type="float" office:value="451.77">
            <text:p>451,77</text:p>
          </table:table-cell>
          <table:table-cell table:formula="of:=[.D5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41.81">
            <text:p>341,81</text:p>
          </table:table-cell>
          <table:table-cell table:formula="of:=[.C54]" office:value-type="float" office:value="451.77">
            <text:p>451,77</text:p>
          </table:table-cell>
          <table:table-cell table:formula="of:=[.D5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56.08">
            <text:p>356,08</text:p>
          </table:table-cell>
          <table:table-cell table:formula="of:=[.C55]" office:value-type="float" office:value="451.77">
            <text:p>451,77</text:p>
          </table:table-cell>
          <table:table-cell table:formula="of:=[.D5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48.67">
            <text:p>348,67</text:p>
          </table:table-cell>
          <table:table-cell table:formula="of:=[.C56]" office:value-type="float" office:value="451.77">
            <text:p>451,77</text:p>
          </table:table-cell>
          <table:table-cell table:formula="of:=[.D5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44">
            <text:p>344,00</text:p>
          </table:table-cell>
          <table:table-cell table:formula="of:=[.C57]" office:value-type="float" office:value="451.77">
            <text:p>451,77</text:p>
          </table:table-cell>
          <table:table-cell table:formula="of:=[.D5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50.56">
            <text:p>350,56</text:p>
          </table:table-cell>
          <table:table-cell table:formula="of:=[.C58]" office:value-type="float" office:value="451.77">
            <text:p>451,77</text:p>
          </table:table-cell>
          <table:table-cell table:formula="of:=[.D5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46.76">
            <text:p>346,76</text:p>
          </table:table-cell>
          <table:table-cell table:formula="of:=[.C59]" office:value-type="float" office:value="451.77">
            <text:p>451,77</text:p>
          </table:table-cell>
          <table:table-cell table:formula="of:=[.D5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62.47">
            <text:p>362,47</text:p>
          </table:table-cell>
          <table:table-cell table:formula="of:=[.C60]" office:value-type="float" office:value="451.77">
            <text:p>451,77</text:p>
          </table:table-cell>
          <table:table-cell table:formula="of:=[.D6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49.88">
            <text:p>349,88</text:p>
          </table:table-cell>
          <table:table-cell table:formula="of:=[.C61]" office:value-type="float" office:value="451.77">
            <text:p>451,77</text:p>
          </table:table-cell>
          <table:table-cell table:formula="of:=[.D6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3.36">
            <text:p>393,36</text:p>
          </table:table-cell>
          <table:table-cell table:formula="of:=[.C62]" office:value-type="float" office:value="451.77">
            <text:p>451,77</text:p>
          </table:table-cell>
          <table:table-cell table:formula="of:=[.D6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41.84">
            <text:p>341,84</text:p>
          </table:table-cell>
          <table:table-cell table:formula="of:=[.C63]" office:value-type="float" office:value="451.77">
            <text:p>451,77</text:p>
          </table:table-cell>
          <table:table-cell table:formula="of:=[.D6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56.94">
            <text:p>356,94</text:p>
          </table:table-cell>
          <table:table-cell table:formula="of:=[.C64]" office:value-type="float" office:value="451.77">
            <text:p>451,77</text:p>
          </table:table-cell>
          <table:table-cell table:formula="of:=[.D6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41.44">
            <text:p>341,44</text:p>
          </table:table-cell>
          <table:table-cell table:formula="of:=[.C65]" office:value-type="float" office:value="451.77">
            <text:p>451,77</text:p>
          </table:table-cell>
          <table:table-cell table:formula="of:=[.D65]" office:value-type="float" office:value="336.95">
            <text:p>336,95</text:p>
          </table:table-cell>
          <table:table-cell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5" office:value-type="float" office:value="336.95">
            <text:p>336,95</text:p>
          </table:table-cell>
          <table:table-cell table:style-name="ce1" table:formula="of:=[.C66]" office:value-type="float" office:value="451.77">
            <text:p>451,77</text:p>
          </table:table-cell>
          <table:table-cell table:style-name="ce1" table:formula="of:=[.D66]" office:value-type="float" office:value="336.95">
            <text:p>336,95</text:p>
          </table:table-cell>
          <table:table-cell office:value-type="string">
            <text:p>MINIM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49.91">
            <text:p>349,91</text:p>
          </table:table-cell>
          <table:table-cell table:formula="of:=[.C67]" office:value-type="float" office:value="451.77">
            <text:p>451,77</text:p>
          </table:table-cell>
          <table:table-cell table:formula="of:=[.D6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41.85">
            <text:p>341,85</text:p>
          </table:table-cell>
          <table:table-cell table:formula="of:=[.C68]" office:value-type="float" office:value="451.77">
            <text:p>451,77</text:p>
          </table:table-cell>
          <table:table-cell table:formula="of:=[.D6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42.1">
            <text:p>342,10</text:p>
          </table:table-cell>
          <table:table-cell table:formula="of:=[.C69]" office:value-type="float" office:value="451.77">
            <text:p>451,77</text:p>
          </table:table-cell>
          <table:table-cell table:formula="of:=[.D6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45.25">
            <text:p>345,25</text:p>
          </table:table-cell>
          <table:table-cell table:formula="of:=[.C70]" office:value-type="float" office:value="451.77">
            <text:p>451,77</text:p>
          </table:table-cell>
          <table:table-cell table:formula="of:=[.D70]" office:value-type="float" office:value="336.95">
            <text:p>336,95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6" office:value-type="float" office:value="347.26">
            <text:p>347,26</text:p>
          </table:table-cell>
          <table:table-cell table:style-name="ce2" table:formula="of:=[.C71]" office:value-type="float" office:value="451.77">
            <text:p>451,77</text:p>
          </table:table-cell>
          <table:table-cell table:style-name="ce2" table:formula="of:=[.D71]" office:value-type="float" office:value="336.95">
            <text:p>336,95</text:p>
          </table:table-cell>
          <table:table-cell table:style-name="ce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53.79">
            <text:p>353,79</text:p>
          </table:table-cell>
          <table:table-cell table:formula="of:=[.C72]" office:value-type="float" office:value="451.77">
            <text:p>451,77</text:p>
          </table:table-cell>
          <table:table-cell table:formula="of:=[.D7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42.4">
            <text:p>342,40</text:p>
          </table:table-cell>
          <table:table-cell table:formula="of:=[.C73]" office:value-type="float" office:value="451.77">
            <text:p>451,77</text:p>
          </table:table-cell>
          <table:table-cell table:formula="of:=[.D7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54.88">
            <text:p>354,88</text:p>
          </table:table-cell>
          <table:table-cell table:formula="of:=[.C74]" office:value-type="float" office:value="451.77">
            <text:p>451,77</text:p>
          </table:table-cell>
          <table:table-cell table:formula="of:=[.D7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46.68">
            <text:p>346,68</text:p>
          </table:table-cell>
          <table:table-cell table:formula="of:=[.C75]" office:value-type="float" office:value="451.77">
            <text:p>451,77</text:p>
          </table:table-cell>
          <table:table-cell table:formula="of:=[.D7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45.79">
            <text:p>345,79</text:p>
          </table:table-cell>
          <table:table-cell table:formula="of:=[.C76]" office:value-type="float" office:value="451.77">
            <text:p>451,77</text:p>
          </table:table-cell>
          <table:table-cell table:formula="of:=[.D7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43.67">
            <text:p>343,67</text:p>
          </table:table-cell>
          <table:table-cell table:formula="of:=[.C77]" office:value-type="float" office:value="451.77">
            <text:p>451,77</text:p>
          </table:table-cell>
          <table:table-cell table:formula="of:=[.D7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39.7">
            <text:p>339,70</text:p>
          </table:table-cell>
          <table:table-cell table:formula="of:=[.C78]" office:value-type="float" office:value="451.77">
            <text:p>451,77</text:p>
          </table:table-cell>
          <table:table-cell table:formula="of:=[.D7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46.21">
            <text:p>346,21</text:p>
          </table:table-cell>
          <table:table-cell table:formula="of:=[.C79]" office:value-type="float" office:value="451.77">
            <text:p>451,77</text:p>
          </table:table-cell>
          <table:table-cell table:formula="of:=[.D7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40.48">
            <text:p>340,48</text:p>
          </table:table-cell>
          <table:table-cell table:formula="of:=[.C80]" office:value-type="float" office:value="451.77">
            <text:p>451,77</text:p>
          </table:table-cell>
          <table:table-cell table:formula="of:=[.D8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74.49">
            <text:p>374,49</text:p>
          </table:table-cell>
          <table:table-cell table:formula="of:=[.C81]" office:value-type="float" office:value="451.77">
            <text:p>451,77</text:p>
          </table:table-cell>
          <table:table-cell table:formula="of:=[.D8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7.22">
            <text:p>347,22</text:p>
          </table:table-cell>
          <table:table-cell table:formula="of:=[.C82]" office:value-type="float" office:value="451.77">
            <text:p>451,77</text:p>
          </table:table-cell>
          <table:table-cell table:formula="of:=[.D8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54.54">
            <text:p>354,54</text:p>
          </table:table-cell>
          <table:table-cell table:formula="of:=[.C83]" office:value-type="float" office:value="451.77">
            <text:p>451,77</text:p>
          </table:table-cell>
          <table:table-cell table:formula="of:=[.D8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41.7">
            <text:p>341,70</text:p>
          </table:table-cell>
          <table:table-cell table:formula="of:=[.C84]" office:value-type="float" office:value="451.77">
            <text:p>451,77</text:p>
          </table:table-cell>
          <table:table-cell table:formula="of:=[.D8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58.07">
            <text:p>358,07</text:p>
          </table:table-cell>
          <table:table-cell table:formula="of:=[.C85]" office:value-type="float" office:value="451.77">
            <text:p>451,77</text:p>
          </table:table-cell>
          <table:table-cell table:formula="of:=[.D8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45.44">
            <text:p>345,44</text:p>
          </table:table-cell>
          <table:table-cell table:formula="of:=[.C86]" office:value-type="float" office:value="451.77">
            <text:p>451,77</text:p>
          </table:table-cell>
          <table:table-cell table:formula="of:=[.D8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43.25">
            <text:p>343,25</text:p>
          </table:table-cell>
          <table:table-cell table:formula="of:=[.C87]" office:value-type="float" office:value="451.77">
            <text:p>451,77</text:p>
          </table:table-cell>
          <table:table-cell table:formula="of:=[.D8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46.47">
            <text:p>346,47</text:p>
          </table:table-cell>
          <table:table-cell table:formula="of:=[.C88]" office:value-type="float" office:value="451.77">
            <text:p>451,77</text:p>
          </table:table-cell>
          <table:table-cell table:formula="of:=[.D8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47.47">
            <text:p>347,47</text:p>
          </table:table-cell>
          <table:table-cell table:formula="of:=[.C89]" office:value-type="float" office:value="451.77">
            <text:p>451,77</text:p>
          </table:table-cell>
          <table:table-cell table:formula="of:=[.D8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73.1">
            <text:p>373,10</text:p>
          </table:table-cell>
          <table:table-cell table:formula="of:=[.C90]" office:value-type="float" office:value="451.77">
            <text:p>451,77</text:p>
          </table:table-cell>
          <table:table-cell table:formula="of:=[.D9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40.23">
            <text:p>340,23</text:p>
          </table:table-cell>
          <table:table-cell table:formula="of:=[.C91]" office:value-type="float" office:value="451.77">
            <text:p>451,77</text:p>
          </table:table-cell>
          <table:table-cell table:formula="of:=[.D9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51.04">
            <text:p>351,04</text:p>
          </table:table-cell>
          <table:table-cell table:formula="of:=[.C92]" office:value-type="float" office:value="451.77">
            <text:p>451,77</text:p>
          </table:table-cell>
          <table:table-cell table:formula="of:=[.D9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42.1">
            <text:p>342,10</text:p>
          </table:table-cell>
          <table:table-cell table:formula="of:=[.C93]" office:value-type="float" office:value="451.77">
            <text:p>451,77</text:p>
          </table:table-cell>
          <table:table-cell table:formula="of:=[.D9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52.91">
            <text:p>352,91</text:p>
          </table:table-cell>
          <table:table-cell table:formula="of:=[.C94]" office:value-type="float" office:value="451.77">
            <text:p>451,77</text:p>
          </table:table-cell>
          <table:table-cell table:formula="of:=[.D9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41.36">
            <text:p>341,36</text:p>
          </table:table-cell>
          <table:table-cell table:formula="of:=[.C95]" office:value-type="float" office:value="451.77">
            <text:p>451,77</text:p>
          </table:table-cell>
          <table:table-cell table:formula="of:=[.D9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42.06">
            <text:p>342,06</text:p>
          </table:table-cell>
          <table:table-cell table:formula="of:=[.C96]" office:value-type="float" office:value="451.77">
            <text:p>451,77</text:p>
          </table:table-cell>
          <table:table-cell table:formula="of:=[.D9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39.69">
            <text:p>339,69</text:p>
          </table:table-cell>
          <table:table-cell table:formula="of:=[.C97]" office:value-type="float" office:value="451.77">
            <text:p>451,77</text:p>
          </table:table-cell>
          <table:table-cell table:formula="of:=[.D9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45.4">
            <text:p>345,40</text:p>
          </table:table-cell>
          <table:table-cell table:formula="of:=[.C98]" office:value-type="float" office:value="451.77">
            <text:p>451,77</text:p>
          </table:table-cell>
          <table:table-cell table:formula="of:=[.D9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37.44">
            <text:p>337,44</text:p>
          </table:table-cell>
          <table:table-cell table:formula="of:=[.C99]" office:value-type="float" office:value="451.77">
            <text:p>451,77</text:p>
          </table:table-cell>
          <table:table-cell table:formula="of:=[.D9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56.11">
            <text:p>356,11</text:p>
          </table:table-cell>
          <table:table-cell table:formula="of:=[.C100]" office:value-type="float" office:value="451.77">
            <text:p>451,77</text:p>
          </table:table-cell>
          <table:table-cell table:formula="of:=[.D10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49.18">
            <text:p>349,18</text:p>
          </table:table-cell>
          <table:table-cell table:formula="of:=[.C101]" office:value-type="float" office:value="451.77">
            <text:p>451,77</text:p>
          </table:table-cell>
          <table:table-cell table:formula="of:=[.D10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4.27">
            <text:p>344,27</text:p>
          </table:table-cell>
          <table:table-cell table:formula="of:=[.C102]" office:value-type="float" office:value="451.77">
            <text:p>451,77</text:p>
          </table:table-cell>
          <table:table-cell table:formula="of:=[.D10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44.52">
            <text:p>344,52</text:p>
          </table:table-cell>
          <table:table-cell table:formula="of:=[.C103]" office:value-type="float" office:value="451.77">
            <text:p>451,77</text:p>
          </table:table-cell>
          <table:table-cell table:formula="of:=[.D10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43.64">
            <text:p>343,64</text:p>
          </table:table-cell>
          <table:table-cell table:formula="of:=[.C104]" office:value-type="float" office:value="451.77">
            <text:p>451,77</text:p>
          </table:table-cell>
          <table:table-cell table:formula="of:=[.D10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44.3">
            <text:p>344,30</text:p>
          </table:table-cell>
          <table:table-cell table:formula="of:=[.C105]" office:value-type="float" office:value="451.77">
            <text:p>451,77</text:p>
          </table:table-cell>
          <table:table-cell table:formula="of:=[.D10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47.95">
            <text:p>347,95</text:p>
          </table:table-cell>
          <table:table-cell table:formula="of:=[.C106]" office:value-type="float" office:value="451.77">
            <text:p>451,77</text:p>
          </table:table-cell>
          <table:table-cell table:formula="of:=[.D10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56.7">
            <text:p>356,70</text:p>
          </table:table-cell>
          <table:table-cell table:formula="of:=[.C107]" office:value-type="float" office:value="451.77">
            <text:p>451,77</text:p>
          </table:table-cell>
          <table:table-cell table:formula="of:=[.D10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44.49">
            <text:p>344,49</text:p>
          </table:table-cell>
          <table:table-cell table:formula="of:=[.C108]" office:value-type="float" office:value="451.77">
            <text:p>451,77</text:p>
          </table:table-cell>
          <table:table-cell table:formula="of:=[.D10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45.41">
            <text:p>345,41</text:p>
          </table:table-cell>
          <table:table-cell table:formula="of:=[.C109]" office:value-type="float" office:value="451.77">
            <text:p>451,77</text:p>
          </table:table-cell>
          <table:table-cell table:formula="of:=[.D10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48.82">
            <text:p>348,82</text:p>
          </table:table-cell>
          <table:table-cell table:formula="of:=[.C110]" office:value-type="float" office:value="451.77">
            <text:p>451,77</text:p>
          </table:table-cell>
          <table:table-cell table:formula="of:=[.D11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41.79">
            <text:p>341,79</text:p>
          </table:table-cell>
          <table:table-cell table:formula="of:=[.C111]" office:value-type="float" office:value="451.77">
            <text:p>451,77</text:p>
          </table:table-cell>
          <table:table-cell table:formula="of:=[.D11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49.18">
            <text:p>349,18</text:p>
          </table:table-cell>
          <table:table-cell table:formula="of:=[.C112]" office:value-type="float" office:value="451.77">
            <text:p>451,77</text:p>
          </table:table-cell>
          <table:table-cell table:formula="of:=[.D11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46.08">
            <text:p>346,08</text:p>
          </table:table-cell>
          <table:table-cell table:formula="of:=[.C113]" office:value-type="float" office:value="451.77">
            <text:p>451,77</text:p>
          </table:table-cell>
          <table:table-cell table:formula="of:=[.D11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45.17">
            <text:p>345,17</text:p>
          </table:table-cell>
          <table:table-cell table:formula="of:=[.C114]" office:value-type="float" office:value="451.77">
            <text:p>451,77</text:p>
          </table:table-cell>
          <table:table-cell table:formula="of:=[.D11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41.76">
            <text:p>341,76</text:p>
          </table:table-cell>
          <table:table-cell table:formula="of:=[.C115]" office:value-type="float" office:value="451.77">
            <text:p>451,77</text:p>
          </table:table-cell>
          <table:table-cell table:formula="of:=[.D11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58.34">
            <text:p>358,34</text:p>
          </table:table-cell>
          <table:table-cell table:formula="of:=[.C116]" office:value-type="float" office:value="451.77">
            <text:p>451,77</text:p>
          </table:table-cell>
          <table:table-cell table:formula="of:=[.D11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08.92">
            <text:p>408,92</text:p>
          </table:table-cell>
          <table:table-cell table:formula="of:=[.C117]" office:value-type="float" office:value="451.77">
            <text:p>451,77</text:p>
          </table:table-cell>
          <table:table-cell table:formula="of:=[.D11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99.93">
            <text:p>399,93</text:p>
          </table:table-cell>
          <table:table-cell table:formula="of:=[.C118]" office:value-type="float" office:value="451.77">
            <text:p>451,77</text:p>
          </table:table-cell>
          <table:table-cell table:formula="of:=[.D11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15.88">
            <text:p>415,88</text:p>
          </table:table-cell>
          <table:table-cell table:formula="of:=[.C119]" office:value-type="float" office:value="451.77">
            <text:p>451,77</text:p>
          </table:table-cell>
          <table:table-cell table:formula="of:=[.D11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57.4">
            <text:p>557,40</text:p>
          </table:table-cell>
          <table:table-cell table:formula="of:=[.C120]" office:value-type="float" office:value="451.77">
            <text:p>451,77</text:p>
          </table:table-cell>
          <table:table-cell table:formula="of:=[.D12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41.11">
            <text:p>341,11</text:p>
          </table:table-cell>
          <table:table-cell table:formula="of:=[.C121]" office:value-type="float" office:value="451.77">
            <text:p>451,77</text:p>
          </table:table-cell>
          <table:table-cell table:formula="of:=[.D12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2.26">
            <text:p>342,26</text:p>
          </table:table-cell>
          <table:table-cell table:formula="of:=[.C122]" office:value-type="float" office:value="451.77">
            <text:p>451,77</text:p>
          </table:table-cell>
          <table:table-cell table:formula="of:=[.D12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42.06">
            <text:p>342,06</text:p>
          </table:table-cell>
          <table:table-cell table:formula="of:=[.C123]" office:value-type="float" office:value="451.77">
            <text:p>451,77</text:p>
          </table:table-cell>
          <table:table-cell table:formula="of:=[.D12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49.86">
            <text:p>349,86</text:p>
          </table:table-cell>
          <table:table-cell table:formula="of:=[.C124]" office:value-type="float" office:value="451.77">
            <text:p>451,77</text:p>
          </table:table-cell>
          <table:table-cell table:formula="of:=[.D12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31.73">
            <text:p>531,73</text:p>
          </table:table-cell>
          <table:table-cell table:formula="of:=[.C125]" office:value-type="float" office:value="451.77">
            <text:p>451,77</text:p>
          </table:table-cell>
          <table:table-cell table:formula="of:=[.D12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86.56">
            <text:p>386,56</text:p>
          </table:table-cell>
          <table:table-cell table:formula="of:=[.C126]" office:value-type="float" office:value="451.77">
            <text:p>451,77</text:p>
          </table:table-cell>
          <table:table-cell table:formula="of:=[.D12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27.61">
            <text:p>427,61</text:p>
          </table:table-cell>
          <table:table-cell table:formula="of:=[.C127]" office:value-type="float" office:value="451.77">
            <text:p>451,77</text:p>
          </table:table-cell>
          <table:table-cell table:formula="of:=[.D12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88.45">
            <text:p>388,45</text:p>
          </table:table-cell>
          <table:table-cell table:formula="of:=[.C128]" office:value-type="float" office:value="451.77">
            <text:p>451,77</text:p>
          </table:table-cell>
          <table:table-cell table:formula="of:=[.D12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48.8">
            <text:p>348,80</text:p>
          </table:table-cell>
          <table:table-cell table:formula="of:=[.C129]" office:value-type="float" office:value="451.77">
            <text:p>451,77</text:p>
          </table:table-cell>
          <table:table-cell table:formula="of:=[.D12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53.44">
            <text:p>353,44</text:p>
          </table:table-cell>
          <table:table-cell table:formula="of:=[.C130]" office:value-type="float" office:value="451.77">
            <text:p>451,77</text:p>
          </table:table-cell>
          <table:table-cell table:formula="of:=[.D13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86.15">
            <text:p>386,15</text:p>
          </table:table-cell>
          <table:table-cell table:formula="of:=[.C131]" office:value-type="float" office:value="451.77">
            <text:p>451,77</text:p>
          </table:table-cell>
          <table:table-cell table:formula="of:=[.D13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2.79">
            <text:p>402,79</text:p>
          </table:table-cell>
          <table:table-cell table:formula="of:=[.C132]" office:value-type="float" office:value="451.77">
            <text:p>451,77</text:p>
          </table:table-cell>
          <table:table-cell table:formula="of:=[.D13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79.58">
            <text:p>379,58</text:p>
          </table:table-cell>
          <table:table-cell table:formula="of:=[.C133]" office:value-type="float" office:value="451.77">
            <text:p>451,77</text:p>
          </table:table-cell>
          <table:table-cell table:formula="of:=[.D13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02.92">
            <text:p>402,92</text:p>
          </table:table-cell>
          <table:table-cell table:formula="of:=[.C134]" office:value-type="float" office:value="451.77">
            <text:p>451,77</text:p>
          </table:table-cell>
          <table:table-cell table:formula="of:=[.D13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57.68">
            <text:p>357,68</text:p>
          </table:table-cell>
          <table:table-cell table:formula="of:=[.C135]" office:value-type="float" office:value="451.77">
            <text:p>451,77</text:p>
          </table:table-cell>
          <table:table-cell table:formula="of:=[.D13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98.73">
            <text:p>398,73</text:p>
          </table:table-cell>
          <table:table-cell table:formula="of:=[.C136]" office:value-type="float" office:value="451.77">
            <text:p>451,77</text:p>
          </table:table-cell>
          <table:table-cell table:formula="of:=[.D13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13.43">
            <text:p>413,43</text:p>
          </table:table-cell>
          <table:table-cell table:formula="of:=[.C137]" office:value-type="float" office:value="451.77">
            <text:p>451,77</text:p>
          </table:table-cell>
          <table:table-cell table:formula="of:=[.D13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01.01">
            <text:p>401,01</text:p>
          </table:table-cell>
          <table:table-cell table:formula="of:=[.C138]" office:value-type="float" office:value="451.77">
            <text:p>451,77</text:p>
          </table:table-cell>
          <table:table-cell table:formula="of:=[.D13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31.87">
            <text:p>431,87</text:p>
          </table:table-cell>
          <table:table-cell table:formula="of:=[.C139]" office:value-type="float" office:value="451.77">
            <text:p>451,77</text:p>
          </table:table-cell>
          <table:table-cell table:formula="of:=[.D13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65.42">
            <text:p>365,42</text:p>
          </table:table-cell>
          <table:table-cell table:formula="of:=[.C140]" office:value-type="float" office:value="451.77">
            <text:p>451,77</text:p>
          </table:table-cell>
          <table:table-cell table:formula="of:=[.D14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49.87">
            <text:p>349,87</text:p>
          </table:table-cell>
          <table:table-cell table:formula="of:=[.C141]" office:value-type="float" office:value="451.77">
            <text:p>451,77</text:p>
          </table:table-cell>
          <table:table-cell table:formula="of:=[.D14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72.47">
            <text:p>372,47</text:p>
          </table:table-cell>
          <table:table-cell table:formula="of:=[.C142]" office:value-type="float" office:value="451.77">
            <text:p>451,77</text:p>
          </table:table-cell>
          <table:table-cell table:formula="of:=[.D14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55.56">
            <text:p>355,56</text:p>
          </table:table-cell>
          <table:table-cell table:formula="of:=[.C143]" office:value-type="float" office:value="451.77">
            <text:p>451,77</text:p>
          </table:table-cell>
          <table:table-cell table:formula="of:=[.D14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55.54">
            <text:p>355,54</text:p>
          </table:table-cell>
          <table:table-cell table:formula="of:=[.C144]" office:value-type="float" office:value="451.77">
            <text:p>451,77</text:p>
          </table:table-cell>
          <table:table-cell table:formula="of:=[.D14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46.42">
            <text:p>346,42</text:p>
          </table:table-cell>
          <table:table-cell table:formula="of:=[.C145]" office:value-type="float" office:value="451.77">
            <text:p>451,77</text:p>
          </table:table-cell>
          <table:table-cell table:formula="of:=[.D14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53.08">
            <text:p>353,08</text:p>
          </table:table-cell>
          <table:table-cell table:formula="of:=[.C146]" office:value-type="float" office:value="451.77">
            <text:p>451,77</text:p>
          </table:table-cell>
          <table:table-cell table:formula="of:=[.D14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58.01">
            <text:p>358,01</text:p>
          </table:table-cell>
          <table:table-cell table:formula="of:=[.C147]" office:value-type="float" office:value="451.77">
            <text:p>451,77</text:p>
          </table:table-cell>
          <table:table-cell table:formula="of:=[.D14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52.12">
            <text:p>352,12</text:p>
          </table:table-cell>
          <table:table-cell table:formula="of:=[.C148]" office:value-type="float" office:value="451.77">
            <text:p>451,77</text:p>
          </table:table-cell>
          <table:table-cell table:formula="of:=[.D14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58.73">
            <text:p>358,73</text:p>
          </table:table-cell>
          <table:table-cell table:formula="of:=[.C149]" office:value-type="float" office:value="451.77">
            <text:p>451,77</text:p>
          </table:table-cell>
          <table:table-cell table:formula="of:=[.D14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87.79">
            <text:p>387,79</text:p>
          </table:table-cell>
          <table:table-cell table:formula="of:=[.C150]" office:value-type="float" office:value="451.77">
            <text:p>451,77</text:p>
          </table:table-cell>
          <table:table-cell table:formula="of:=[.D15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91.5">
            <text:p>391,50</text:p>
          </table:table-cell>
          <table:table-cell table:formula="of:=[.C151]" office:value-type="float" office:value="451.77">
            <text:p>451,77</text:p>
          </table:table-cell>
          <table:table-cell table:formula="of:=[.D15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51.21">
            <text:p>351,21</text:p>
          </table:table-cell>
          <table:table-cell table:formula="of:=[.C152]" office:value-type="float" office:value="451.77">
            <text:p>451,77</text:p>
          </table:table-cell>
          <table:table-cell table:formula="of:=[.D15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81.19">
            <text:p>381,19</text:p>
          </table:table-cell>
          <table:table-cell table:formula="of:=[.C153]" office:value-type="float" office:value="451.77">
            <text:p>451,77</text:p>
          </table:table-cell>
          <table:table-cell table:formula="of:=[.D15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50.23">
            <text:p>350,23</text:p>
          </table:table-cell>
          <table:table-cell table:formula="of:=[.C154]" office:value-type="float" office:value="451.77">
            <text:p>451,77</text:p>
          </table:table-cell>
          <table:table-cell table:formula="of:=[.D15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63.51">
            <text:p>363,51</text:p>
          </table:table-cell>
          <table:table-cell table:formula="of:=[.C155]" office:value-type="float" office:value="451.77">
            <text:p>451,77</text:p>
          </table:table-cell>
          <table:table-cell table:formula="of:=[.D15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59.21">
            <text:p>359,21</text:p>
          </table:table-cell>
          <table:table-cell table:formula="of:=[.C156]" office:value-type="float" office:value="451.77">
            <text:p>451,77</text:p>
          </table:table-cell>
          <table:table-cell table:formula="of:=[.D15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01.11">
            <text:p>401,11</text:p>
          </table:table-cell>
          <table:table-cell table:formula="of:=[.C157]" office:value-type="float" office:value="451.77">
            <text:p>451,77</text:p>
          </table:table-cell>
          <table:table-cell table:formula="of:=[.D15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28.19">
            <text:p>428,19</text:p>
          </table:table-cell>
          <table:table-cell table:formula="of:=[.C158]" office:value-type="float" office:value="451.77">
            <text:p>451,77</text:p>
          </table:table-cell>
          <table:table-cell table:formula="of:=[.D15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03.02">
            <text:p>403,02</text:p>
          </table:table-cell>
          <table:table-cell table:formula="of:=[.C159]" office:value-type="float" office:value="451.77">
            <text:p>451,77</text:p>
          </table:table-cell>
          <table:table-cell table:formula="of:=[.D15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93.9">
            <text:p>393,90</text:p>
          </table:table-cell>
          <table:table-cell table:formula="of:=[.C160]" office:value-type="float" office:value="451.77">
            <text:p>451,77</text:p>
          </table:table-cell>
          <table:table-cell table:formula="of:=[.D16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82.1">
            <text:p>382,10</text:p>
          </table:table-cell>
          <table:table-cell table:formula="of:=[.C161]" office:value-type="float" office:value="451.77">
            <text:p>451,77</text:p>
          </table:table-cell>
          <table:table-cell table:formula="of:=[.D16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9.57">
            <text:p>349,57</text:p>
          </table:table-cell>
          <table:table-cell table:formula="of:=[.C162]" office:value-type="float" office:value="451.77">
            <text:p>451,77</text:p>
          </table:table-cell>
          <table:table-cell table:formula="of:=[.D16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67.97">
            <text:p>367,97</text:p>
          </table:table-cell>
          <table:table-cell table:formula="of:=[.C163]" office:value-type="float" office:value="451.77">
            <text:p>451,77</text:p>
          </table:table-cell>
          <table:table-cell table:formula="of:=[.D16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47.62">
            <text:p>347,62</text:p>
          </table:table-cell>
          <table:table-cell table:formula="of:=[.C164]" office:value-type="float" office:value="451.77">
            <text:p>451,77</text:p>
          </table:table-cell>
          <table:table-cell table:formula="of:=[.D16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62.5">
            <text:p>362,50</text:p>
          </table:table-cell>
          <table:table-cell table:formula="of:=[.C165]" office:value-type="float" office:value="451.77">
            <text:p>451,77</text:p>
          </table:table-cell>
          <table:table-cell table:formula="of:=[.D16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54.65">
            <text:p>354,65</text:p>
          </table:table-cell>
          <table:table-cell table:formula="of:=[.C166]" office:value-type="float" office:value="451.77">
            <text:p>451,77</text:p>
          </table:table-cell>
          <table:table-cell table:formula="of:=[.D16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49.57">
            <text:p>349,57</text:p>
          </table:table-cell>
          <table:table-cell table:formula="of:=[.C167]" office:value-type="float" office:value="451.77">
            <text:p>451,77</text:p>
          </table:table-cell>
          <table:table-cell table:formula="of:=[.D16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47.72">
            <text:p>347,72</text:p>
          </table:table-cell>
          <table:table-cell table:formula="of:=[.C168]" office:value-type="float" office:value="451.77">
            <text:p>451,77</text:p>
          </table:table-cell>
          <table:table-cell table:formula="of:=[.D16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49.33">
            <text:p>349,33</text:p>
          </table:table-cell>
          <table:table-cell table:formula="of:=[.C169]" office:value-type="float" office:value="451.77">
            <text:p>451,77</text:p>
          </table:table-cell>
          <table:table-cell table:formula="of:=[.D16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48.24">
            <text:p>348,24</text:p>
          </table:table-cell>
          <table:table-cell table:formula="of:=[.C170]" office:value-type="float" office:value="451.77">
            <text:p>451,77</text:p>
          </table:table-cell>
          <table:table-cell table:formula="of:=[.D17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47.64">
            <text:p>347,64</text:p>
          </table:table-cell>
          <table:table-cell table:formula="of:=[.C171]" office:value-type="float" office:value="451.77">
            <text:p>451,77</text:p>
          </table:table-cell>
          <table:table-cell table:formula="of:=[.D17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49.96">
            <text:p>349,96</text:p>
          </table:table-cell>
          <table:table-cell table:formula="of:=[.C172]" office:value-type="float" office:value="451.77">
            <text:p>451,77</text:p>
          </table:table-cell>
          <table:table-cell table:formula="of:=[.D17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52.09">
            <text:p>352,09</text:p>
          </table:table-cell>
          <table:table-cell table:formula="of:=[.C173]" office:value-type="float" office:value="451.77">
            <text:p>451,77</text:p>
          </table:table-cell>
          <table:table-cell table:formula="of:=[.D17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52.79">
            <text:p>352,79</text:p>
          </table:table-cell>
          <table:table-cell table:formula="of:=[.C174]" office:value-type="float" office:value="451.77">
            <text:p>451,77</text:p>
          </table:table-cell>
          <table:table-cell table:formula="of:=[.D17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55.32">
            <text:p>555,32</text:p>
          </table:table-cell>
          <table:table-cell table:formula="of:=[.C175]" office:value-type="float" office:value="451.77">
            <text:p>451,77</text:p>
          </table:table-cell>
          <table:table-cell table:formula="of:=[.D17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49.55">
            <text:p>349,55</text:p>
          </table:table-cell>
          <table:table-cell table:formula="of:=[.C176]" office:value-type="float" office:value="451.77">
            <text:p>451,77</text:p>
          </table:table-cell>
          <table:table-cell table:formula="of:=[.D17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51.88">
            <text:p>351,88</text:p>
          </table:table-cell>
          <table:table-cell table:formula="of:=[.C177]" office:value-type="float" office:value="451.77">
            <text:p>451,77</text:p>
          </table:table-cell>
          <table:table-cell table:formula="of:=[.D17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07.21">
            <text:p>407,21</text:p>
          </table:table-cell>
          <table:table-cell table:formula="of:=[.C178]" office:value-type="float" office:value="451.77">
            <text:p>451,77</text:p>
          </table:table-cell>
          <table:table-cell table:formula="of:=[.D17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79.16">
            <text:p>379,16</text:p>
          </table:table-cell>
          <table:table-cell table:formula="of:=[.C179]" office:value-type="float" office:value="451.77">
            <text:p>451,77</text:p>
          </table:table-cell>
          <table:table-cell table:formula="of:=[.D17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80.22">
            <text:p>380,22</text:p>
          </table:table-cell>
          <table:table-cell table:formula="of:=[.C180]" office:value-type="float" office:value="451.77">
            <text:p>451,77</text:p>
          </table:table-cell>
          <table:table-cell table:formula="of:=[.D18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61.52">
            <text:p>361,52</text:p>
          </table:table-cell>
          <table:table-cell table:formula="of:=[.C181]" office:value-type="float" office:value="451.77">
            <text:p>451,77</text:p>
          </table:table-cell>
          <table:table-cell table:formula="of:=[.D18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56.25">
            <text:p>356,25</text:p>
          </table:table-cell>
          <table:table-cell table:formula="of:=[.C182]" office:value-type="float" office:value="451.77">
            <text:p>451,77</text:p>
          </table:table-cell>
          <table:table-cell table:formula="of:=[.D18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25.56">
            <text:p>425,56</text:p>
          </table:table-cell>
          <table:table-cell table:formula="of:=[.C183]" office:value-type="float" office:value="451.77">
            <text:p>451,77</text:p>
          </table:table-cell>
          <table:table-cell table:formula="of:=[.D18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72.47">
            <text:p>372,47</text:p>
          </table:table-cell>
          <table:table-cell table:formula="of:=[.C184]" office:value-type="float" office:value="451.77">
            <text:p>451,77</text:p>
          </table:table-cell>
          <table:table-cell table:formula="of:=[.D18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53.25">
            <text:p>353,25</text:p>
          </table:table-cell>
          <table:table-cell table:formula="of:=[.C185]" office:value-type="float" office:value="451.77">
            <text:p>451,77</text:p>
          </table:table-cell>
          <table:table-cell table:formula="of:=[.D18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45.4">
            <text:p>345,40</text:p>
          </table:table-cell>
          <table:table-cell table:formula="of:=[.C186]" office:value-type="float" office:value="451.77">
            <text:p>451,77</text:p>
          </table:table-cell>
          <table:table-cell table:formula="of:=[.D18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48.5">
            <text:p>348,50</text:p>
          </table:table-cell>
          <table:table-cell table:formula="of:=[.C187]" office:value-type="float" office:value="451.77">
            <text:p>451,77</text:p>
          </table:table-cell>
          <table:table-cell table:formula="of:=[.D18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50.95">
            <text:p>350,95</text:p>
          </table:table-cell>
          <table:table-cell table:formula="of:=[.C188]" office:value-type="float" office:value="451.77">
            <text:p>451,77</text:p>
          </table:table-cell>
          <table:table-cell table:formula="of:=[.D18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62.63">
            <text:p>362,63</text:p>
          </table:table-cell>
          <table:table-cell table:formula="of:=[.C189]" office:value-type="float" office:value="451.77">
            <text:p>451,77</text:p>
          </table:table-cell>
          <table:table-cell table:formula="of:=[.D18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09.68">
            <text:p>409,68</text:p>
          </table:table-cell>
          <table:table-cell table:formula="of:=[.C190]" office:value-type="float" office:value="451.77">
            <text:p>451,77</text:p>
          </table:table-cell>
          <table:table-cell table:formula="of:=[.D19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51.78">
            <text:p>351,78</text:p>
          </table:table-cell>
          <table:table-cell table:formula="of:=[.C191]" office:value-type="float" office:value="451.77">
            <text:p>451,77</text:p>
          </table:table-cell>
          <table:table-cell table:formula="of:=[.D19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62.62">
            <text:p>362,62</text:p>
          </table:table-cell>
          <table:table-cell table:formula="of:=[.C192]" office:value-type="float" office:value="451.77">
            <text:p>451,77</text:p>
          </table:table-cell>
          <table:table-cell table:formula="of:=[.D19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80.75">
            <text:p>380,75</text:p>
          </table:table-cell>
          <table:table-cell table:formula="of:=[.C193]" office:value-type="float" office:value="451.77">
            <text:p>451,77</text:p>
          </table:table-cell>
          <table:table-cell table:formula="of:=[.D19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56.9">
            <text:p>356,90</text:p>
          </table:table-cell>
          <table:table-cell table:formula="of:=[.C194]" office:value-type="float" office:value="451.77">
            <text:p>451,77</text:p>
          </table:table-cell>
          <table:table-cell table:formula="of:=[.D19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49.54">
            <text:p>349,54</text:p>
          </table:table-cell>
          <table:table-cell table:formula="of:=[.C195]" office:value-type="float" office:value="451.77">
            <text:p>451,77</text:p>
          </table:table-cell>
          <table:table-cell table:formula="of:=[.D19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88.03">
            <text:p>388,03</text:p>
          </table:table-cell>
          <table:table-cell table:formula="of:=[.C196]" office:value-type="float" office:value="451.77">
            <text:p>451,77</text:p>
          </table:table-cell>
          <table:table-cell table:formula="of:=[.D19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51.21">
            <text:p>351,21</text:p>
          </table:table-cell>
          <table:table-cell table:formula="of:=[.C197]" office:value-type="float" office:value="451.77">
            <text:p>451,77</text:p>
          </table:table-cell>
          <table:table-cell table:formula="of:=[.D19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63.58">
            <text:p>363,58</text:p>
          </table:table-cell>
          <table:table-cell table:formula="of:=[.C198]" office:value-type="float" office:value="451.77">
            <text:p>451,77</text:p>
          </table:table-cell>
          <table:table-cell table:formula="of:=[.D19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62.57">
            <text:p>362,57</text:p>
          </table:table-cell>
          <table:table-cell table:formula="of:=[.C199]" office:value-type="float" office:value="451.77">
            <text:p>451,77</text:p>
          </table:table-cell>
          <table:table-cell table:formula="of:=[.D19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55.05">
            <text:p>355,05</text:p>
          </table:table-cell>
          <table:table-cell table:formula="of:=[.C200]" office:value-type="float" office:value="451.77">
            <text:p>451,77</text:p>
          </table:table-cell>
          <table:table-cell table:formula="of:=[.D20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52.95">
            <text:p>352,95</text:p>
          </table:table-cell>
          <table:table-cell table:formula="of:=[.C201]" office:value-type="float" office:value="451.77">
            <text:p>451,77</text:p>
          </table:table-cell>
          <table:table-cell table:formula="of:=[.D20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6.52">
            <text:p>356,52</text:p>
          </table:table-cell>
          <table:table-cell table:formula="of:=[.C202]" office:value-type="float" office:value="451.77">
            <text:p>451,77</text:p>
          </table:table-cell>
          <table:table-cell table:formula="of:=[.D20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49.92">
            <text:p>349,92</text:p>
          </table:table-cell>
          <table:table-cell table:formula="of:=[.C203]" office:value-type="float" office:value="451.77">
            <text:p>451,77</text:p>
          </table:table-cell>
          <table:table-cell table:formula="of:=[.D20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62.6">
            <text:p>362,60</text:p>
          </table:table-cell>
          <table:table-cell table:formula="of:=[.C204]" office:value-type="float" office:value="451.77">
            <text:p>451,77</text:p>
          </table:table-cell>
          <table:table-cell table:formula="of:=[.D20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56.07">
            <text:p>356,07</text:p>
          </table:table-cell>
          <table:table-cell table:formula="of:=[.C205]" office:value-type="float" office:value="451.77">
            <text:p>451,77</text:p>
          </table:table-cell>
          <table:table-cell table:formula="of:=[.D20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6.26">
            <text:p>346,26</text:p>
          </table:table-cell>
          <table:table-cell table:formula="of:=[.C206]" office:value-type="float" office:value="451.77">
            <text:p>451,77</text:p>
          </table:table-cell>
          <table:table-cell table:formula="of:=[.D20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42.98">
            <text:p>342,98</text:p>
          </table:table-cell>
          <table:table-cell table:formula="of:=[.C207]" office:value-type="float" office:value="451.77">
            <text:p>451,77</text:p>
          </table:table-cell>
          <table:table-cell table:formula="of:=[.D20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01.13">
            <text:p>401,13</text:p>
          </table:table-cell>
          <table:table-cell table:formula="of:=[.C208]" office:value-type="float" office:value="451.77">
            <text:p>451,77</text:p>
          </table:table-cell>
          <table:table-cell table:formula="of:=[.D20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44.18">
            <text:p>444,18</text:p>
          </table:table-cell>
          <table:table-cell table:formula="of:=[.C209]" office:value-type="float" office:value="451.77">
            <text:p>451,77</text:p>
          </table:table-cell>
          <table:table-cell table:formula="of:=[.D20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54.02">
            <text:p>354,02</text:p>
          </table:table-cell>
          <table:table-cell table:formula="of:=[.C210]" office:value-type="float" office:value="451.77">
            <text:p>451,77</text:p>
          </table:table-cell>
          <table:table-cell table:formula="of:=[.D21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51.46">
            <text:p>351,46</text:p>
          </table:table-cell>
          <table:table-cell table:formula="of:=[.C211]" office:value-type="float" office:value="451.77">
            <text:p>451,77</text:p>
          </table:table-cell>
          <table:table-cell table:formula="of:=[.D21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63.61">
            <text:p>363,61</text:p>
          </table:table-cell>
          <table:table-cell table:formula="of:=[.C212]" office:value-type="float" office:value="451.77">
            <text:p>451,77</text:p>
          </table:table-cell>
          <table:table-cell table:formula="of:=[.D21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90.23">
            <text:p>390,23</text:p>
          </table:table-cell>
          <table:table-cell table:formula="of:=[.C213]" office:value-type="float" office:value="451.77">
            <text:p>451,77</text:p>
          </table:table-cell>
          <table:table-cell table:formula="of:=[.D21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55.89">
            <text:p>355,89</text:p>
          </table:table-cell>
          <table:table-cell table:formula="of:=[.C214]" office:value-type="float" office:value="451.77">
            <text:p>451,77</text:p>
          </table:table-cell>
          <table:table-cell table:formula="of:=[.D21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82.39">
            <text:p>382,39</text:p>
          </table:table-cell>
          <table:table-cell table:formula="of:=[.C215]" office:value-type="float" office:value="451.77">
            <text:p>451,77</text:p>
          </table:table-cell>
          <table:table-cell table:formula="of:=[.D21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34.34">
            <text:p>434,34</text:p>
          </table:table-cell>
          <table:table-cell table:formula="of:=[.C216]" office:value-type="float" office:value="451.77">
            <text:p>451,77</text:p>
          </table:table-cell>
          <table:table-cell table:formula="of:=[.D21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59.63">
            <text:p>359,63</text:p>
          </table:table-cell>
          <table:table-cell table:formula="of:=[.C217]" office:value-type="float" office:value="451.77">
            <text:p>451,77</text:p>
          </table:table-cell>
          <table:table-cell table:formula="of:=[.D21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56.98">
            <text:p>356,98</text:p>
          </table:table-cell>
          <table:table-cell table:formula="of:=[.C218]" office:value-type="float" office:value="451.77">
            <text:p>451,77</text:p>
          </table:table-cell>
          <table:table-cell table:formula="of:=[.D21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62.45">
            <text:p>362,45</text:p>
          </table:table-cell>
          <table:table-cell table:formula="of:=[.C219]" office:value-type="float" office:value="451.77">
            <text:p>451,77</text:p>
          </table:table-cell>
          <table:table-cell table:formula="of:=[.D21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52.72">
            <text:p>352,72</text:p>
          </table:table-cell>
          <table:table-cell table:formula="of:=[.C220]" office:value-type="float" office:value="451.77">
            <text:p>451,77</text:p>
          </table:table-cell>
          <table:table-cell table:formula="of:=[.D22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49.2">
            <text:p>349,20</text:p>
          </table:table-cell>
          <table:table-cell table:formula="of:=[.C221]" office:value-type="float" office:value="451.77">
            <text:p>451,77</text:p>
          </table:table-cell>
          <table:table-cell table:formula="of:=[.D22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12.77">
            <text:p>412,77</text:p>
          </table:table-cell>
          <table:table-cell table:formula="of:=[.C222]" office:value-type="float" office:value="451.77">
            <text:p>451,77</text:p>
          </table:table-cell>
          <table:table-cell table:formula="of:=[.D22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53.69">
            <text:p>353,69</text:p>
          </table:table-cell>
          <table:table-cell table:formula="of:=[.C223]" office:value-type="float" office:value="451.77">
            <text:p>451,77</text:p>
          </table:table-cell>
          <table:table-cell table:formula="of:=[.D22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64.76">
            <text:p>364,76</text:p>
          </table:table-cell>
          <table:table-cell table:formula="of:=[.C224]" office:value-type="float" office:value="451.77">
            <text:p>451,77</text:p>
          </table:table-cell>
          <table:table-cell table:formula="of:=[.D22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52.02">
            <text:p>352,02</text:p>
          </table:table-cell>
          <table:table-cell table:formula="of:=[.C225]" office:value-type="float" office:value="451.77">
            <text:p>451,77</text:p>
          </table:table-cell>
          <table:table-cell table:formula="of:=[.D22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02.41">
            <text:p>402,41</text:p>
          </table:table-cell>
          <table:table-cell table:formula="of:=[.C226]" office:value-type="float" office:value="451.77">
            <text:p>451,77</text:p>
          </table:table-cell>
          <table:table-cell table:formula="of:=[.D22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69.04">
            <text:p>369,04</text:p>
          </table:table-cell>
          <table:table-cell table:formula="of:=[.C227]" office:value-type="float" office:value="451.77">
            <text:p>451,77</text:p>
          </table:table-cell>
          <table:table-cell table:formula="of:=[.D22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52.88">
            <text:p>352,88</text:p>
          </table:table-cell>
          <table:table-cell table:formula="of:=[.C228]" office:value-type="float" office:value="451.77">
            <text:p>451,77</text:p>
          </table:table-cell>
          <table:table-cell table:formula="of:=[.D22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65.55">
            <text:p>365,55</text:p>
          </table:table-cell>
          <table:table-cell table:formula="of:=[.C229]" office:value-type="float" office:value="451.77">
            <text:p>451,77</text:p>
          </table:table-cell>
          <table:table-cell table:formula="of:=[.D22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77.83">
            <text:p>377,83</text:p>
          </table:table-cell>
          <table:table-cell table:formula="of:=[.C230]" office:value-type="float" office:value="451.77">
            <text:p>451,77</text:p>
          </table:table-cell>
          <table:table-cell table:formula="of:=[.D23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57.85">
            <text:p>457,85</text:p>
          </table:table-cell>
          <table:table-cell table:formula="of:=[.C231]" office:value-type="float" office:value="451.77">
            <text:p>451,77</text:p>
          </table:table-cell>
          <table:table-cell table:formula="of:=[.D23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72.13">
            <text:p>372,13</text:p>
          </table:table-cell>
          <table:table-cell table:formula="of:=[.C232]" office:value-type="float" office:value="451.77">
            <text:p>451,77</text:p>
          </table:table-cell>
          <table:table-cell table:formula="of:=[.D23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99.83">
            <text:p>399,83</text:p>
          </table:table-cell>
          <table:table-cell table:formula="of:=[.C233]" office:value-type="float" office:value="451.77">
            <text:p>451,77</text:p>
          </table:table-cell>
          <table:table-cell table:formula="of:=[.D23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84.87">
            <text:p>384,87</text:p>
          </table:table-cell>
          <table:table-cell table:formula="of:=[.C234]" office:value-type="float" office:value="451.77">
            <text:p>451,77</text:p>
          </table:table-cell>
          <table:table-cell table:formula="of:=[.D23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49.43">
            <text:p>349,43</text:p>
          </table:table-cell>
          <table:table-cell table:formula="of:=[.C235]" office:value-type="float" office:value="451.77">
            <text:p>451,77</text:p>
          </table:table-cell>
          <table:table-cell table:formula="of:=[.D23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49.84">
            <text:p>349,84</text:p>
          </table:table-cell>
          <table:table-cell table:formula="of:=[.C236]" office:value-type="float" office:value="451.77">
            <text:p>451,77</text:p>
          </table:table-cell>
          <table:table-cell table:formula="of:=[.D23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76.77">
            <text:p>376,77</text:p>
          </table:table-cell>
          <table:table-cell table:formula="of:=[.C237]" office:value-type="float" office:value="451.77">
            <text:p>451,77</text:p>
          </table:table-cell>
          <table:table-cell table:formula="of:=[.D23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63.07">
            <text:p>363,07</text:p>
          </table:table-cell>
          <table:table-cell table:formula="of:=[.C238]" office:value-type="float" office:value="451.77">
            <text:p>451,77</text:p>
          </table:table-cell>
          <table:table-cell table:formula="of:=[.D23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56.79">
            <text:p>356,79</text:p>
          </table:table-cell>
          <table:table-cell table:formula="of:=[.C239]" office:value-type="float" office:value="451.77">
            <text:p>451,77</text:p>
          </table:table-cell>
          <table:table-cell table:formula="of:=[.D23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57.23">
            <text:p>357,23</text:p>
          </table:table-cell>
          <table:table-cell table:formula="of:=[.C240]" office:value-type="float" office:value="451.77">
            <text:p>451,77</text:p>
          </table:table-cell>
          <table:table-cell table:formula="of:=[.D24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59.96">
            <text:p>459,96</text:p>
          </table:table-cell>
          <table:table-cell table:formula="of:=[.C241]" office:value-type="float" office:value="451.77">
            <text:p>451,77</text:p>
          </table:table-cell>
          <table:table-cell table:formula="of:=[.D24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7.62">
            <text:p>407,62</text:p>
          </table:table-cell>
          <table:table-cell table:formula="of:=[.C242]" office:value-type="float" office:value="451.77">
            <text:p>451,77</text:p>
          </table:table-cell>
          <table:table-cell table:formula="of:=[.D24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67">
            <text:p>367,00</text:p>
          </table:table-cell>
          <table:table-cell table:formula="of:=[.C243]" office:value-type="float" office:value="451.77">
            <text:p>451,77</text:p>
          </table:table-cell>
          <table:table-cell table:formula="of:=[.D24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51.01">
            <text:p>351,01</text:p>
          </table:table-cell>
          <table:table-cell table:formula="of:=[.C244]" office:value-type="float" office:value="451.77">
            <text:p>451,77</text:p>
          </table:table-cell>
          <table:table-cell table:formula="of:=[.D24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53.68">
            <text:p>353,68</text:p>
          </table:table-cell>
          <table:table-cell table:formula="of:=[.C245]" office:value-type="float" office:value="451.77">
            <text:p>451,77</text:p>
          </table:table-cell>
          <table:table-cell table:formula="of:=[.D24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86.68">
            <text:p>386,68</text:p>
          </table:table-cell>
          <table:table-cell table:formula="of:=[.C246]" office:value-type="float" office:value="451.77">
            <text:p>451,77</text:p>
          </table:table-cell>
          <table:table-cell table:formula="of:=[.D24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94.82">
            <text:p>394,82</text:p>
          </table:table-cell>
          <table:table-cell table:formula="of:=[.C247]" office:value-type="float" office:value="451.77">
            <text:p>451,77</text:p>
          </table:table-cell>
          <table:table-cell table:formula="of:=[.D24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90.53">
            <text:p>390,53</text:p>
          </table:table-cell>
          <table:table-cell table:formula="of:=[.C248]" office:value-type="float" office:value="451.77">
            <text:p>451,77</text:p>
          </table:table-cell>
          <table:table-cell table:formula="of:=[.D24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85.82">
            <text:p>385,82</text:p>
          </table:table-cell>
          <table:table-cell table:formula="of:=[.C249]" office:value-type="float" office:value="451.77">
            <text:p>451,77</text:p>
          </table:table-cell>
          <table:table-cell table:formula="of:=[.D24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01.28">
            <text:p>401,28</text:p>
          </table:table-cell>
          <table:table-cell table:formula="of:=[.C250]" office:value-type="float" office:value="451.77">
            <text:p>451,77</text:p>
          </table:table-cell>
          <table:table-cell table:formula="of:=[.D25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87.64">
            <text:p>387,64</text:p>
          </table:table-cell>
          <table:table-cell table:formula="of:=[.C251]" office:value-type="float" office:value="451.77">
            <text:p>451,77</text:p>
          </table:table-cell>
          <table:table-cell table:formula="of:=[.D25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92.65">
            <text:p>392,65</text:p>
          </table:table-cell>
          <table:table-cell table:formula="of:=[.C252]" office:value-type="float" office:value="451.77">
            <text:p>451,77</text:p>
          </table:table-cell>
          <table:table-cell table:formula="of:=[.D25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96.75">
            <text:p>396,75</text:p>
          </table:table-cell>
          <table:table-cell table:formula="of:=[.C253]" office:value-type="float" office:value="451.77">
            <text:p>451,77</text:p>
          </table:table-cell>
          <table:table-cell table:formula="of:=[.D25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86.13">
            <text:p>386,13</text:p>
          </table:table-cell>
          <table:table-cell table:formula="of:=[.C254]" office:value-type="float" office:value="451.77">
            <text:p>451,77</text:p>
          </table:table-cell>
          <table:table-cell table:formula="of:=[.D25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96.59">
            <text:p>396,59</text:p>
          </table:table-cell>
          <table:table-cell table:formula="of:=[.C255]" office:value-type="float" office:value="451.77">
            <text:p>451,77</text:p>
          </table:table-cell>
          <table:table-cell table:formula="of:=[.D25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92.18">
            <text:p>392,18</text:p>
          </table:table-cell>
          <table:table-cell table:formula="of:=[.C256]" office:value-type="float" office:value="451.77">
            <text:p>451,77</text:p>
          </table:table-cell>
          <table:table-cell table:formula="of:=[.D25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98.42">
            <text:p>398,42</text:p>
          </table:table-cell>
          <table:table-cell table:formula="of:=[.C257]" office:value-type="float" office:value="451.77">
            <text:p>451,77</text:p>
          </table:table-cell>
          <table:table-cell table:formula="of:=[.D25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72.13">
            <text:p>472,13</text:p>
          </table:table-cell>
          <table:table-cell table:formula="of:=[.C258]" office:value-type="float" office:value="451.77">
            <text:p>451,77</text:p>
          </table:table-cell>
          <table:table-cell table:formula="of:=[.D25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44.24">
            <text:p>544,24</text:p>
          </table:table-cell>
          <table:table-cell table:formula="of:=[.C259]" office:value-type="float" office:value="451.77">
            <text:p>451,77</text:p>
          </table:table-cell>
          <table:table-cell table:formula="of:=[.D25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86.38">
            <text:p>386,38</text:p>
          </table:table-cell>
          <table:table-cell table:formula="of:=[.C260]" office:value-type="float" office:value="451.77">
            <text:p>451,77</text:p>
          </table:table-cell>
          <table:table-cell table:formula="of:=[.D26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403.03">
            <text:p>403,03</text:p>
          </table:table-cell>
          <table:table-cell table:formula="of:=[.C261]" office:value-type="float" office:value="451.77">
            <text:p>451,77</text:p>
          </table:table-cell>
          <table:table-cell table:formula="of:=[.D26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90.62">
            <text:p>390,62</text:p>
          </table:table-cell>
          <table:table-cell table:formula="of:=[.C262]" office:value-type="float" office:value="451.77">
            <text:p>451,77</text:p>
          </table:table-cell>
          <table:table-cell table:formula="of:=[.D26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88.48">
            <text:p>388,48</text:p>
          </table:table-cell>
          <table:table-cell table:formula="of:=[.C263]" office:value-type="float" office:value="451.77">
            <text:p>451,77</text:p>
          </table:table-cell>
          <table:table-cell table:formula="of:=[.D26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94.04">
            <text:p>394,04</text:p>
          </table:table-cell>
          <table:table-cell table:formula="of:=[.C264]" office:value-type="float" office:value="451.77">
            <text:p>451,77</text:p>
          </table:table-cell>
          <table:table-cell table:formula="of:=[.D26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90.53">
            <text:p>390,53</text:p>
          </table:table-cell>
          <table:table-cell table:formula="of:=[.C265]" office:value-type="float" office:value="451.77">
            <text:p>451,77</text:p>
          </table:table-cell>
          <table:table-cell table:formula="of:=[.D26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89.82">
            <text:p>389,82</text:p>
          </table:table-cell>
          <table:table-cell table:formula="of:=[.C266]" office:value-type="float" office:value="451.77">
            <text:p>451,77</text:p>
          </table:table-cell>
          <table:table-cell table:formula="of:=[.D26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89.78">
            <text:p>389,78</text:p>
          </table:table-cell>
          <table:table-cell table:formula="of:=[.C267]" office:value-type="float" office:value="451.77">
            <text:p>451,77</text:p>
          </table:table-cell>
          <table:table-cell table:formula="of:=[.D26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84.8">
            <text:p>384,80</text:p>
          </table:table-cell>
          <table:table-cell table:formula="of:=[.C268]" office:value-type="float" office:value="451.77">
            <text:p>451,77</text:p>
          </table:table-cell>
          <table:table-cell table:formula="of:=[.D26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85.98">
            <text:p>385,98</text:p>
          </table:table-cell>
          <table:table-cell table:formula="of:=[.C269]" office:value-type="float" office:value="451.77">
            <text:p>451,77</text:p>
          </table:table-cell>
          <table:table-cell table:formula="of:=[.D26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88.37">
            <text:p>388,37</text:p>
          </table:table-cell>
          <table:table-cell table:formula="of:=[.C270]" office:value-type="float" office:value="451.77">
            <text:p>451,77</text:p>
          </table:table-cell>
          <table:table-cell table:formula="of:=[.D27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97.13">
            <text:p>397,13</text:p>
          </table:table-cell>
          <table:table-cell table:formula="of:=[.C271]" office:value-type="float" office:value="451.77">
            <text:p>451,77</text:p>
          </table:table-cell>
          <table:table-cell table:formula="of:=[.D27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58.94">
            <text:p>458,94</text:p>
          </table:table-cell>
          <table:table-cell table:formula="of:=[.C272]" office:value-type="float" office:value="451.77">
            <text:p>451,77</text:p>
          </table:table-cell>
          <table:table-cell table:formula="of:=[.D27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01.63">
            <text:p>401,63</text:p>
          </table:table-cell>
          <table:table-cell table:formula="of:=[.C273]" office:value-type="float" office:value="451.77">
            <text:p>451,77</text:p>
          </table:table-cell>
          <table:table-cell table:formula="of:=[.D27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99.65">
            <text:p>399,65</text:p>
          </table:table-cell>
          <table:table-cell table:formula="of:=[.C274]" office:value-type="float" office:value="451.77">
            <text:p>451,77</text:p>
          </table:table-cell>
          <table:table-cell table:formula="of:=[.D27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99.39">
            <text:p>399,39</text:p>
          </table:table-cell>
          <table:table-cell table:formula="of:=[.C275]" office:value-type="float" office:value="451.77">
            <text:p>451,77</text:p>
          </table:table-cell>
          <table:table-cell table:formula="of:=[.D27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88.37">
            <text:p>388,37</text:p>
          </table:table-cell>
          <table:table-cell table:formula="of:=[.C276]" office:value-type="float" office:value="451.77">
            <text:p>451,77</text:p>
          </table:table-cell>
          <table:table-cell table:formula="of:=[.D27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96.62">
            <text:p>396,62</text:p>
          </table:table-cell>
          <table:table-cell table:formula="of:=[.C277]" office:value-type="float" office:value="451.77">
            <text:p>451,77</text:p>
          </table:table-cell>
          <table:table-cell table:formula="of:=[.D27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89.2">
            <text:p>389,20</text:p>
          </table:table-cell>
          <table:table-cell table:formula="of:=[.C278]" office:value-type="float" office:value="451.77">
            <text:p>451,77</text:p>
          </table:table-cell>
          <table:table-cell table:formula="of:=[.D27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404.9">
            <text:p>404,90</text:p>
          </table:table-cell>
          <table:table-cell table:formula="of:=[.C279]" office:value-type="float" office:value="451.77">
            <text:p>451,77</text:p>
          </table:table-cell>
          <table:table-cell table:formula="of:=[.D27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96.61">
            <text:p>396,61</text:p>
          </table:table-cell>
          <table:table-cell table:formula="of:=[.C280]" office:value-type="float" office:value="451.77">
            <text:p>451,77</text:p>
          </table:table-cell>
          <table:table-cell table:formula="of:=[.D28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84.3">
            <text:p>384,30</text:p>
          </table:table-cell>
          <table:table-cell table:formula="of:=[.C281]" office:value-type="float" office:value="451.77">
            <text:p>451,77</text:p>
          </table:table-cell>
          <table:table-cell table:formula="of:=[.D28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7.97">
            <text:p>387,97</text:p>
          </table:table-cell>
          <table:table-cell table:formula="of:=[.C282]" office:value-type="float" office:value="451.77">
            <text:p>451,77</text:p>
          </table:table-cell>
          <table:table-cell table:formula="of:=[.D28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83.87">
            <text:p>383,87</text:p>
          </table:table-cell>
          <table:table-cell table:formula="of:=[.C283]" office:value-type="float" office:value="451.77">
            <text:p>451,77</text:p>
          </table:table-cell>
          <table:table-cell table:formula="of:=[.D28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93.57">
            <text:p>393,57</text:p>
          </table:table-cell>
          <table:table-cell table:formula="of:=[.C284]" office:value-type="float" office:value="451.77">
            <text:p>451,77</text:p>
          </table:table-cell>
          <table:table-cell table:formula="of:=[.D28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90.37">
            <text:p>390,37</text:p>
          </table:table-cell>
          <table:table-cell table:formula="of:=[.C285]" office:value-type="float" office:value="451.77">
            <text:p>451,77</text:p>
          </table:table-cell>
          <table:table-cell table:formula="of:=[.D28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88.5">
            <text:p>388,50</text:p>
          </table:table-cell>
          <table:table-cell table:formula="of:=[.C286]" office:value-type="float" office:value="451.77">
            <text:p>451,77</text:p>
          </table:table-cell>
          <table:table-cell table:formula="of:=[.D28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00.17">
            <text:p>400,17</text:p>
          </table:table-cell>
          <table:table-cell table:formula="of:=[.C287]" office:value-type="float" office:value="451.77">
            <text:p>451,77</text:p>
          </table:table-cell>
          <table:table-cell table:formula="of:=[.D28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90.19">
            <text:p>390,19</text:p>
          </table:table-cell>
          <table:table-cell table:formula="of:=[.C288]" office:value-type="float" office:value="451.77">
            <text:p>451,77</text:p>
          </table:table-cell>
          <table:table-cell table:formula="of:=[.D28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87.31">
            <text:p>387,31</text:p>
          </table:table-cell>
          <table:table-cell table:formula="of:=[.C289]" office:value-type="float" office:value="451.77">
            <text:p>451,77</text:p>
          </table:table-cell>
          <table:table-cell table:formula="of:=[.D28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94.68">
            <text:p>394,68</text:p>
          </table:table-cell>
          <table:table-cell table:formula="of:=[.C290]" office:value-type="float" office:value="451.77">
            <text:p>451,77</text:p>
          </table:table-cell>
          <table:table-cell table:formula="of:=[.D29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83.49">
            <text:p>383,49</text:p>
          </table:table-cell>
          <table:table-cell table:formula="of:=[.C291]" office:value-type="float" office:value="451.77">
            <text:p>451,77</text:p>
          </table:table-cell>
          <table:table-cell table:formula="of:=[.D29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82.9">
            <text:p>382,90</text:p>
          </table:table-cell>
          <table:table-cell table:formula="of:=[.C292]" office:value-type="float" office:value="451.77">
            <text:p>451,77</text:p>
          </table:table-cell>
          <table:table-cell table:formula="of:=[.D29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84.87">
            <text:p>384,87</text:p>
          </table:table-cell>
          <table:table-cell table:formula="of:=[.C293]" office:value-type="float" office:value="451.77">
            <text:p>451,77</text:p>
          </table:table-cell>
          <table:table-cell table:formula="of:=[.D293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93.92">
            <text:p>393,92</text:p>
          </table:table-cell>
          <table:table-cell table:formula="of:=[.C294]" office:value-type="float" office:value="451.77">
            <text:p>451,77</text:p>
          </table:table-cell>
          <table:table-cell table:formula="of:=[.D294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91.11">
            <text:p>391,11</text:p>
          </table:table-cell>
          <table:table-cell table:formula="of:=[.C295]" office:value-type="float" office:value="451.77">
            <text:p>451,77</text:p>
          </table:table-cell>
          <table:table-cell table:formula="of:=[.D295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96.84">
            <text:p>396,84</text:p>
          </table:table-cell>
          <table:table-cell table:formula="of:=[.C296]" office:value-type="float" office:value="451.77">
            <text:p>451,77</text:p>
          </table:table-cell>
          <table:table-cell table:formula="of:=[.D296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21.43">
            <text:p>421,43</text:p>
          </table:table-cell>
          <table:table-cell table:formula="of:=[.C297]" office:value-type="float" office:value="451.77">
            <text:p>451,77</text:p>
          </table:table-cell>
          <table:table-cell table:formula="of:=[.D297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88.25">
            <text:p>388,25</text:p>
          </table:table-cell>
          <table:table-cell table:formula="of:=[.C298]" office:value-type="float" office:value="451.77">
            <text:p>451,77</text:p>
          </table:table-cell>
          <table:table-cell table:formula="of:=[.D298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94.04">
            <text:p>394,04</text:p>
          </table:table-cell>
          <table:table-cell table:formula="of:=[.C299]" office:value-type="float" office:value="451.77">
            <text:p>451,77</text:p>
          </table:table-cell>
          <table:table-cell table:formula="of:=[.D299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84.88">
            <text:p>384,88</text:p>
          </table:table-cell>
          <table:table-cell table:formula="of:=[.C300]" office:value-type="float" office:value="451.77">
            <text:p>451,77</text:p>
          </table:table-cell>
          <table:table-cell table:formula="of:=[.D300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88.58">
            <text:p>388,58</text:p>
          </table:table-cell>
          <table:table-cell table:formula="of:=[.C301]" office:value-type="float" office:value="451.77">
            <text:p>451,77</text:p>
          </table:table-cell>
          <table:table-cell table:formula="of:=[.D301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5.91">
            <text:p>85,91</text:p>
          </table:table-cell>
          <table:table-cell table:formula="of:=[.C302]" office:value-type="float" office:value="451.77">
            <text:p>451,77</text:p>
          </table:table-cell>
          <table:table-cell table:formula="of:=[.D302]" office:value-type="float" office:value="336.95">
            <text:p>336,95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83.39">
            <text:p>83,39</text:p>
          </table:table-cell>
          <table:table-cell table:formula="of:=[.C3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83.53">
            <text:p>83,53</text:p>
          </table:table-cell>
          <table:table-cell table:formula="of:=[.C3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84.33">
            <text:p>84,33</text:p>
          </table:table-cell>
          <table:table-cell table:formula="of:=[.C3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88.83">
            <text:p>88,83</text:p>
          </table:table-cell>
          <table:table-cell table:formula="of:=[.C3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8.28">
            <text:p>88,28</text:p>
          </table:table-cell>
          <table:table-cell table:formula="of:=[.C3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82.41">
            <text:p>82,41</text:p>
          </table:table-cell>
          <table:table-cell table:formula="of:=[.C3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83.68">
            <text:p>83,68</text:p>
          </table:table-cell>
          <table:table-cell table:formula="of:=[.C3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83.82">
            <text:p>83,82</text:p>
          </table:table-cell>
          <table:table-cell table:formula="of:=[.C3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83.97">
            <text:p>83,97</text:p>
          </table:table-cell>
          <table:table-cell table:formula="of:=[.C3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3.14">
            <text:p>83,14</text:p>
          </table:table-cell>
          <table:table-cell table:formula="of:=[.C3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2.12">
            <text:p>82,12</text:p>
          </table:table-cell>
          <table:table-cell table:formula="of:=[.C3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2.11">
            <text:p>82,11</text:p>
          </table:table-cell>
          <table:table-cell table:formula="of:=[.C3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3.68">
            <text:p>263,68</text:p>
          </table:table-cell>
          <table:table-cell table:formula="of:=[.C3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88.42">
            <text:p>88,42</text:p>
          </table:table-cell>
          <table:table-cell table:formula="of:=[.C3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8.47">
            <text:p>88,47</text:p>
          </table:table-cell>
          <table:table-cell table:formula="of:=[.C3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82.94">
            <text:p>82,94</text:p>
          </table:table-cell>
          <table:table-cell table:formula="of:=[.C3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82.48">
            <text:p>82,48</text:p>
          </table:table-cell>
          <table:table-cell table:formula="of:=[.C3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83.64">
            <text:p>83,64</text:p>
          </table:table-cell>
          <table:table-cell table:formula="of:=[.C3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88.94">
            <text:p>88,94</text:p>
          </table:table-cell>
          <table:table-cell table:formula="of:=[.C3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2.22">
            <text:p>82,22</text:p>
          </table:table-cell>
          <table:table-cell table:formula="of:=[.C3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81.93">
            <text:p>81,93</text:p>
          </table:table-cell>
          <table:table-cell table:formula="of:=[.C3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1.72">
            <text:p>91,72</text:p>
          </table:table-cell>
          <table:table-cell table:formula="of:=[.C3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84.81">
            <text:p>84,81</text:p>
          </table:table-cell>
          <table:table-cell table:formula="of:=[.C3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84.75">
            <text:p>84,75</text:p>
          </table:table-cell>
          <table:table-cell table:formula="of:=[.C3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5.18">
            <text:p>85,18</text:p>
          </table:table-cell>
          <table:table-cell table:formula="of:=[.C3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83.95">
            <text:p>83,95</text:p>
          </table:table-cell>
          <table:table-cell table:formula="of:=[.C3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83.42">
            <text:p>83,42</text:p>
          </table:table-cell>
          <table:table-cell table:formula="of:=[.C3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87.6">
            <text:p>87,60</text:p>
          </table:table-cell>
          <table:table-cell table:formula="of:=[.C3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4.76">
            <text:p>94,76</text:p>
          </table:table-cell>
          <table:table-cell table:formula="of:=[.C3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2.73">
            <text:p>82,73</text:p>
          </table:table-cell>
          <table:table-cell table:formula="of:=[.C3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87.9">
            <text:p>87,90</text:p>
          </table:table-cell>
          <table:table-cell table:formula="of:=[.C3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83.06">
            <text:p>83,06</text:p>
          </table:table-cell>
          <table:table-cell table:formula="of:=[.C3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2.83">
            <text:p>82,83</text:p>
          </table:table-cell>
          <table:table-cell table:formula="of:=[.C3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8.81">
            <text:p>88,81</text:p>
          </table:table-cell>
          <table:table-cell table:formula="of:=[.C3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5.26">
            <text:p>85,26</text:p>
          </table:table-cell>
          <table:table-cell table:formula="of:=[.C3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81.93">
            <text:p>81,93</text:p>
          </table:table-cell>
          <table:table-cell table:formula="of:=[.C3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82.09">
            <text:p>82,09</text:p>
          </table:table-cell>
          <table:table-cell table:formula="of:=[.C3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83.39">
            <text:p>83,39</text:p>
          </table:table-cell>
          <table:table-cell table:formula="of:=[.C3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96.04">
            <text:p>96,04</text:p>
          </table:table-cell>
          <table:table-cell table:formula="of:=[.C3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0.78">
            <text:p>80,78</text:p>
          </table:table-cell>
          <table:table-cell table:formula="of:=[.C3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83.09">
            <text:p>83,09</text:p>
          </table:table-cell>
          <table:table-cell table:formula="of:=[.C3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84.03">
            <text:p>84,03</text:p>
          </table:table-cell>
          <table:table-cell table:formula="of:=[.C3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84.49">
            <text:p>84,49</text:p>
          </table:table-cell>
          <table:table-cell table:formula="of:=[.C3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85.49">
            <text:p>85,49</text:p>
          </table:table-cell>
          <table:table-cell table:formula="of:=[.C3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3.19">
            <text:p>83,19</text:p>
          </table:table-cell>
          <table:table-cell table:formula="of:=[.C3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84.1">
            <text:p>84,10</text:p>
          </table:table-cell>
          <table:table-cell table:formula="of:=[.C3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3.97">
            <text:p>83,97</text:p>
          </table:table-cell>
          <table:table-cell table:formula="of:=[.C3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82.63">
            <text:p>82,63</text:p>
          </table:table-cell>
          <table:table-cell table:formula="of:=[.C3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80.91">
            <text:p>80,91</text:p>
          </table:table-cell>
          <table:table-cell table:formula="of:=[.C3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2.86">
            <text:p>82,86</text:p>
          </table:table-cell>
          <table:table-cell table:formula="of:=[.C3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87.18">
            <text:p>87,18</text:p>
          </table:table-cell>
          <table:table-cell table:formula="of:=[.C3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1.41">
            <text:p>81,41</text:p>
          </table:table-cell>
          <table:table-cell table:formula="of:=[.C3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83.41">
            <text:p>83,41</text:p>
          </table:table-cell>
          <table:table-cell table:formula="of:=[.C3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82.92">
            <text:p>82,92</text:p>
          </table:table-cell>
          <table:table-cell table:formula="of:=[.C3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7.9">
            <text:p>87,90</text:p>
          </table:table-cell>
          <table:table-cell table:formula="of:=[.C3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82.58">
            <text:p>82,58</text:p>
          </table:table-cell>
          <table:table-cell table:formula="of:=[.C3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82.28">
            <text:p>82,28</text:p>
          </table:table-cell>
          <table:table-cell table:formula="of:=[.C3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87.51">
            <text:p>87,51</text:p>
          </table:table-cell>
          <table:table-cell table:formula="of:=[.C3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83.47">
            <text:p>83,47</text:p>
          </table:table-cell>
          <table:table-cell table:formula="of:=[.C3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7.72">
            <text:p>87,72</text:p>
          </table:table-cell>
          <table:table-cell table:formula="of:=[.C3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82.24">
            <text:p>82,24</text:p>
          </table:table-cell>
          <table:table-cell table:formula="of:=[.C3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84.5">
            <text:p>84,50</text:p>
          </table:table-cell>
          <table:table-cell table:formula="of:=[.C3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82.88">
            <text:p>82,88</text:p>
          </table:table-cell>
          <table:table-cell table:formula="of:=[.C3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82.48">
            <text:p>82,48</text:p>
          </table:table-cell>
          <table:table-cell table:formula="of:=[.C3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7.64">
            <text:p>87,64</text:p>
          </table:table-cell>
          <table:table-cell table:formula="of:=[.C3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82.39">
            <text:p>82,39</text:p>
          </table:table-cell>
          <table:table-cell table:formula="of:=[.C3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84.36">
            <text:p>84,36</text:p>
          </table:table-cell>
          <table:table-cell table:formula="of:=[.C3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82.08">
            <text:p>82,08</text:p>
          </table:table-cell>
          <table:table-cell table:formula="of:=[.C3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83.68">
            <text:p>83,68</text:p>
          </table:table-cell>
          <table:table-cell table:formula="of:=[.C3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6.89">
            <text:p>86,89</text:p>
          </table:table-cell>
          <table:table-cell table:formula="of:=[.C3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85.49">
            <text:p>85,49</text:p>
          </table:table-cell>
          <table:table-cell table:formula="of:=[.C3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56.55">
            <text:p>256,55</text:p>
          </table:table-cell>
          <table:table-cell table:formula="of:=[.C3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8.65">
            <text:p>78,65</text:p>
          </table:table-cell>
          <table:table-cell table:formula="of:=[.C3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87.61">
            <text:p>87,61</text:p>
          </table:table-cell>
          <table:table-cell table:formula="of:=[.C3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1.04">
            <text:p>81,04</text:p>
          </table:table-cell>
          <table:table-cell table:formula="of:=[.C3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81.9">
            <text:p>81,90</text:p>
          </table:table-cell>
          <table:table-cell table:formula="of:=[.C3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95.43">
            <text:p>95,43</text:p>
          </table:table-cell>
          <table:table-cell table:formula="of:=[.C3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83.33">
            <text:p>83,33</text:p>
          </table:table-cell>
          <table:table-cell table:formula="of:=[.C3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88.3">
            <text:p>88,30</text:p>
          </table:table-cell>
          <table:table-cell table:formula="of:=[.C3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7.14">
            <text:p>97,14</text:p>
          </table:table-cell>
          <table:table-cell table:formula="of:=[.C3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83.48">
            <text:p>83,48</text:p>
          </table:table-cell>
          <table:table-cell table:formula="of:=[.C3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85.07">
            <text:p>85,07</text:p>
          </table:table-cell>
          <table:table-cell table:formula="of:=[.C3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85.84">
            <text:p>85,84</text:p>
          </table:table-cell>
          <table:table-cell table:formula="of:=[.C3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83.26">
            <text:p>83,26</text:p>
          </table:table-cell>
          <table:table-cell table:formula="of:=[.C3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1.78">
            <text:p>81,78</text:p>
          </table:table-cell>
          <table:table-cell table:formula="of:=[.C3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84.41">
            <text:p>84,41</text:p>
          </table:table-cell>
          <table:table-cell table:formula="of:=[.C3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84.3">
            <text:p>84,30</text:p>
          </table:table-cell>
          <table:table-cell table:formula="of:=[.C3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81.35">
            <text:p>81,35</text:p>
          </table:table-cell>
          <table:table-cell table:formula="of:=[.C3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86.02">
            <text:p>86,02</text:p>
          </table:table-cell>
          <table:table-cell table:formula="of:=[.C3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2.16">
            <text:p>82,16</text:p>
          </table:table-cell>
          <table:table-cell table:formula="of:=[.C3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84.04">
            <text:p>84,04</text:p>
          </table:table-cell>
          <table:table-cell table:formula="of:=[.C3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82.34">
            <text:p>82,34</text:p>
          </table:table-cell>
          <table:table-cell table:formula="of:=[.C3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85.38">
            <text:p>85,38</text:p>
          </table:table-cell>
          <table:table-cell table:formula="of:=[.C3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84.34">
            <text:p>84,34</text:p>
          </table:table-cell>
          <table:table-cell table:formula="of:=[.C3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81.12">
            <text:p>81,12</text:p>
          </table:table-cell>
          <table:table-cell table:formula="of:=[.C3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82.4">
            <text:p>82,40</text:p>
          </table:table-cell>
          <table:table-cell table:formula="of:=[.C3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85.61">
            <text:p>85,61</text:p>
          </table:table-cell>
          <table:table-cell table:formula="of:=[.C3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83.5">
            <text:p>83,50</text:p>
          </table:table-cell>
          <table:table-cell table:formula="of:=[.C4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87.83">
            <text:p>87,83</text:p>
          </table:table-cell>
          <table:table-cell table:formula="of:=[.C4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5.05">
            <text:p>85,05</text:p>
          </table:table-cell>
          <table:table-cell table:formula="of:=[.C4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82.45">
            <text:p>82,45</text:p>
          </table:table-cell>
          <table:table-cell table:formula="of:=[.C4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6.04">
            <text:p>86,04</text:p>
          </table:table-cell>
          <table:table-cell table:formula="of:=[.C4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1.46">
            <text:p>81,46</text:p>
          </table:table-cell>
          <table:table-cell table:formula="of:=[.C4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89.64">
            <text:p>89,64</text:p>
          </table:table-cell>
          <table:table-cell table:formula="of:=[.C4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5.24">
            <text:p>85,24</text:p>
          </table:table-cell>
          <table:table-cell table:formula="of:=[.C4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94.25">
            <text:p>94,25</text:p>
          </table:table-cell>
          <table:table-cell table:formula="of:=[.C4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81.34">
            <text:p>81,34</text:p>
          </table:table-cell>
          <table:table-cell table:formula="of:=[.C4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81.9">
            <text:p>81,90</text:p>
          </table:table-cell>
          <table:table-cell table:formula="of:=[.C4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92.16">
            <text:p>92,16</text:p>
          </table:table-cell>
          <table:table-cell table:formula="of:=[.C4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2.2">
            <text:p>82,20</text:p>
          </table:table-cell>
          <table:table-cell table:formula="of:=[.C4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81.47">
            <text:p>81,47</text:p>
          </table:table-cell>
          <table:table-cell table:formula="of:=[.C4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84.04">
            <text:p>84,04</text:p>
          </table:table-cell>
          <table:table-cell table:formula="of:=[.C4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82.74">
            <text:p>82,74</text:p>
          </table:table-cell>
          <table:table-cell table:formula="of:=[.C4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88.5">
            <text:p>88,50</text:p>
          </table:table-cell>
          <table:table-cell table:formula="of:=[.C4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2.06">
            <text:p>82,06</text:p>
          </table:table-cell>
          <table:table-cell table:formula="of:=[.C4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83.99">
            <text:p>83,99</text:p>
          </table:table-cell>
          <table:table-cell table:formula="of:=[.C4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83.76">
            <text:p>83,76</text:p>
          </table:table-cell>
          <table:table-cell table:formula="of:=[.C4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86.5">
            <text:p>86,50</text:p>
          </table:table-cell>
          <table:table-cell table:formula="of:=[.C4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87.53">
            <text:p>87,53</text:p>
          </table:table-cell>
          <table:table-cell table:formula="of:=[.C4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0.97">
            <text:p>80,97</text:p>
          </table:table-cell>
          <table:table-cell table:formula="of:=[.C4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81.68">
            <text:p>81,68</text:p>
          </table:table-cell>
          <table:table-cell table:formula="of:=[.C4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82.14">
            <text:p>82,14</text:p>
          </table:table-cell>
          <table:table-cell table:formula="of:=[.C4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85.42">
            <text:p>85,42</text:p>
          </table:table-cell>
          <table:table-cell table:formula="of:=[.C4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85.91">
            <text:p>85,91</text:p>
          </table:table-cell>
          <table:table-cell table:formula="of:=[.C4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86.06">
            <text:p>86,06</text:p>
          </table:table-cell>
          <table:table-cell table:formula="of:=[.C4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89.66">
            <text:p>89,66</text:p>
          </table:table-cell>
          <table:table-cell table:formula="of:=[.C4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82.51">
            <text:p>82,51</text:p>
          </table:table-cell>
          <table:table-cell table:formula="of:=[.C4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83.08">
            <text:p>83,08</text:p>
          </table:table-cell>
          <table:table-cell table:formula="of:=[.C4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88.74">
            <text:p>88,74</text:p>
          </table:table-cell>
          <table:table-cell table:formula="of:=[.C4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2.35">
            <text:p>82,35</text:p>
          </table:table-cell>
          <table:table-cell table:formula="of:=[.C4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61.68">
            <text:p>261,68</text:p>
          </table:table-cell>
          <table:table-cell table:formula="of:=[.C4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9.62">
            <text:p>79,62</text:p>
          </table:table-cell>
          <table:table-cell table:formula="of:=[.C4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89.9">
            <text:p>89,90</text:p>
          </table:table-cell>
          <table:table-cell table:formula="of:=[.C4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84.09">
            <text:p>84,09</text:p>
          </table:table-cell>
          <table:table-cell table:formula="of:=[.C4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5.66">
            <text:p>85,66</text:p>
          </table:table-cell>
          <table:table-cell table:formula="of:=[.C4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83.17">
            <text:p>83,17</text:p>
          </table:table-cell>
          <table:table-cell table:formula="of:=[.C4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81.34">
            <text:p>81,34</text:p>
          </table:table-cell>
          <table:table-cell table:formula="of:=[.C4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92.38">
            <text:p>92,38</text:p>
          </table:table-cell>
          <table:table-cell table:formula="of:=[.C4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84.77">
            <text:p>84,77</text:p>
          </table:table-cell>
          <table:table-cell table:formula="of:=[.C4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3.82">
            <text:p>83,82</text:p>
          </table:table-cell>
          <table:table-cell table:formula="of:=[.C4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84.13">
            <text:p>84,13</text:p>
          </table:table-cell>
          <table:table-cell table:formula="of:=[.C4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83.27">
            <text:p>83,27</text:p>
          </table:table-cell>
          <table:table-cell table:formula="of:=[.C4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89.07">
            <text:p>89,07</text:p>
          </table:table-cell>
          <table:table-cell table:formula="of:=[.C4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85.96">
            <text:p>85,96</text:p>
          </table:table-cell>
          <table:table-cell table:formula="of:=[.C4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2.67">
            <text:p>82,67</text:p>
          </table:table-cell>
          <table:table-cell table:formula="of:=[.C4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81.29">
            <text:p>81,29</text:p>
          </table:table-cell>
          <table:table-cell table:formula="of:=[.C4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82.53">
            <text:p>82,53</text:p>
          </table:table-cell>
          <table:table-cell table:formula="of:=[.C4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89.94">
            <text:p>89,94</text:p>
          </table:table-cell>
          <table:table-cell table:formula="of:=[.C4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82.03">
            <text:p>82,03</text:p>
          </table:table-cell>
          <table:table-cell table:formula="of:=[.C4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2.35">
            <text:p>82,35</text:p>
          </table:table-cell>
          <table:table-cell table:formula="of:=[.C4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82.8">
            <text:p>82,80</text:p>
          </table:table-cell>
          <table:table-cell table:formula="of:=[.C4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84.37">
            <text:p>84,37</text:p>
          </table:table-cell>
          <table:table-cell table:formula="of:=[.C4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87.73">
            <text:p>87,73</text:p>
          </table:table-cell>
          <table:table-cell table:formula="of:=[.C4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82.46">
            <text:p>82,46</text:p>
          </table:table-cell>
          <table:table-cell table:formula="of:=[.C4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3.19">
            <text:p>83,19</text:p>
          </table:table-cell>
          <table:table-cell table:formula="of:=[.C4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3.77">
            <text:p>83,77</text:p>
          </table:table-cell>
          <table:table-cell table:formula="of:=[.C4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82.77">
            <text:p>82,77</text:p>
          </table:table-cell>
          <table:table-cell table:formula="of:=[.C4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88.64">
            <text:p>88,64</text:p>
          </table:table-cell>
          <table:table-cell table:formula="of:=[.C4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03.55">
            <text:p>103,55</text:p>
          </table:table-cell>
          <table:table-cell table:formula="of:=[.C4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4.91">
            <text:p>84,91</text:p>
          </table:table-cell>
          <table:table-cell table:formula="of:=[.C4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83.61">
            <text:p>83,61</text:p>
          </table:table-cell>
          <table:table-cell table:formula="of:=[.C4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83.38">
            <text:p>83,38</text:p>
          </table:table-cell>
          <table:table-cell table:formula="of:=[.C4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90.4">
            <text:p>90,40</text:p>
          </table:table-cell>
          <table:table-cell table:formula="of:=[.C4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92.1">
            <text:p>92,10</text:p>
          </table:table-cell>
          <table:table-cell table:formula="of:=[.C4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94.3">
            <text:p>94,30</text:p>
          </table:table-cell>
          <table:table-cell table:formula="of:=[.C4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05.46">
            <text:p>105,46</text:p>
          </table:table-cell>
          <table:table-cell table:formula="of:=[.C4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02.31">
            <text:p>102,31</text:p>
          </table:table-cell>
          <table:table-cell table:formula="of:=[.C4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96.85">
            <text:p>96,85</text:p>
          </table:table-cell>
          <table:table-cell table:formula="of:=[.C4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06.25">
            <text:p>106,25</text:p>
          </table:table-cell>
          <table:table-cell table:formula="of:=[.C4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08.91">
            <text:p>108,91</text:p>
          </table:table-cell>
          <table:table-cell table:formula="of:=[.C4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84.77">
            <text:p>84,77</text:p>
          </table:table-cell>
          <table:table-cell table:formula="of:=[.C4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87.82">
            <text:p>87,82</text:p>
          </table:table-cell>
          <table:table-cell table:formula="of:=[.C4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85.31">
            <text:p>85,31</text:p>
          </table:table-cell>
          <table:table-cell table:formula="of:=[.C4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2.72">
            <text:p>82,72</text:p>
          </table:table-cell>
          <table:table-cell table:formula="of:=[.C4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83.2">
            <text:p>83,20</text:p>
          </table:table-cell>
          <table:table-cell table:formula="of:=[.C4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87.25">
            <text:p>87,25</text:p>
          </table:table-cell>
          <table:table-cell table:formula="of:=[.C4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88.25">
            <text:p>88,25</text:p>
          </table:table-cell>
          <table:table-cell table:formula="of:=[.C4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83.36">
            <text:p>83,36</text:p>
          </table:table-cell>
          <table:table-cell table:formula="of:=[.C4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83.34">
            <text:p>83,34</text:p>
          </table:table-cell>
          <table:table-cell table:formula="of:=[.C4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81.49">
            <text:p>81,49</text:p>
          </table:table-cell>
          <table:table-cell table:formula="of:=[.C4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83.01">
            <text:p>83,01</text:p>
          </table:table-cell>
          <table:table-cell table:formula="of:=[.C4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91.41">
            <text:p>91,41</text:p>
          </table:table-cell>
          <table:table-cell table:formula="of:=[.C4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83.73">
            <text:p>83,73</text:p>
          </table:table-cell>
          <table:table-cell table:formula="of:=[.C4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82.87">
            <text:p>82,87</text:p>
          </table:table-cell>
          <table:table-cell table:formula="of:=[.C4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82.95">
            <text:p>82,95</text:p>
          </table:table-cell>
          <table:table-cell table:formula="of:=[.C4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84.18">
            <text:p>84,18</text:p>
          </table:table-cell>
          <table:table-cell table:formula="of:=[.C4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87.04">
            <text:p>87,04</text:p>
          </table:table-cell>
          <table:table-cell table:formula="of:=[.C4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79.63">
            <text:p>79,63</text:p>
          </table:table-cell>
          <table:table-cell table:formula="of:=[.C4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80.17">
            <text:p>80,17</text:p>
          </table:table-cell>
          <table:table-cell table:formula="of:=[.C4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59.78">
            <text:p>259,78</text:p>
          </table:table-cell>
          <table:table-cell table:formula="of:=[.C4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75.49">
            <text:p>75,49</text:p>
          </table:table-cell>
          <table:table-cell table:formula="of:=[.C4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9.66">
            <text:p>79,66</text:p>
          </table:table-cell>
          <table:table-cell table:formula="of:=[.C4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77.57">
            <text:p>77,57</text:p>
          </table:table-cell>
          <table:table-cell table:formula="of:=[.C4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81.88">
            <text:p>81,88</text:p>
          </table:table-cell>
          <table:table-cell table:formula="of:=[.C4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79.27">
            <text:p>79,27</text:p>
          </table:table-cell>
          <table:table-cell table:formula="of:=[.C4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84.91">
            <text:p>84,91</text:p>
          </table:table-cell>
          <table:table-cell table:formula="of:=[.C4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77.31">
            <text:p>77,31</text:p>
          </table:table-cell>
          <table:table-cell table:formula="of:=[.C4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78.71">
            <text:p>78,71</text:p>
          </table:table-cell>
          <table:table-cell table:formula="of:=[.C5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78.85">
            <text:p>78,85</text:p>
          </table:table-cell>
          <table:table-cell table:formula="of:=[.C5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1">
            <text:p>81,00</text:p>
          </table:table-cell>
          <table:table-cell table:formula="of:=[.C5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86.07">
            <text:p>86,07</text:p>
          </table:table-cell>
          <table:table-cell table:formula="of:=[.C5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78.52">
            <text:p>78,52</text:p>
          </table:table-cell>
          <table:table-cell table:formula="of:=[.C5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78.35">
            <text:p>78,35</text:p>
          </table:table-cell>
          <table:table-cell table:formula="of:=[.C5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80.02">
            <text:p>80,02</text:p>
          </table:table-cell>
          <table:table-cell table:formula="of:=[.C5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80.39">
            <text:p>80,39</text:p>
          </table:table-cell>
          <table:table-cell table:formula="of:=[.C5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76.77">
            <text:p>76,77</text:p>
          </table:table-cell>
          <table:table-cell table:formula="of:=[.C5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82.68">
            <text:p>82,68</text:p>
          </table:table-cell>
          <table:table-cell table:formula="of:=[.C5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80.34">
            <text:p>80,34</text:p>
          </table:table-cell>
          <table:table-cell table:formula="of:=[.C5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78.98">
            <text:p>78,98</text:p>
          </table:table-cell>
          <table:table-cell table:formula="of:=[.C5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78.53">
            <text:p>78,53</text:p>
          </table:table-cell>
          <table:table-cell table:formula="of:=[.C5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77.75">
            <text:p>77,75</text:p>
          </table:table-cell>
          <table:table-cell table:formula="of:=[.C5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3.71">
            <text:p>83,71</text:p>
          </table:table-cell>
          <table:table-cell table:formula="of:=[.C5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78.98">
            <text:p>78,98</text:p>
          </table:table-cell>
          <table:table-cell table:formula="of:=[.C5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79.05">
            <text:p>79,05</text:p>
          </table:table-cell>
          <table:table-cell table:formula="of:=[.C5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79.97">
            <text:p>79,97</text:p>
          </table:table-cell>
          <table:table-cell table:formula="of:=[.C5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76.77">
            <text:p>76,77</text:p>
          </table:table-cell>
          <table:table-cell table:formula="of:=[.C5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86.43">
            <text:p>86,43</text:p>
          </table:table-cell>
          <table:table-cell table:formula="of:=[.C5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78.7">
            <text:p>78,70</text:p>
          </table:table-cell>
          <table:table-cell table:formula="of:=[.C5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79.31">
            <text:p>79,31</text:p>
          </table:table-cell>
          <table:table-cell table:formula="of:=[.C5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77.51">
            <text:p>77,51</text:p>
          </table:table-cell>
          <table:table-cell table:formula="of:=[.C5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77.35">
            <text:p>77,35</text:p>
          </table:table-cell>
          <table:table-cell table:formula="of:=[.C5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84.95">
            <text:p>84,95</text:p>
          </table:table-cell>
          <table:table-cell table:formula="of:=[.C5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87.1">
            <text:p>87,10</text:p>
          </table:table-cell>
          <table:table-cell table:formula="of:=[.C5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79.01">
            <text:p>79,01</text:p>
          </table:table-cell>
          <table:table-cell table:formula="of:=[.C5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79.76">
            <text:p>79,76</text:p>
          </table:table-cell>
          <table:table-cell table:formula="of:=[.C5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78.5">
            <text:p>78,50</text:p>
          </table:table-cell>
          <table:table-cell table:formula="of:=[.C5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76.78">
            <text:p>76,78</text:p>
          </table:table-cell>
          <table:table-cell table:formula="of:=[.C5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82.78">
            <text:p>82,78</text:p>
          </table:table-cell>
          <table:table-cell table:formula="of:=[.C5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85.31">
            <text:p>85,31</text:p>
          </table:table-cell>
          <table:table-cell table:formula="of:=[.C5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79.44">
            <text:p>79,44</text:p>
          </table:table-cell>
          <table:table-cell table:formula="of:=[.C5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79.9">
            <text:p>79,90</text:p>
          </table:table-cell>
          <table:table-cell table:formula="of:=[.C5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79.59">
            <text:p>79,59</text:p>
          </table:table-cell>
          <table:table-cell table:formula="of:=[.C5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87.87">
            <text:p>87,87</text:p>
          </table:table-cell>
          <table:table-cell table:formula="of:=[.C5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79.1">
            <text:p>79,10</text:p>
          </table:table-cell>
          <table:table-cell table:formula="of:=[.C5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77.56">
            <text:p>77,56</text:p>
          </table:table-cell>
          <table:table-cell table:formula="of:=[.C5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85.2">
            <text:p>85,20</text:p>
          </table:table-cell>
          <table:table-cell table:formula="of:=[.C5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79.47">
            <text:p>79,47</text:p>
          </table:table-cell>
          <table:table-cell table:formula="of:=[.C5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78.1">
            <text:p>78,10</text:p>
          </table:table-cell>
          <table:table-cell table:formula="of:=[.C5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82.42">
            <text:p>82,42</text:p>
          </table:table-cell>
          <table:table-cell table:formula="of:=[.C5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78.54">
            <text:p>78,54</text:p>
          </table:table-cell>
          <table:table-cell table:formula="of:=[.C5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77.66">
            <text:p>77,66</text:p>
          </table:table-cell>
          <table:table-cell table:formula="of:=[.C5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78.59">
            <text:p>78,59</text:p>
          </table:table-cell>
          <table:table-cell table:formula="of:=[.C5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80.7">
            <text:p>80,70</text:p>
          </table:table-cell>
          <table:table-cell table:formula="of:=[.C5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84.97">
            <text:p>84,97</text:p>
          </table:table-cell>
          <table:table-cell table:formula="of:=[.C5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80.48">
            <text:p>80,48</text:p>
          </table:table-cell>
          <table:table-cell table:formula="of:=[.C5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80.29">
            <text:p>80,29</text:p>
          </table:table-cell>
          <table:table-cell table:formula="of:=[.C5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78.82">
            <text:p>78,82</text:p>
          </table:table-cell>
          <table:table-cell table:formula="of:=[.C5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80.75">
            <text:p>80,75</text:p>
          </table:table-cell>
          <table:table-cell table:formula="of:=[.C5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60.65">
            <text:p>260,65</text:p>
          </table:table-cell>
          <table:table-cell table:formula="of:=[.C5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78.48">
            <text:p>78,48</text:p>
          </table:table-cell>
          <table:table-cell table:formula="of:=[.C5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85.7">
            <text:p>85,70</text:p>
          </table:table-cell>
          <table:table-cell table:formula="of:=[.C5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3.8">
            <text:p>83,80</text:p>
          </table:table-cell>
          <table:table-cell table:formula="of:=[.C5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82.34">
            <text:p>82,34</text:p>
          </table:table-cell>
          <table:table-cell table:formula="of:=[.C5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80.65">
            <text:p>80,65</text:p>
          </table:table-cell>
          <table:table-cell table:formula="of:=[.C5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82.35">
            <text:p>82,35</text:p>
          </table:table-cell>
          <table:table-cell table:formula="of:=[.C5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79.63">
            <text:p>79,63</text:p>
          </table:table-cell>
          <table:table-cell table:formula="of:=[.C5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80.22">
            <text:p>80,22</text:p>
          </table:table-cell>
          <table:table-cell table:formula="of:=[.C5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86.29">
            <text:p>86,29</text:p>
          </table:table-cell>
          <table:table-cell table:formula="of:=[.C5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77.79">
            <text:p>77,79</text:p>
          </table:table-cell>
          <table:table-cell table:formula="of:=[.C5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77.96">
            <text:p>77,96</text:p>
          </table:table-cell>
          <table:table-cell table:formula="of:=[.C5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77.96">
            <text:p>77,96</text:p>
          </table:table-cell>
          <table:table-cell table:formula="of:=[.C5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80.57">
            <text:p>80,57</text:p>
          </table:table-cell>
          <table:table-cell table:formula="of:=[.C5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81.32">
            <text:p>81,32</text:p>
          </table:table-cell>
          <table:table-cell table:formula="of:=[.C5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78.86">
            <text:p>78,86</text:p>
          </table:table-cell>
          <table:table-cell table:formula="of:=[.C5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79.05">
            <text:p>79,05</text:p>
          </table:table-cell>
          <table:table-cell table:formula="of:=[.C5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80.62">
            <text:p>80,62</text:p>
          </table:table-cell>
          <table:table-cell table:formula="of:=[.C5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78.79">
            <text:p>78,79</text:p>
          </table:table-cell>
          <table:table-cell table:formula="of:=[.C5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78.97">
            <text:p>78,97</text:p>
          </table:table-cell>
          <table:table-cell table:formula="of:=[.C5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82.81">
            <text:p>82,81</text:p>
          </table:table-cell>
          <table:table-cell table:formula="of:=[.C5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79.42">
            <text:p>79,42</text:p>
          </table:table-cell>
          <table:table-cell table:formula="of:=[.C5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79.05">
            <text:p>79,05</text:p>
          </table:table-cell>
          <table:table-cell table:formula="of:=[.C5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78.27">
            <text:p>78,27</text:p>
          </table:table-cell>
          <table:table-cell table:formula="of:=[.C5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81.21">
            <text:p>81,21</text:p>
          </table:table-cell>
          <table:table-cell table:formula="of:=[.C5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86.19">
            <text:p>86,19</text:p>
          </table:table-cell>
          <table:table-cell table:formula="of:=[.C5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83.38">
            <text:p>83,38</text:p>
          </table:table-cell>
          <table:table-cell table:formula="of:=[.C5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83.46">
            <text:p>83,46</text:p>
          </table:table-cell>
          <table:table-cell table:formula="of:=[.C5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79.18">
            <text:p>79,18</text:p>
          </table:table-cell>
          <table:table-cell table:formula="of:=[.C5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79.93">
            <text:p>79,93</text:p>
          </table:table-cell>
          <table:table-cell table:formula="of:=[.C5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82.17">
            <text:p>82,17</text:p>
          </table:table-cell>
          <table:table-cell table:formula="of:=[.C5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76.99">
            <text:p>76,99</text:p>
          </table:table-cell>
          <table:table-cell table:formula="of:=[.C5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80.92">
            <text:p>80,92</text:p>
          </table:table-cell>
          <table:table-cell table:formula="of:=[.C5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83.77">
            <text:p>83,77</text:p>
          </table:table-cell>
          <table:table-cell table:formula="of:=[.C5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78.46">
            <text:p>78,46</text:p>
          </table:table-cell>
          <table:table-cell table:formula="of:=[.C5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78.14">
            <text:p>78,14</text:p>
          </table:table-cell>
          <table:table-cell table:formula="of:=[.C5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78.87">
            <text:p>78,87</text:p>
          </table:table-cell>
          <table:table-cell table:formula="of:=[.C5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77.93">
            <text:p>77,93</text:p>
          </table:table-cell>
          <table:table-cell table:formula="of:=[.C5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83.21">
            <text:p>83,21</text:p>
          </table:table-cell>
          <table:table-cell table:formula="of:=[.C5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79.6">
            <text:p>79,60</text:p>
          </table:table-cell>
          <table:table-cell table:formula="of:=[.C5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81.63">
            <text:p>81,63</text:p>
          </table:table-cell>
          <table:table-cell table:formula="of:=[.C5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82.66">
            <text:p>82,66</text:p>
          </table:table-cell>
          <table:table-cell table:formula="of:=[.C5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77.79">
            <text:p>77,79</text:p>
          </table:table-cell>
          <table:table-cell table:formula="of:=[.C5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78.03">
            <text:p>78,03</text:p>
          </table:table-cell>
          <table:table-cell table:formula="of:=[.C5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77.86">
            <text:p>77,86</text:p>
          </table:table-cell>
          <table:table-cell table:formula="of:=[.C5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80.23">
            <text:p>80,23</text:p>
          </table:table-cell>
          <table:table-cell table:formula="of:=[.C5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83.72">
            <text:p>83,72</text:p>
          </table:table-cell>
          <table:table-cell table:formula="of:=[.C5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80.18">
            <text:p>80,18</text:p>
          </table:table-cell>
          <table:table-cell table:formula="of:=[.C5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79.25">
            <text:p>79,25</text:p>
          </table:table-cell>
          <table:table-cell table:formula="of:=[.C5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78.28">
            <text:p>78,28</text:p>
          </table:table-cell>
          <table:table-cell table:formula="of:=[.C6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79.87">
            <text:p>79,87</text:p>
          </table:table-cell>
          <table:table-cell table:formula="of:=[.C6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78.73">
            <text:p>78,73</text:p>
          </table:table-cell>
          <table:table-cell table:formula="of:=[.C6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82.5">
            <text:p>82,50</text:p>
          </table:table-cell>
          <table:table-cell table:formula="of:=[.C6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78.09">
            <text:p>78,09</text:p>
          </table:table-cell>
          <table:table-cell table:formula="of:=[.C6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79.64">
            <text:p>79,64</text:p>
          </table:table-cell>
          <table:table-cell table:formula="of:=[.C6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80.95">
            <text:p>80,95</text:p>
          </table:table-cell>
          <table:table-cell table:formula="of:=[.C6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79.49">
            <text:p>79,49</text:p>
          </table:table-cell>
          <table:table-cell table:formula="of:=[.C6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85.47">
            <text:p>85,47</text:p>
          </table:table-cell>
          <table:table-cell table:formula="of:=[.C6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78.78">
            <text:p>78,78</text:p>
          </table:table-cell>
          <table:table-cell table:formula="of:=[.C6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58.31">
            <text:p>258,31</text:p>
          </table:table-cell>
          <table:table-cell table:formula="of:=[.C6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73.45">
            <text:p>73,45</text:p>
          </table:table-cell>
          <table:table-cell table:formula="of:=[.C6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87.67">
            <text:p>87,67</text:p>
          </table:table-cell>
          <table:table-cell table:formula="of:=[.C6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80.27">
            <text:p>80,27</text:p>
          </table:table-cell>
          <table:table-cell table:formula="of:=[.C6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78.09">
            <text:p>78,09</text:p>
          </table:table-cell>
          <table:table-cell table:formula="of:=[.C6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77.81">
            <text:p>77,81</text:p>
          </table:table-cell>
          <table:table-cell table:formula="of:=[.C6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79.64">
            <text:p>79,64</text:p>
          </table:table-cell>
          <table:table-cell table:formula="of:=[.C6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84.37">
            <text:p>84,37</text:p>
          </table:table-cell>
          <table:table-cell table:formula="of:=[.C6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78.03">
            <text:p>78,03</text:p>
          </table:table-cell>
          <table:table-cell table:formula="of:=[.C6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79.82">
            <text:p>79,82</text:p>
          </table:table-cell>
          <table:table-cell table:formula="of:=[.C6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79.91">
            <text:p>79,91</text:p>
          </table:table-cell>
          <table:table-cell table:formula="of:=[.C6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82.67">
            <text:p>82,67</text:p>
          </table:table-cell>
          <table:table-cell table:formula="of:=[.C6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82.15">
            <text:p>82,15</text:p>
          </table:table-cell>
          <table:table-cell table:formula="of:=[.C6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81.33">
            <text:p>81,33</text:p>
          </table:table-cell>
          <table:table-cell table:formula="of:=[.C6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89.75">
            <text:p>89,75</text:p>
          </table:table-cell>
          <table:table-cell table:formula="of:=[.C6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80.24">
            <text:p>80,24</text:p>
          </table:table-cell>
          <table:table-cell table:formula="of:=[.C6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8.2">
            <text:p>78,20</text:p>
          </table:table-cell>
          <table:table-cell table:formula="of:=[.C6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83.69">
            <text:p>83,69</text:p>
          </table:table-cell>
          <table:table-cell table:formula="of:=[.C6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78.44">
            <text:p>78,44</text:p>
          </table:table-cell>
          <table:table-cell table:formula="of:=[.C6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78.92">
            <text:p>78,92</text:p>
          </table:table-cell>
          <table:table-cell table:formula="of:=[.C6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79.84">
            <text:p>79,84</text:p>
          </table:table-cell>
          <table:table-cell table:formula="of:=[.C6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79.19">
            <text:p>79,19</text:p>
          </table:table-cell>
          <table:table-cell table:formula="of:=[.C6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77.9">
            <text:p>77,90</text:p>
          </table:table-cell>
          <table:table-cell table:formula="of:=[.C6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84.73">
            <text:p>84,73</text:p>
          </table:table-cell>
          <table:table-cell table:formula="of:=[.C6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78">
            <text:p>78,00</text:p>
          </table:table-cell>
          <table:table-cell table:formula="of:=[.C6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81.72">
            <text:p>81,72</text:p>
          </table:table-cell>
          <table:table-cell table:formula="of:=[.C6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78.97">
            <text:p>78,97</text:p>
          </table:table-cell>
          <table:table-cell table:formula="of:=[.C6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80.24">
            <text:p>80,24</text:p>
          </table:table-cell>
          <table:table-cell table:formula="of:=[.C6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87.72">
            <text:p>87,72</text:p>
          </table:table-cell>
          <table:table-cell table:formula="of:=[.C6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79.07">
            <text:p>79,07</text:p>
          </table:table-cell>
          <table:table-cell table:formula="of:=[.C6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77.45">
            <text:p>77,45</text:p>
          </table:table-cell>
          <table:table-cell table:formula="of:=[.C6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80.84">
            <text:p>80,84</text:p>
          </table:table-cell>
          <table:table-cell table:formula="of:=[.C6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79.37">
            <text:p>79,37</text:p>
          </table:table-cell>
          <table:table-cell table:formula="of:=[.C6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86.48">
            <text:p>86,48</text:p>
          </table:table-cell>
          <table:table-cell table:formula="of:=[.C6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78.72">
            <text:p>78,72</text:p>
          </table:table-cell>
          <table:table-cell table:formula="of:=[.C6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79.53">
            <text:p>79,53</text:p>
          </table:table-cell>
          <table:table-cell table:formula="of:=[.C6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77.57">
            <text:p>77,57</text:p>
          </table:table-cell>
          <table:table-cell table:formula="of:=[.C6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80.28">
            <text:p>80,28</text:p>
          </table:table-cell>
          <table:table-cell table:formula="of:=[.C6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78.04">
            <text:p>78,04</text:p>
          </table:table-cell>
          <table:table-cell table:formula="of:=[.C6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79.85">
            <text:p>79,85</text:p>
          </table:table-cell>
          <table:table-cell table:formula="of:=[.C6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78.05">
            <text:p>78,05</text:p>
          </table:table-cell>
          <table:table-cell table:formula="of:=[.C6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82.31">
            <text:p>82,31</text:p>
          </table:table-cell>
          <table:table-cell table:formula="of:=[.C6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79.24">
            <text:p>79,24</text:p>
          </table:table-cell>
          <table:table-cell table:formula="of:=[.C6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78.8">
            <text:p>78,80</text:p>
          </table:table-cell>
          <table:table-cell table:formula="of:=[.C6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82.44">
            <text:p>82,44</text:p>
          </table:table-cell>
          <table:table-cell table:formula="of:=[.C6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81.04">
            <text:p>81,04</text:p>
          </table:table-cell>
          <table:table-cell table:formula="of:=[.C6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79.02">
            <text:p>79,02</text:p>
          </table:table-cell>
          <table:table-cell table:formula="of:=[.C6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78.26">
            <text:p>78,26</text:p>
          </table:table-cell>
          <table:table-cell table:formula="of:=[.C6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78.8">
            <text:p>78,80</text:p>
          </table:table-cell>
          <table:table-cell table:formula="of:=[.C6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83.4">
            <text:p>83,40</text:p>
          </table:table-cell>
          <table:table-cell table:formula="of:=[.C6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80.28">
            <text:p>80,28</text:p>
          </table:table-cell>
          <table:table-cell table:formula="of:=[.C6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81.95">
            <text:p>81,95</text:p>
          </table:table-cell>
          <table:table-cell table:formula="of:=[.C6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84.15">
            <text:p>84,15</text:p>
          </table:table-cell>
          <table:table-cell table:formula="of:=[.C6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78.48">
            <text:p>78,48</text:p>
          </table:table-cell>
          <table:table-cell table:formula="of:=[.C6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90.79">
            <text:p>90,79</text:p>
          </table:table-cell>
          <table:table-cell table:formula="of:=[.C6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79.81">
            <text:p>79,81</text:p>
          </table:table-cell>
          <table:table-cell table:formula="of:=[.C6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83.35">
            <text:p>83,35</text:p>
          </table:table-cell>
          <table:table-cell table:formula="of:=[.C6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82.47">
            <text:p>82,47</text:p>
          </table:table-cell>
          <table:table-cell table:formula="of:=[.C6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79.4">
            <text:p>79,40</text:p>
          </table:table-cell>
          <table:table-cell table:formula="of:=[.C6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61.17">
            <text:p>261,17</text:p>
          </table:table-cell>
          <table:table-cell table:formula="of:=[.C6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73.6">
            <text:p>73,60</text:p>
          </table:table-cell>
          <table:table-cell table:formula="of:=[.C6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77.27">
            <text:p>77,27</text:p>
          </table:table-cell>
          <table:table-cell table:formula="of:=[.C6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79.66">
            <text:p>79,66</text:p>
          </table:table-cell>
          <table:table-cell table:formula="of:=[.C6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82.17">
            <text:p>82,17</text:p>
          </table:table-cell>
          <table:table-cell table:formula="of:=[.C6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78.41">
            <text:p>78,41</text:p>
          </table:table-cell>
          <table:table-cell table:formula="of:=[.C6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78.83">
            <text:p>78,83</text:p>
          </table:table-cell>
          <table:table-cell table:formula="of:=[.C6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78.41">
            <text:p>78,41</text:p>
          </table:table-cell>
          <table:table-cell table:formula="of:=[.C6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89.72">
            <text:p>89,72</text:p>
          </table:table-cell>
          <table:table-cell table:formula="of:=[.C6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77.81">
            <text:p>77,81</text:p>
          </table:table-cell>
          <table:table-cell table:formula="of:=[.C6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80.65">
            <text:p>80,65</text:p>
          </table:table-cell>
          <table:table-cell table:formula="of:=[.C6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80.1">
            <text:p>80,10</text:p>
          </table:table-cell>
          <table:table-cell table:formula="of:=[.C6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84.79">
            <text:p>84,79</text:p>
          </table:table-cell>
          <table:table-cell table:formula="of:=[.C6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78.62">
            <text:p>78,62</text:p>
          </table:table-cell>
          <table:table-cell table:formula="of:=[.C6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80.26">
            <text:p>80,26</text:p>
          </table:table-cell>
          <table:table-cell table:formula="of:=[.C6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82.75">
            <text:p>82,75</text:p>
          </table:table-cell>
          <table:table-cell table:formula="of:=[.C6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82.56">
            <text:p>82,56</text:p>
          </table:table-cell>
          <table:table-cell table:formula="of:=[.C6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79.5">
            <text:p>79,50</text:p>
          </table:table-cell>
          <table:table-cell table:formula="of:=[.C6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77.81">
            <text:p>77,81</text:p>
          </table:table-cell>
          <table:table-cell table:formula="of:=[.C6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78.51">
            <text:p>78,51</text:p>
          </table:table-cell>
          <table:table-cell table:formula="of:=[.C6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84.86">
            <text:p>84,86</text:p>
          </table:table-cell>
          <table:table-cell table:formula="of:=[.C6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79.03">
            <text:p>79,03</text:p>
          </table:table-cell>
          <table:table-cell table:formula="of:=[.C6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79.33">
            <text:p>79,33</text:p>
          </table:table-cell>
          <table:table-cell table:formula="of:=[.C6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0.39">
            <text:p>80,39</text:p>
          </table:table-cell>
          <table:table-cell table:formula="of:=[.C6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79.42">
            <text:p>79,42</text:p>
          </table:table-cell>
          <table:table-cell table:formula="of:=[.C6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80.1">
            <text:p>80,10</text:p>
          </table:table-cell>
          <table:table-cell table:formula="of:=[.C6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80.93">
            <text:p>80,93</text:p>
          </table:table-cell>
          <table:table-cell table:formula="of:=[.C6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79.43">
            <text:p>79,43</text:p>
          </table:table-cell>
          <table:table-cell table:formula="of:=[.C6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77.08">
            <text:p>77,08</text:p>
          </table:table-cell>
          <table:table-cell table:formula="of:=[.C6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81.78">
            <text:p>81,78</text:p>
          </table:table-cell>
          <table:table-cell table:formula="of:=[.C6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78.03">
            <text:p>78,03</text:p>
          </table:table-cell>
          <table:table-cell table:formula="of:=[.C6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83.56">
            <text:p>83,56</text:p>
          </table:table-cell>
          <table:table-cell table:formula="of:=[.C7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78.49">
            <text:p>78,49</text:p>
          </table:table-cell>
          <table:table-cell table:formula="of:=[.C7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9.43">
            <text:p>79,43</text:p>
          </table:table-cell>
          <table:table-cell table:formula="of:=[.C7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79.31">
            <text:p>79,31</text:p>
          </table:table-cell>
          <table:table-cell table:formula="of:=[.C7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79.85">
            <text:p>79,85</text:p>
          </table:table-cell>
          <table:table-cell table:formula="of:=[.C7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84.48">
            <text:p>84,48</text:p>
          </table:table-cell>
          <table:table-cell table:formula="of:=[.C7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78.39">
            <text:p>78,39</text:p>
          </table:table-cell>
          <table:table-cell table:formula="of:=[.C7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77.17">
            <text:p>77,17</text:p>
          </table:table-cell>
          <table:table-cell table:formula="of:=[.C7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79.71">
            <text:p>79,71</text:p>
          </table:table-cell>
          <table:table-cell table:formula="of:=[.C7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78.59">
            <text:p>78,59</text:p>
          </table:table-cell>
          <table:table-cell table:formula="of:=[.C7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79.37">
            <text:p>79,37</text:p>
          </table:table-cell>
          <table:table-cell table:formula="of:=[.C7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85.48">
            <text:p>85,48</text:p>
          </table:table-cell>
          <table:table-cell table:formula="of:=[.C7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80.03">
            <text:p>80,03</text:p>
          </table:table-cell>
          <table:table-cell table:formula="of:=[.C7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80.53">
            <text:p>80,53</text:p>
          </table:table-cell>
          <table:table-cell table:formula="of:=[.C7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81.69">
            <text:p>81,69</text:p>
          </table:table-cell>
          <table:table-cell table:formula="of:=[.C7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78.61">
            <text:p>78,61</text:p>
          </table:table-cell>
          <table:table-cell table:formula="of:=[.C7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83.37">
            <text:p>83,37</text:p>
          </table:table-cell>
          <table:table-cell table:formula="of:=[.C7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78.32">
            <text:p>78,32</text:p>
          </table:table-cell>
          <table:table-cell table:formula="of:=[.C7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78.64">
            <text:p>78,64</text:p>
          </table:table-cell>
          <table:table-cell table:formula="of:=[.C7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84.03">
            <text:p>84,03</text:p>
          </table:table-cell>
          <table:table-cell table:formula="of:=[.C7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78.99">
            <text:p>78,99</text:p>
          </table:table-cell>
          <table:table-cell table:formula="of:=[.C7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82.06">
            <text:p>82,06</text:p>
          </table:table-cell>
          <table:table-cell table:formula="of:=[.C7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79.59">
            <text:p>79,59</text:p>
          </table:table-cell>
          <table:table-cell table:formula="of:=[.C7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80.01">
            <text:p>80,01</text:p>
          </table:table-cell>
          <table:table-cell table:formula="of:=[.C7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79.12">
            <text:p>79,12</text:p>
          </table:table-cell>
          <table:table-cell table:formula="of:=[.C7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78.62">
            <text:p>78,62</text:p>
          </table:table-cell>
          <table:table-cell table:formula="of:=[.C7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78.04">
            <text:p>78,04</text:p>
          </table:table-cell>
          <table:table-cell table:formula="of:=[.C7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87.62">
            <text:p>87,62</text:p>
          </table:table-cell>
          <table:table-cell table:formula="of:=[.C7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257.43">
            <text:p>257,43</text:p>
          </table:table-cell>
          <table:table-cell table:formula="of:=[.C7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75.42">
            <text:p>75,42</text:p>
          </table:table-cell>
          <table:table-cell table:formula="of:=[.C7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86.11">
            <text:p>86,11</text:p>
          </table:table-cell>
          <table:table-cell table:formula="of:=[.C7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81.77">
            <text:p>81,77</text:p>
          </table:table-cell>
          <table:table-cell table:formula="of:=[.C7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77.84">
            <text:p>77,84</text:p>
          </table:table-cell>
          <table:table-cell table:formula="of:=[.C7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78.88">
            <text:p>78,88</text:p>
          </table:table-cell>
          <table:table-cell table:formula="of:=[.C7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81.19">
            <text:p>81,19</text:p>
          </table:table-cell>
          <table:table-cell table:formula="of:=[.C7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79.8">
            <text:p>79,80</text:p>
          </table:table-cell>
          <table:table-cell table:formula="of:=[.C7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78.9">
            <text:p>78,90</text:p>
          </table:table-cell>
          <table:table-cell table:formula="of:=[.C7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8.96">
            <text:p>78,96</text:p>
          </table:table-cell>
          <table:table-cell table:formula="of:=[.C7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83.15">
            <text:p>83,15</text:p>
          </table:table-cell>
          <table:table-cell table:formula="of:=[.C7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77.85">
            <text:p>77,85</text:p>
          </table:table-cell>
          <table:table-cell table:formula="of:=[.C7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79.51">
            <text:p>79,51</text:p>
          </table:table-cell>
          <table:table-cell table:formula="of:=[.C7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87.07">
            <text:p>87,07</text:p>
          </table:table-cell>
          <table:table-cell table:formula="of:=[.C7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80.65">
            <text:p>80,65</text:p>
          </table:table-cell>
          <table:table-cell table:formula="of:=[.C7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81.13">
            <text:p>81,13</text:p>
          </table:table-cell>
          <table:table-cell table:formula="of:=[.C7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79.56">
            <text:p>79,56</text:p>
          </table:table-cell>
          <table:table-cell table:formula="of:=[.C7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77.5">
            <text:p>77,50</text:p>
          </table:table-cell>
          <table:table-cell table:formula="of:=[.C7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84.75">
            <text:p>84,75</text:p>
          </table:table-cell>
          <table:table-cell table:formula="of:=[.C7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77.66">
            <text:p>77,66</text:p>
          </table:table-cell>
          <table:table-cell table:formula="of:=[.C7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78.7">
            <text:p>78,70</text:p>
          </table:table-cell>
          <table:table-cell table:formula="of:=[.C7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79.4">
            <text:p>79,40</text:p>
          </table:table-cell>
          <table:table-cell table:formula="of:=[.C7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77.39">
            <text:p>77,39</text:p>
          </table:table-cell>
          <table:table-cell table:formula="of:=[.C7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78.07">
            <text:p>78,07</text:p>
          </table:table-cell>
          <table:table-cell table:formula="of:=[.C7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4.36">
            <text:p>84,36</text:p>
          </table:table-cell>
          <table:table-cell table:formula="of:=[.C7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79.82">
            <text:p>79,82</text:p>
          </table:table-cell>
          <table:table-cell table:formula="of:=[.C7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76.83">
            <text:p>76,83</text:p>
          </table:table-cell>
          <table:table-cell table:formula="of:=[.C7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77.57">
            <text:p>77,57</text:p>
          </table:table-cell>
          <table:table-cell table:formula="of:=[.C7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80.61">
            <text:p>80,61</text:p>
          </table:table-cell>
          <table:table-cell table:formula="of:=[.C7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85.76">
            <text:p>85,76</text:p>
          </table:table-cell>
          <table:table-cell table:formula="of:=[.C7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76.92">
            <text:p>76,92</text:p>
          </table:table-cell>
          <table:table-cell table:formula="of:=[.C7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89.13">
            <text:p>89,13</text:p>
          </table:table-cell>
          <table:table-cell table:formula="of:=[.C7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8.13">
            <text:p>78,13</text:p>
          </table:table-cell>
          <table:table-cell table:formula="of:=[.C7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78.46">
            <text:p>78,46</text:p>
          </table:table-cell>
          <table:table-cell table:formula="of:=[.C7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83.21">
            <text:p>83,21</text:p>
          </table:table-cell>
          <table:table-cell table:formula="of:=[.C7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83.42">
            <text:p>83,42</text:p>
          </table:table-cell>
          <table:table-cell table:formula="of:=[.C7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79.97">
            <text:p>79,97</text:p>
          </table:table-cell>
          <table:table-cell table:formula="of:=[.C7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79.92">
            <text:p>79,92</text:p>
          </table:table-cell>
          <table:table-cell table:formula="of:=[.C7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77.95">
            <text:p>77,95</text:p>
          </table:table-cell>
          <table:table-cell table:formula="of:=[.C7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84.28">
            <text:p>84,28</text:p>
          </table:table-cell>
          <table:table-cell table:formula="of:=[.C7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81.91">
            <text:p>81,91</text:p>
          </table:table-cell>
          <table:table-cell table:formula="of:=[.C7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01.78">
            <text:p>101,78</text:p>
          </table:table-cell>
          <table:table-cell table:formula="of:=[.C7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96.23">
            <text:p>96,23</text:p>
          </table:table-cell>
          <table:table-cell table:formula="of:=[.C7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02.69">
            <text:p>102,69</text:p>
          </table:table-cell>
          <table:table-cell table:formula="of:=[.C7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10.7">
            <text:p>110,70</text:p>
          </table:table-cell>
          <table:table-cell table:formula="of:=[.C7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92.76">
            <text:p>92,76</text:p>
          </table:table-cell>
          <table:table-cell table:formula="of:=[.C7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94.34">
            <text:p>94,34</text:p>
          </table:table-cell>
          <table:table-cell table:formula="of:=[.C7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79.95">
            <text:p>79,95</text:p>
          </table:table-cell>
          <table:table-cell table:formula="of:=[.C7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80.23">
            <text:p>80,23</text:p>
          </table:table-cell>
          <table:table-cell table:formula="of:=[.C7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78.89">
            <text:p>78,89</text:p>
          </table:table-cell>
          <table:table-cell table:formula="of:=[.C7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87.95">
            <text:p>87,95</text:p>
          </table:table-cell>
          <table:table-cell table:formula="of:=[.C7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80.47">
            <text:p>80,47</text:p>
          </table:table-cell>
          <table:table-cell table:formula="of:=[.C7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78.79">
            <text:p>78,79</text:p>
          </table:table-cell>
          <table:table-cell table:formula="of:=[.C7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86.75">
            <text:p>86,75</text:p>
          </table:table-cell>
          <table:table-cell table:formula="of:=[.C7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78.41">
            <text:p>78,41</text:p>
          </table:table-cell>
          <table:table-cell table:formula="of:=[.C7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78.9">
            <text:p>78,90</text:p>
          </table:table-cell>
          <table:table-cell table:formula="of:=[.C7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78.42">
            <text:p>78,42</text:p>
          </table:table-cell>
          <table:table-cell table:formula="of:=[.C7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79.74">
            <text:p>79,74</text:p>
          </table:table-cell>
          <table:table-cell table:formula="of:=[.C7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81.77">
            <text:p>81,77</text:p>
          </table:table-cell>
          <table:table-cell table:formula="of:=[.C7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267.13">
            <text:p>267,13</text:p>
          </table:table-cell>
          <table:table-cell table:formula="of:=[.C7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83.18">
            <text:p>83,18</text:p>
          </table:table-cell>
          <table:table-cell table:formula="of:=[.C7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82.56">
            <text:p>82,56</text:p>
          </table:table-cell>
          <table:table-cell table:formula="of:=[.C7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84.64">
            <text:p>84,64</text:p>
          </table:table-cell>
          <table:table-cell table:formula="of:=[.C7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78.14">
            <text:p>78,14</text:p>
          </table:table-cell>
          <table:table-cell table:formula="of:=[.C7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79.91">
            <text:p>79,91</text:p>
          </table:table-cell>
          <table:table-cell table:formula="of:=[.C7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79.6">
            <text:p>79,60</text:p>
          </table:table-cell>
          <table:table-cell table:formula="of:=[.C7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78.47">
            <text:p>78,47</text:p>
          </table:table-cell>
          <table:table-cell table:formula="of:=[.C7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78.56">
            <text:p>78,56</text:p>
          </table:table-cell>
          <table:table-cell table:formula="of:=[.C7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81.16">
            <text:p>81,16</text:p>
          </table:table-cell>
          <table:table-cell table:formula="of:=[.C7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78.21">
            <text:p>78,21</text:p>
          </table:table-cell>
          <table:table-cell table:formula="of:=[.C7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8.11">
            <text:p>78,11</text:p>
          </table:table-cell>
          <table:table-cell table:formula="of:=[.C7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78.34">
            <text:p>78,34</text:p>
          </table:table-cell>
          <table:table-cell table:formula="of:=[.C7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84.48">
            <text:p>84,48</text:p>
          </table:table-cell>
          <table:table-cell table:formula="of:=[.C8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89.2">
            <text:p>89,20</text:p>
          </table:table-cell>
          <table:table-cell table:formula="of:=[.C8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8.37">
            <text:p>78,37</text:p>
          </table:table-cell>
          <table:table-cell table:formula="of:=[.C8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80.57">
            <text:p>80,57</text:p>
          </table:table-cell>
          <table:table-cell table:formula="of:=[.C8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80">
            <text:p>80,00</text:p>
          </table:table-cell>
          <table:table-cell table:formula="of:=[.C8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80.25">
            <text:p>80,25</text:p>
          </table:table-cell>
          <table:table-cell table:formula="of:=[.C8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81.69">
            <text:p>81,69</text:p>
          </table:table-cell>
          <table:table-cell table:formula="of:=[.C8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84.66">
            <text:p>84,66</text:p>
          </table:table-cell>
          <table:table-cell table:formula="of:=[.C8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79.71">
            <text:p>79,71</text:p>
          </table:table-cell>
          <table:table-cell table:formula="of:=[.C8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82.56">
            <text:p>82,56</text:p>
          </table:table-cell>
          <table:table-cell table:formula="of:=[.C8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80.45">
            <text:p>80,45</text:p>
          </table:table-cell>
          <table:table-cell table:formula="of:=[.C8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83.17">
            <text:p>83,17</text:p>
          </table:table-cell>
          <table:table-cell table:formula="of:=[.C8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79.96">
            <text:p>79,96</text:p>
          </table:table-cell>
          <table:table-cell table:formula="of:=[.C8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81.3">
            <text:p>81,30</text:p>
          </table:table-cell>
          <table:table-cell table:formula="of:=[.C8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9.51">
            <text:p>79,51</text:p>
          </table:table-cell>
          <table:table-cell table:formula="of:=[.C8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78.02">
            <text:p>78,02</text:p>
          </table:table-cell>
          <table:table-cell table:formula="of:=[.C8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79.41">
            <text:p>79,41</text:p>
          </table:table-cell>
          <table:table-cell table:formula="of:=[.C8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79.78">
            <text:p>79,78</text:p>
          </table:table-cell>
          <table:table-cell table:formula="of:=[.C8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79.34">
            <text:p>79,34</text:p>
          </table:table-cell>
          <table:table-cell table:formula="of:=[.C8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78.21">
            <text:p>78,21</text:p>
          </table:table-cell>
          <table:table-cell table:formula="of:=[.C8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83.19">
            <text:p>83,19</text:p>
          </table:table-cell>
          <table:table-cell table:formula="of:=[.C8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86.29">
            <text:p>86,29</text:p>
          </table:table-cell>
          <table:table-cell table:formula="of:=[.C8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81.62">
            <text:p>81,62</text:p>
          </table:table-cell>
          <table:table-cell table:formula="of:=[.C8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78.38">
            <text:p>78,38</text:p>
          </table:table-cell>
          <table:table-cell table:formula="of:=[.C8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79.4">
            <text:p>79,40</text:p>
          </table:table-cell>
          <table:table-cell table:formula="of:=[.C8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79.03">
            <text:p>79,03</text:p>
          </table:table-cell>
          <table:table-cell table:formula="of:=[.C8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79.56">
            <text:p>79,56</text:p>
          </table:table-cell>
          <table:table-cell table:formula="of:=[.C8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84.94">
            <text:p>84,94</text:p>
          </table:table-cell>
          <table:table-cell table:formula="of:=[.C8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79.45">
            <text:p>79,45</text:p>
          </table:table-cell>
          <table:table-cell table:formula="of:=[.C8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79.55">
            <text:p>79,55</text:p>
          </table:table-cell>
          <table:table-cell table:formula="of:=[.C8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81.33">
            <text:p>81,33</text:p>
          </table:table-cell>
          <table:table-cell table:formula="of:=[.C8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80.2">
            <text:p>80,20</text:p>
          </table:table-cell>
          <table:table-cell table:formula="of:=[.C8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84.97">
            <text:p>84,97</text:p>
          </table:table-cell>
          <table:table-cell table:formula="of:=[.C8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80.41">
            <text:p>80,41</text:p>
          </table:table-cell>
          <table:table-cell table:formula="of:=[.C8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78.94">
            <text:p>78,94</text:p>
          </table:table-cell>
          <table:table-cell table:formula="of:=[.C8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79.5">
            <text:p>79,50</text:p>
          </table:table-cell>
          <table:table-cell table:formula="of:=[.C8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76.93">
            <text:p>76,93</text:p>
          </table:table-cell>
          <table:table-cell table:formula="of:=[.C8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84.65">
            <text:p>84,65</text:p>
          </table:table-cell>
          <table:table-cell table:formula="of:=[.C8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80.67">
            <text:p>80,67</text:p>
          </table:table-cell>
          <table:table-cell table:formula="of:=[.C8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79.16">
            <text:p>79,16</text:p>
          </table:table-cell>
          <table:table-cell table:formula="of:=[.C8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79.93">
            <text:p>79,93</text:p>
          </table:table-cell>
          <table:table-cell table:formula="of:=[.C8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78.37">
            <text:p>78,37</text:p>
          </table:table-cell>
          <table:table-cell table:formula="of:=[.C8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78.24">
            <text:p>78,24</text:p>
          </table:table-cell>
          <table:table-cell table:formula="of:=[.C8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82.59">
            <text:p>82,59</text:p>
          </table:table-cell>
          <table:table-cell table:formula="of:=[.C8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77.05">
            <text:p>77,05</text:p>
          </table:table-cell>
          <table:table-cell table:formula="of:=[.C8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81.23">
            <text:p>81,23</text:p>
          </table:table-cell>
          <table:table-cell table:formula="of:=[.C8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262.24">
            <text:p>262,24</text:p>
          </table:table-cell>
          <table:table-cell table:formula="of:=[.C8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74.69">
            <text:p>74,69</text:p>
          </table:table-cell>
          <table:table-cell table:formula="of:=[.C8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80.43">
            <text:p>80,43</text:p>
          </table:table-cell>
          <table:table-cell table:formula="of:=[.C8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80.59">
            <text:p>80,59</text:p>
          </table:table-cell>
          <table:table-cell table:formula="of:=[.C8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80.16">
            <text:p>80,16</text:p>
          </table:table-cell>
          <table:table-cell table:formula="of:=[.C8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78.67">
            <text:p>78,67</text:p>
          </table:table-cell>
          <table:table-cell table:formula="of:=[.C8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82.55">
            <text:p>82,55</text:p>
          </table:table-cell>
          <table:table-cell table:formula="of:=[.C8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78.74">
            <text:p>78,74</text:p>
          </table:table-cell>
          <table:table-cell table:formula="of:=[.C8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78.36">
            <text:p>78,36</text:p>
          </table:table-cell>
          <table:table-cell table:formula="of:=[.C8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78.89">
            <text:p>78,89</text:p>
          </table:table-cell>
          <table:table-cell table:formula="of:=[.C8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80.12">
            <text:p>80,12</text:p>
          </table:table-cell>
          <table:table-cell table:formula="of:=[.C8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88.91">
            <text:p>88,91</text:p>
          </table:table-cell>
          <table:table-cell table:formula="of:=[.C8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79.15">
            <text:p>79,15</text:p>
          </table:table-cell>
          <table:table-cell table:formula="of:=[.C8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79.58">
            <text:p>79,58</text:p>
          </table:table-cell>
          <table:table-cell table:formula="of:=[.C8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78.44">
            <text:p>78,44</text:p>
          </table:table-cell>
          <table:table-cell table:formula="of:=[.C8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78.91">
            <text:p>78,91</text:p>
          </table:table-cell>
          <table:table-cell table:formula="of:=[.C8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84.22">
            <text:p>84,22</text:p>
          </table:table-cell>
          <table:table-cell table:formula="of:=[.C8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0.05">
            <text:p>80,05</text:p>
          </table:table-cell>
          <table:table-cell table:formula="of:=[.C8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83.33">
            <text:p>83,33</text:p>
          </table:table-cell>
          <table:table-cell table:formula="of:=[.C8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79.08">
            <text:p>79,08</text:p>
          </table:table-cell>
          <table:table-cell table:formula="of:=[.C8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78.72">
            <text:p>78,72</text:p>
          </table:table-cell>
          <table:table-cell table:formula="of:=[.C8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79.68">
            <text:p>79,68</text:p>
          </table:table-cell>
          <table:table-cell table:formula="of:=[.C8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81.77">
            <text:p>81,77</text:p>
          </table:table-cell>
          <table:table-cell table:formula="of:=[.C8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78.6">
            <text:p>78,60</text:p>
          </table:table-cell>
          <table:table-cell table:formula="of:=[.C8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79.75">
            <text:p>79,75</text:p>
          </table:table-cell>
          <table:table-cell table:formula="of:=[.C8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79.23">
            <text:p>79,23</text:p>
          </table:table-cell>
          <table:table-cell table:formula="of:=[.C8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77.81">
            <text:p>77,81</text:p>
          </table:table-cell>
          <table:table-cell table:formula="of:=[.C8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81.55">
            <text:p>81,55</text:p>
          </table:table-cell>
          <table:table-cell table:formula="of:=[.C8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78.49">
            <text:p>78,49</text:p>
          </table:table-cell>
          <table:table-cell table:formula="of:=[.C8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79.52">
            <text:p>79,52</text:p>
          </table:table-cell>
          <table:table-cell table:formula="of:=[.C8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78.93">
            <text:p>78,93</text:p>
          </table:table-cell>
          <table:table-cell table:formula="of:=[.C8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85.95">
            <text:p>85,95</text:p>
          </table:table-cell>
          <table:table-cell table:formula="of:=[.C8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86.59">
            <text:p>86,59</text:p>
          </table:table-cell>
          <table:table-cell table:formula="of:=[.C8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78.26">
            <text:p>78,26</text:p>
          </table:table-cell>
          <table:table-cell table:formula="of:=[.C8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79.61">
            <text:p>79,61</text:p>
          </table:table-cell>
          <table:table-cell table:formula="of:=[.C8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77.85">
            <text:p>77,85</text:p>
          </table:table-cell>
          <table:table-cell table:formula="of:=[.C8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8.18">
            <text:p>78,18</text:p>
          </table:table-cell>
          <table:table-cell table:formula="of:=[.C8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81.8">
            <text:p>81,80</text:p>
          </table:table-cell>
          <table:table-cell table:formula="of:=[.C8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84.57">
            <text:p>84,57</text:p>
          </table:table-cell>
          <table:table-cell table:formula="of:=[.C8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79.9">
            <text:p>79,90</text:p>
          </table:table-cell>
          <table:table-cell table:formula="of:=[.C8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81.17">
            <text:p>81,17</text:p>
          </table:table-cell>
          <table:table-cell table:formula="of:=[.C8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81.14">
            <text:p>81,14</text:p>
          </table:table-cell>
          <table:table-cell table:formula="of:=[.C8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78.91">
            <text:p>78,91</text:p>
          </table:table-cell>
          <table:table-cell table:formula="of:=[.C8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83.96">
            <text:p>83,96</text:p>
          </table:table-cell>
          <table:table-cell table:formula="of:=[.C8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79.46">
            <text:p>79,46</text:p>
          </table:table-cell>
          <table:table-cell table:formula="of:=[.C8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79.59">
            <text:p>79,59</text:p>
          </table:table-cell>
          <table:table-cell table:formula="of:=[.C8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78.97">
            <text:p>78,97</text:p>
          </table:table-cell>
          <table:table-cell table:formula="of:=[.C8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79.43">
            <text:p>79,43</text:p>
          </table:table-cell>
          <table:table-cell table:formula="of:=[.C8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2.34">
            <text:p>82,34</text:p>
          </table:table-cell>
          <table:table-cell table:formula="of:=[.C8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78.4">
            <text:p>78,40</text:p>
          </table:table-cell>
          <table:table-cell table:formula="of:=[.C8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79.73">
            <text:p>79,73</text:p>
          </table:table-cell>
          <table:table-cell table:formula="of:=[.C8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78.05">
            <text:p>78,05</text:p>
          </table:table-cell>
          <table:table-cell table:formula="of:=[.C8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82.27">
            <text:p>82,27</text:p>
          </table:table-cell>
          <table:table-cell table:formula="of:=[.C8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78.76">
            <text:p>78,76</text:p>
          </table:table-cell>
          <table:table-cell table:formula="of:=[.C8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80.62">
            <text:p>80,62</text:p>
          </table:table-cell>
          <table:table-cell table:formula="of:=[.C9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79.18">
            <text:p>79,18</text:p>
          </table:table-cell>
          <table:table-cell table:formula="of:=[.C9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79.21">
            <text:p>79,21</text:p>
          </table:table-cell>
          <table:table-cell table:formula="of:=[.C9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80.23">
            <text:p>80,23</text:p>
          </table:table-cell>
          <table:table-cell table:formula="of:=[.C9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78.12">
            <text:p>78,12</text:p>
          </table:table-cell>
          <table:table-cell table:formula="of:=[.C9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262.36">
            <text:p>262,36</text:p>
          </table:table-cell>
          <table:table-cell table:formula="of:=[.C9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74.34">
            <text:p>74,34</text:p>
          </table:table-cell>
          <table:table-cell table:formula="of:=[.C9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83.59">
            <text:p>83,59</text:p>
          </table:table-cell>
          <table:table-cell table:formula="of:=[.C9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82.65">
            <text:p>82,65</text:p>
          </table:table-cell>
          <table:table-cell table:formula="of:=[.C9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84.25">
            <text:p>84,25</text:p>
          </table:table-cell>
          <table:table-cell table:formula="of:=[.C9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80.93">
            <text:p>80,93</text:p>
          </table:table-cell>
          <table:table-cell table:formula="of:=[.C9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78.07">
            <text:p>78,07</text:p>
          </table:table-cell>
          <table:table-cell table:formula="of:=[.C9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77.88">
            <text:p>77,88</text:p>
          </table:table-cell>
          <table:table-cell table:formula="of:=[.C9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80.4">
            <text:p>80,40</text:p>
          </table:table-cell>
          <table:table-cell table:formula="of:=[.C9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85.94">
            <text:p>85,94</text:p>
          </table:table-cell>
          <table:table-cell table:formula="of:=[.C9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78.78">
            <text:p>78,78</text:p>
          </table:table-cell>
          <table:table-cell table:formula="of:=[.C9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79.43">
            <text:p>79,43</text:p>
          </table:table-cell>
          <table:table-cell table:formula="of:=[.C9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79.34">
            <text:p>79,34</text:p>
          </table:table-cell>
          <table:table-cell table:formula="of:=[.C9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82.53">
            <text:p>82,53</text:p>
          </table:table-cell>
          <table:table-cell table:formula="of:=[.C9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81.51">
            <text:p>81,51</text:p>
          </table:table-cell>
          <table:table-cell table:formula="of:=[.C9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81.61">
            <text:p>81,61</text:p>
          </table:table-cell>
          <table:table-cell table:formula="of:=[.C9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78.96">
            <text:p>78,96</text:p>
          </table:table-cell>
          <table:table-cell table:formula="of:=[.C9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79.48">
            <text:p>79,48</text:p>
          </table:table-cell>
          <table:table-cell table:formula="of:=[.C9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77.99">
            <text:p>77,99</text:p>
          </table:table-cell>
          <table:table-cell table:formula="of:=[.C9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83.72">
            <text:p>83,72</text:p>
          </table:table-cell>
          <table:table-cell table:formula="of:=[.C9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79.17">
            <text:p>79,17</text:p>
          </table:table-cell>
          <table:table-cell table:formula="of:=[.C9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80.71">
            <text:p>80,71</text:p>
          </table:table-cell>
          <table:table-cell table:formula="of:=[.C9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80.31">
            <text:p>80,31</text:p>
          </table:table-cell>
          <table:table-cell table:formula="of:=[.C9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77.91">
            <text:p>77,91</text:p>
          </table:table-cell>
          <table:table-cell table:formula="of:=[.C9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79.93">
            <text:p>79,93</text:p>
          </table:table-cell>
          <table:table-cell table:formula="of:=[.C9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83.16">
            <text:p>83,16</text:p>
          </table:table-cell>
          <table:table-cell table:formula="of:=[.C9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79.58">
            <text:p>79,58</text:p>
          </table:table-cell>
          <table:table-cell table:formula="of:=[.C9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77.83">
            <text:p>77,83</text:p>
          </table:table-cell>
          <table:table-cell table:formula="of:=[.C9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78.51">
            <text:p>78,51</text:p>
          </table:table-cell>
          <table:table-cell table:formula="of:=[.C9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78.14">
            <text:p>78,14</text:p>
          </table:table-cell>
          <table:table-cell table:formula="of:=[.C9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84.06">
            <text:p>84,06</text:p>
          </table:table-cell>
          <table:table-cell table:formula="of:=[.C9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78.51">
            <text:p>78,51</text:p>
          </table:table-cell>
          <table:table-cell table:formula="of:=[.C9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82.37">
            <text:p>82,37</text:p>
          </table:table-cell>
          <table:table-cell table:formula="of:=[.C9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8.83">
            <text:p>78,83</text:p>
          </table:table-cell>
          <table:table-cell table:formula="of:=[.C9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79.99">
            <text:p>79,99</text:p>
          </table:table-cell>
          <table:table-cell table:formula="of:=[.C9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81.35">
            <text:p>81,35</text:p>
          </table:table-cell>
          <table:table-cell table:formula="of:=[.C9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78.17">
            <text:p>78,17</text:p>
          </table:table-cell>
          <table:table-cell table:formula="of:=[.C9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79.35">
            <text:p>79,35</text:p>
          </table:table-cell>
          <table:table-cell table:formula="of:=[.C9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83.05">
            <text:p>83,05</text:p>
          </table:table-cell>
          <table:table-cell table:formula="of:=[.C9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80.64">
            <text:p>80,64</text:p>
          </table:table-cell>
          <table:table-cell table:formula="of:=[.C9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79.34">
            <text:p>79,34</text:p>
          </table:table-cell>
          <table:table-cell table:formula="of:=[.C9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84.37">
            <text:p>84,37</text:p>
          </table:table-cell>
          <table:table-cell table:formula="of:=[.C9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81.5">
            <text:p>81,50</text:p>
          </table:table-cell>
          <table:table-cell table:formula="of:=[.C9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78.86">
            <text:p>78,86</text:p>
          </table:table-cell>
          <table:table-cell table:formula="of:=[.C9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78.47">
            <text:p>78,47</text:p>
          </table:table-cell>
          <table:table-cell table:formula="of:=[.C9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78.51">
            <text:p>78,51</text:p>
          </table:table-cell>
          <table:table-cell table:formula="of:=[.C9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86.92">
            <text:p>86,92</text:p>
          </table:table-cell>
          <table:table-cell table:formula="of:=[.C9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78.27">
            <text:p>78,27</text:p>
          </table:table-cell>
          <table:table-cell table:formula="of:=[.C9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80.66">
            <text:p>80,66</text:p>
          </table:table-cell>
          <table:table-cell table:formula="of:=[.C9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78.41">
            <text:p>78,41</text:p>
          </table:table-cell>
          <table:table-cell table:formula="of:=[.C9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78.02">
            <text:p>78,02</text:p>
          </table:table-cell>
          <table:table-cell table:formula="of:=[.C9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81.98">
            <text:p>81,98</text:p>
          </table:table-cell>
          <table:table-cell table:formula="of:=[.C9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79.37">
            <text:p>79,37</text:p>
          </table:table-cell>
          <table:table-cell table:formula="of:=[.C9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80.38">
            <text:p>80,38</text:p>
          </table:table-cell>
          <table:table-cell table:formula="of:=[.C9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80.4">
            <text:p>80,40</text:p>
          </table:table-cell>
          <table:table-cell table:formula="of:=[.C9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79.5">
            <text:p>79,50</text:p>
          </table:table-cell>
          <table:table-cell table:formula="of:=[.C9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82.69">
            <text:p>82,69</text:p>
          </table:table-cell>
          <table:table-cell table:formula="of:=[.C9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84.86">
            <text:p>84,86</text:p>
          </table:table-cell>
          <table:table-cell table:formula="of:=[.C9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78.72">
            <text:p>78,72</text:p>
          </table:table-cell>
          <table:table-cell table:formula="of:=[.C9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263.78">
            <text:p>263,78</text:p>
          </table:table-cell>
          <table:table-cell table:formula="of:=[.C9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78.15">
            <text:p>78,15</text:p>
          </table:table-cell>
          <table:table-cell table:formula="of:=[.C9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83.11">
            <text:p>83,11</text:p>
          </table:table-cell>
          <table:table-cell table:formula="of:=[.C9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79">
            <text:p>79,00</text:p>
          </table:table-cell>
          <table:table-cell table:formula="of:=[.C9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86.19">
            <text:p>86,19</text:p>
          </table:table-cell>
          <table:table-cell table:formula="of:=[.C9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77.36">
            <text:p>77,36</text:p>
          </table:table-cell>
          <table:table-cell table:formula="of:=[.C9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16.78">
            <text:p>116,78</text:p>
          </table:table-cell>
          <table:table-cell table:formula="of:=[.C9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92.65">
            <text:p>92,65</text:p>
          </table:table-cell>
          <table:table-cell table:formula="of:=[.C9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90.29">
            <text:p>90,29</text:p>
          </table:table-cell>
          <table:table-cell table:formula="of:=[.C9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89.48">
            <text:p>89,48</text:p>
          </table:table-cell>
          <table:table-cell table:formula="of:=[.C9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77.87">
            <text:p>77,87</text:p>
          </table:table-cell>
          <table:table-cell table:formula="of:=[.C9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82.55">
            <text:p>82,55</text:p>
          </table:table-cell>
          <table:table-cell table:formula="of:=[.C9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97.01">
            <text:p>97,01</text:p>
          </table:table-cell>
          <table:table-cell table:formula="of:=[.C9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85.86">
            <text:p>85,86</text:p>
          </table:table-cell>
          <table:table-cell table:formula="of:=[.C9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80.71">
            <text:p>80,71</text:p>
          </table:table-cell>
          <table:table-cell table:formula="of:=[.C9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73.51">
            <text:p>73,51</text:p>
          </table:table-cell>
          <table:table-cell table:formula="of:=[.C9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77.14">
            <text:p>77,14</text:p>
          </table:table-cell>
          <table:table-cell table:formula="of:=[.C9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72.43">
            <text:p>72,43</text:p>
          </table:table-cell>
          <table:table-cell table:formula="of:=[.C9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77.16">
            <text:p>77,16</text:p>
          </table:table-cell>
          <table:table-cell table:formula="of:=[.C9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72.76">
            <text:p>72,76</text:p>
          </table:table-cell>
          <table:table-cell table:formula="of:=[.C9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73.29">
            <text:p>73,29</text:p>
          </table:table-cell>
          <table:table-cell table:formula="of:=[.C9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73.56">
            <text:p>73,56</text:p>
          </table:table-cell>
          <table:table-cell table:formula="of:=[.C9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73.71">
            <text:p>73,71</text:p>
          </table:table-cell>
          <table:table-cell table:formula="of:=[.C9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72.51">
            <text:p>72,51</text:p>
          </table:table-cell>
          <table:table-cell table:formula="of:=[.C9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72.64">
            <text:p>72,64</text:p>
          </table:table-cell>
          <table:table-cell table:formula="of:=[.C9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72.03">
            <text:p>72,03</text:p>
          </table:table-cell>
          <table:table-cell table:formula="of:=[.C9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73.65">
            <text:p>73,65</text:p>
          </table:table-cell>
          <table:table-cell table:formula="of:=[.C9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78.55">
            <text:p>78,55</text:p>
          </table:table-cell>
          <table:table-cell table:formula="of:=[.C9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71.91">
            <text:p>71,91</text:p>
          </table:table-cell>
          <table:table-cell table:formula="of:=[.C9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73.36">
            <text:p>73,36</text:p>
          </table:table-cell>
          <table:table-cell table:formula="of:=[.C9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75.48">
            <text:p>75,48</text:p>
          </table:table-cell>
          <table:table-cell table:formula="of:=[.C9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77.26">
            <text:p>77,26</text:p>
          </table:table-cell>
          <table:table-cell table:formula="of:=[.C9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73.56">
            <text:p>73,56</text:p>
          </table:table-cell>
          <table:table-cell table:formula="of:=[.C9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77.25">
            <text:p>77,25</text:p>
          </table:table-cell>
          <table:table-cell table:formula="of:=[.C9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77.3">
            <text:p>77,30</text:p>
          </table:table-cell>
          <table:table-cell table:formula="of:=[.C9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74.77">
            <text:p>74,77</text:p>
          </table:table-cell>
          <table:table-cell table:formula="of:=[.C9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72.89">
            <text:p>72,89</text:p>
          </table:table-cell>
          <table:table-cell table:formula="of:=[.C10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75.26">
            <text:p>75,26</text:p>
          </table:table-cell>
          <table:table-cell table:formula="of:=[.C10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2.43">
            <text:p>72,43</text:p>
          </table:table-cell>
          <table:table-cell table:formula="of:=[.C10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80.65">
            <text:p>80,65</text:p>
          </table:table-cell>
          <table:table-cell table:formula="of:=[.C10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74.57">
            <text:p>74,57</text:p>
          </table:table-cell>
          <table:table-cell table:formula="of:=[.C10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78.51">
            <text:p>78,51</text:p>
          </table:table-cell>
          <table:table-cell table:formula="of:=[.C10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73.02">
            <text:p>73,02</text:p>
          </table:table-cell>
          <table:table-cell table:formula="of:=[.C10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73.79">
            <text:p>73,79</text:p>
          </table:table-cell>
          <table:table-cell table:formula="of:=[.C10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81.82">
            <text:p>81,82</text:p>
          </table:table-cell>
          <table:table-cell table:formula="of:=[.C10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72.59">
            <text:p>72,59</text:p>
          </table:table-cell>
          <table:table-cell table:formula="of:=[.C10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74.11">
            <text:p>74,11</text:p>
          </table:table-cell>
          <table:table-cell table:formula="of:=[.C10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74.51">
            <text:p>74,51</text:p>
          </table:table-cell>
          <table:table-cell table:formula="of:=[.C10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76.44">
            <text:p>76,44</text:p>
          </table:table-cell>
          <table:table-cell table:formula="of:=[.C10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72.7">
            <text:p>72,70</text:p>
          </table:table-cell>
          <table:table-cell table:formula="of:=[.C10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76.15">
            <text:p>76,15</text:p>
          </table:table-cell>
          <table:table-cell table:formula="of:=[.C10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73.04">
            <text:p>73,04</text:p>
          </table:table-cell>
          <table:table-cell table:formula="of:=[.C10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74.2">
            <text:p>74,20</text:p>
          </table:table-cell>
          <table:table-cell table:formula="of:=[.C10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76.16">
            <text:p>76,16</text:p>
          </table:table-cell>
          <table:table-cell table:formula="of:=[.C10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75.82">
            <text:p>75,82</text:p>
          </table:table-cell>
          <table:table-cell table:formula="of:=[.C10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72.68">
            <text:p>72,68</text:p>
          </table:table-cell>
          <table:table-cell table:formula="of:=[.C10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83.69">
            <text:p>83,69</text:p>
          </table:table-cell>
          <table:table-cell table:formula="of:=[.C10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76.05">
            <text:p>76,05</text:p>
          </table:table-cell>
          <table:table-cell table:formula="of:=[.C10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72.45">
            <text:p>72,45</text:p>
          </table:table-cell>
          <table:table-cell table:formula="of:=[.C10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63.9">
            <text:p>263,90</text:p>
          </table:table-cell>
          <table:table-cell table:formula="of:=[.C10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72.54">
            <text:p>72,54</text:p>
          </table:table-cell>
          <table:table-cell table:formula="of:=[.C10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73.18">
            <text:p>73,18</text:p>
          </table:table-cell>
          <table:table-cell table:formula="of:=[.C10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4.28">
            <text:p>74,28</text:p>
          </table:table-cell>
          <table:table-cell table:formula="of:=[.C10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74.89">
            <text:p>74,89</text:p>
          </table:table-cell>
          <table:table-cell table:formula="of:=[.C10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74.15">
            <text:p>74,15</text:p>
          </table:table-cell>
          <table:table-cell table:formula="of:=[.C10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79.65">
            <text:p>79,65</text:p>
          </table:table-cell>
          <table:table-cell table:formula="of:=[.C10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75.01">
            <text:p>75,01</text:p>
          </table:table-cell>
          <table:table-cell table:formula="of:=[.C10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71.9">
            <text:p>71,90</text:p>
          </table:table-cell>
          <table:table-cell table:formula="of:=[.C10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74.8">
            <text:p>74,80</text:p>
          </table:table-cell>
          <table:table-cell table:formula="of:=[.C10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74.54">
            <text:p>74,54</text:p>
          </table:table-cell>
          <table:table-cell table:formula="of:=[.C10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72.24">
            <text:p>72,24</text:p>
          </table:table-cell>
          <table:table-cell table:formula="of:=[.C10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72.8">
            <text:p>72,80</text:p>
          </table:table-cell>
          <table:table-cell table:formula="of:=[.C10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74.47">
            <text:p>74,47</text:p>
          </table:table-cell>
          <table:table-cell table:formula="of:=[.C10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76.31">
            <text:p>76,31</text:p>
          </table:table-cell>
          <table:table-cell table:formula="of:=[.C10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76.95">
            <text:p>76,95</text:p>
          </table:table-cell>
          <table:table-cell table:formula="of:=[.C10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72.49">
            <text:p>72,49</text:p>
          </table:table-cell>
          <table:table-cell table:formula="of:=[.C10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83.6">
            <text:p>83,60</text:p>
          </table:table-cell>
          <table:table-cell table:formula="of:=[.C10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73.08">
            <text:p>73,08</text:p>
          </table:table-cell>
          <table:table-cell table:formula="of:=[.C10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72.74">
            <text:p>72,74</text:p>
          </table:table-cell>
          <table:table-cell table:formula="of:=[.C10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76.79">
            <text:p>76,79</text:p>
          </table:table-cell>
          <table:table-cell table:formula="of:=[.C10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72.74">
            <text:p>72,74</text:p>
          </table:table-cell>
          <table:table-cell table:formula="of:=[.C10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72.64">
            <text:p>72,64</text:p>
          </table:table-cell>
          <table:table-cell table:formula="of:=[.C10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80.01">
            <text:p>80,01</text:p>
          </table:table-cell>
          <table:table-cell table:formula="of:=[.C10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73.12">
            <text:p>73,12</text:p>
          </table:table-cell>
          <table:table-cell table:formula="of:=[.C10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74.01">
            <text:p>74,01</text:p>
          </table:table-cell>
          <table:table-cell table:formula="of:=[.C10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76.32">
            <text:p>76,32</text:p>
          </table:table-cell>
          <table:table-cell table:formula="of:=[.C10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73.09">
            <text:p>73,09</text:p>
          </table:table-cell>
          <table:table-cell table:formula="of:=[.C10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78.89">
            <text:p>78,89</text:p>
          </table:table-cell>
          <table:table-cell table:formula="of:=[.C10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73.64">
            <text:p>73,64</text:p>
          </table:table-cell>
          <table:table-cell table:formula="of:=[.C10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73.21">
            <text:p>73,21</text:p>
          </table:table-cell>
          <table:table-cell table:formula="of:=[.C10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73">
            <text:p>73,00</text:p>
          </table:table-cell>
          <table:table-cell table:formula="of:=[.C10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78.68">
            <text:p>78,68</text:p>
          </table:table-cell>
          <table:table-cell table:formula="of:=[.C10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73.63">
            <text:p>73,63</text:p>
          </table:table-cell>
          <table:table-cell table:formula="of:=[.C10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79.95">
            <text:p>79,95</text:p>
          </table:table-cell>
          <table:table-cell table:formula="of:=[.C10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74.3">
            <text:p>74,30</text:p>
          </table:table-cell>
          <table:table-cell table:formula="of:=[.C10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75.36">
            <text:p>75,36</text:p>
          </table:table-cell>
          <table:table-cell table:formula="of:=[.C10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72.53">
            <text:p>72,53</text:p>
          </table:table-cell>
          <table:table-cell table:formula="of:=[.C10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72.6">
            <text:p>72,60</text:p>
          </table:table-cell>
          <table:table-cell table:formula="of:=[.C10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80.37">
            <text:p>80,37</text:p>
          </table:table-cell>
          <table:table-cell table:formula="of:=[.C10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83.18">
            <text:p>83,18</text:p>
          </table:table-cell>
          <table:table-cell table:formula="of:=[.C10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75.24">
            <text:p>75,24</text:p>
          </table:table-cell>
          <table:table-cell table:formula="of:=[.C10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80.05">
            <text:p>80,05</text:p>
          </table:table-cell>
          <table:table-cell table:formula="of:=[.C10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77">
            <text:p>77,00</text:p>
          </table:table-cell>
          <table:table-cell table:formula="of:=[.C10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72.96">
            <text:p>72,96</text:p>
          </table:table-cell>
          <table:table-cell table:formula="of:=[.C10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75.92">
            <text:p>75,92</text:p>
          </table:table-cell>
          <table:table-cell table:formula="of:=[.C10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74.93">
            <text:p>74,93</text:p>
          </table:table-cell>
          <table:table-cell table:formula="of:=[.C10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74.17">
            <text:p>74,17</text:p>
          </table:table-cell>
          <table:table-cell table:formula="of:=[.C10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76.56">
            <text:p>76,56</text:p>
          </table:table-cell>
          <table:table-cell table:formula="of:=[.C10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75.18">
            <text:p>75,18</text:p>
          </table:table-cell>
          <table:table-cell table:formula="of:=[.C10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78.5">
            <text:p>78,50</text:p>
          </table:table-cell>
          <table:table-cell table:formula="of:=[.C10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73.41">
            <text:p>73,41</text:p>
          </table:table-cell>
          <table:table-cell table:formula="of:=[.C10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75">
            <text:p>75,00</text:p>
          </table:table-cell>
          <table:table-cell table:formula="of:=[.C10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75.4">
            <text:p>75,40</text:p>
          </table:table-cell>
          <table:table-cell table:formula="of:=[.C10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72.29">
            <text:p>72,29</text:p>
          </table:table-cell>
          <table:table-cell table:formula="of:=[.C10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71.32">
            <text:p>71,32</text:p>
          </table:table-cell>
          <table:table-cell table:formula="of:=[.C10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82.33">
            <text:p>82,33</text:p>
          </table:table-cell>
          <table:table-cell table:formula="of:=[.C10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73.72">
            <text:p>73,72</text:p>
          </table:table-cell>
          <table:table-cell table:formula="of:=[.C10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74.24">
            <text:p>74,24</text:p>
          </table:table-cell>
          <table:table-cell table:formula="of:=[.C10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56.54">
            <text:p>256,54</text:p>
          </table:table-cell>
          <table:table-cell table:formula="of:=[.C10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72.66">
            <text:p>72,66</text:p>
          </table:table-cell>
          <table:table-cell table:formula="of:=[.C10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72.92">
            <text:p>72,92</text:p>
          </table:table-cell>
          <table:table-cell table:formula="of:=[.C10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74.53">
            <text:p>74,53</text:p>
          </table:table-cell>
          <table:table-cell table:formula="of:=[.C10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72.65">
            <text:p>72,65</text:p>
          </table:table-cell>
          <table:table-cell table:formula="of:=[.C10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73.84">
            <text:p>73,84</text:p>
          </table:table-cell>
          <table:table-cell table:formula="of:=[.C10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79.88">
            <text:p>79,88</text:p>
          </table:table-cell>
          <table:table-cell table:formula="of:=[.C10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73.34">
            <text:p>73,34</text:p>
          </table:table-cell>
          <table:table-cell table:formula="of:=[.C10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74.75">
            <text:p>74,75</text:p>
          </table:table-cell>
          <table:table-cell table:formula="of:=[.C10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72.55">
            <text:p>72,55</text:p>
          </table:table-cell>
          <table:table-cell table:formula="of:=[.C10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74.34">
            <text:p>74,34</text:p>
          </table:table-cell>
          <table:table-cell table:formula="of:=[.C10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73.12">
            <text:p>73,12</text:p>
          </table:table-cell>
          <table:table-cell table:formula="of:=[.C10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79.43">
            <text:p>79,43</text:p>
          </table:table-cell>
          <table:table-cell table:formula="of:=[.C10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74.46">
            <text:p>74,46</text:p>
          </table:table-cell>
          <table:table-cell table:formula="of:=[.C10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74.4">
            <text:p>74,40</text:p>
          </table:table-cell>
          <table:table-cell table:formula="of:=[.C10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74.39">
            <text:p>74,39</text:p>
          </table:table-cell>
          <table:table-cell table:formula="of:=[.C10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73.45">
            <text:p>73,45</text:p>
          </table:table-cell>
          <table:table-cell table:formula="of:=[.C10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76.98">
            <text:p>76,98</text:p>
          </table:table-cell>
          <table:table-cell table:formula="of:=[.C10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75.7">
            <text:p>75,70</text:p>
          </table:table-cell>
          <table:table-cell table:formula="of:=[.C11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78.05">
            <text:p>78,05</text:p>
          </table:table-cell>
          <table:table-cell table:formula="of:=[.C11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2.96">
            <text:p>72,96</text:p>
          </table:table-cell>
          <table:table-cell table:formula="of:=[.C11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78.66">
            <text:p>78,66</text:p>
          </table:table-cell>
          <table:table-cell table:formula="of:=[.C11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73.95">
            <text:p>73,95</text:p>
          </table:table-cell>
          <table:table-cell table:formula="of:=[.C11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78.07">
            <text:p>78,07</text:p>
          </table:table-cell>
          <table:table-cell table:formula="of:=[.C11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73.48">
            <text:p>73,48</text:p>
          </table:table-cell>
          <table:table-cell table:formula="of:=[.C11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73.91">
            <text:p>73,91</text:p>
          </table:table-cell>
          <table:table-cell table:formula="of:=[.C11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73.7">
            <text:p>73,70</text:p>
          </table:table-cell>
          <table:table-cell table:formula="of:=[.C11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75.4">
            <text:p>75,40</text:p>
          </table:table-cell>
          <table:table-cell table:formula="of:=[.C11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78.32">
            <text:p>78,32</text:p>
          </table:table-cell>
          <table:table-cell table:formula="of:=[.C11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77.82">
            <text:p>77,82</text:p>
          </table:table-cell>
          <table:table-cell table:formula="of:=[.C11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73.31">
            <text:p>73,31</text:p>
          </table:table-cell>
          <table:table-cell table:formula="of:=[.C11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72.51">
            <text:p>72,51</text:p>
          </table:table-cell>
          <table:table-cell table:formula="of:=[.C11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75.11">
            <text:p>75,11</text:p>
          </table:table-cell>
          <table:table-cell table:formula="of:=[.C11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73.91">
            <text:p>73,91</text:p>
          </table:table-cell>
          <table:table-cell table:formula="of:=[.C11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72.91">
            <text:p>72,91</text:p>
          </table:table-cell>
          <table:table-cell table:formula="of:=[.C11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75.36">
            <text:p>75,36</text:p>
          </table:table-cell>
          <table:table-cell table:formula="of:=[.C11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74.21">
            <text:p>74,21</text:p>
          </table:table-cell>
          <table:table-cell table:formula="of:=[.C11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74.22">
            <text:p>74,22</text:p>
          </table:table-cell>
          <table:table-cell table:formula="of:=[.C11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72.11">
            <text:p>72,11</text:p>
          </table:table-cell>
          <table:table-cell table:formula="of:=[.C11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72.45">
            <text:p>72,45</text:p>
          </table:table-cell>
          <table:table-cell table:formula="of:=[.C11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77.44">
            <text:p>77,44</text:p>
          </table:table-cell>
          <table:table-cell table:formula="of:=[.C11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77.78">
            <text:p>77,78</text:p>
          </table:table-cell>
          <table:table-cell table:formula="of:=[.C11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73.25">
            <text:p>73,25</text:p>
          </table:table-cell>
          <table:table-cell table:formula="of:=[.C11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76.38">
            <text:p>76,38</text:p>
          </table:table-cell>
          <table:table-cell table:formula="of:=[.C11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74.95">
            <text:p>74,95</text:p>
          </table:table-cell>
          <table:table-cell table:formula="of:=[.C11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72.59">
            <text:p>72,59</text:p>
          </table:table-cell>
          <table:table-cell table:formula="of:=[.C11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79.12">
            <text:p>79,12</text:p>
          </table:table-cell>
          <table:table-cell table:formula="of:=[.C11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71.75">
            <text:p>71,75</text:p>
          </table:table-cell>
          <table:table-cell table:formula="of:=[.C11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72.91">
            <text:p>72,91</text:p>
          </table:table-cell>
          <table:table-cell table:formula="of:=[.C11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74.02">
            <text:p>74,02</text:p>
          </table:table-cell>
          <table:table-cell table:formula="of:=[.C11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77.5">
            <text:p>77,50</text:p>
          </table:table-cell>
          <table:table-cell table:formula="of:=[.C11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73.44">
            <text:p>73,44</text:p>
          </table:table-cell>
          <table:table-cell table:formula="of:=[.C11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72.51">
            <text:p>72,51</text:p>
          </table:table-cell>
          <table:table-cell table:formula="of:=[.C11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73.87">
            <text:p>73,87</text:p>
          </table:table-cell>
          <table:table-cell table:formula="of:=[.C11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74.62">
            <text:p>74,62</text:p>
          </table:table-cell>
          <table:table-cell table:formula="of:=[.C11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73.93">
            <text:p>73,93</text:p>
          </table:table-cell>
          <table:table-cell table:formula="of:=[.C11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73.9">
            <text:p>73,90</text:p>
          </table:table-cell>
          <table:table-cell table:formula="of:=[.C11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75.25">
            <text:p>75,25</text:p>
          </table:table-cell>
          <table:table-cell table:formula="of:=[.C11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74.94">
            <text:p>74,94</text:p>
          </table:table-cell>
          <table:table-cell table:formula="of:=[.C11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260.38">
            <text:p>260,38</text:p>
          </table:table-cell>
          <table:table-cell table:formula="of:=[.C11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68.96">
            <text:p>68,96</text:p>
          </table:table-cell>
          <table:table-cell table:formula="of:=[.C11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80.21">
            <text:p>80,21</text:p>
          </table:table-cell>
          <table:table-cell table:formula="of:=[.C11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75.92">
            <text:p>75,92</text:p>
          </table:table-cell>
          <table:table-cell table:formula="of:=[.C11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74.93">
            <text:p>74,93</text:p>
          </table:table-cell>
          <table:table-cell table:formula="of:=[.C11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73.83">
            <text:p>73,83</text:p>
          </table:table-cell>
          <table:table-cell table:formula="of:=[.C11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74.23">
            <text:p>74,23</text:p>
          </table:table-cell>
          <table:table-cell table:formula="of:=[.C11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73.51">
            <text:p>73,51</text:p>
          </table:table-cell>
          <table:table-cell table:formula="of:=[.C11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76.07">
            <text:p>76,07</text:p>
          </table:table-cell>
          <table:table-cell table:formula="of:=[.C11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71.74">
            <text:p>71,74</text:p>
          </table:table-cell>
          <table:table-cell table:formula="of:=[.C11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73.16">
            <text:p>73,16</text:p>
          </table:table-cell>
          <table:table-cell table:formula="of:=[.C11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78.68">
            <text:p>78,68</text:p>
          </table:table-cell>
          <table:table-cell table:formula="of:=[.C11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72.25">
            <text:p>72,25</text:p>
          </table:table-cell>
          <table:table-cell table:formula="of:=[.C11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77.22">
            <text:p>77,22</text:p>
          </table:table-cell>
          <table:table-cell table:formula="of:=[.C11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73.69">
            <text:p>73,69</text:p>
          </table:table-cell>
          <table:table-cell table:formula="of:=[.C11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73.21">
            <text:p>73,21</text:p>
          </table:table-cell>
          <table:table-cell table:formula="of:=[.C11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73.02">
            <text:p>73,02</text:p>
          </table:table-cell>
          <table:table-cell table:formula="of:=[.C11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74.19">
            <text:p>74,19</text:p>
          </table:table-cell>
          <table:table-cell table:formula="of:=[.C11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72.56">
            <text:p>72,56</text:p>
          </table:table-cell>
          <table:table-cell table:formula="of:=[.C11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78.79">
            <text:p>78,79</text:p>
          </table:table-cell>
          <table:table-cell table:formula="of:=[.C11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74.03">
            <text:p>74,03</text:p>
          </table:table-cell>
          <table:table-cell table:formula="of:=[.C11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73.84">
            <text:p>73,84</text:p>
          </table:table-cell>
          <table:table-cell table:formula="of:=[.C11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75.62">
            <text:p>75,62</text:p>
          </table:table-cell>
          <table:table-cell table:formula="of:=[.C11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79.84">
            <text:p>79,84</text:p>
          </table:table-cell>
          <table:table-cell table:formula="of:=[.C11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80.84">
            <text:p>80,84</text:p>
          </table:table-cell>
          <table:table-cell table:formula="of:=[.C11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71.87">
            <text:p>71,87</text:p>
          </table:table-cell>
          <table:table-cell table:formula="of:=[.C11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78.56">
            <text:p>78,56</text:p>
          </table:table-cell>
          <table:table-cell table:formula="of:=[.C11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75.39">
            <text:p>75,39</text:p>
          </table:table-cell>
          <table:table-cell table:formula="of:=[.C11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73.09">
            <text:p>73,09</text:p>
          </table:table-cell>
          <table:table-cell table:formula="of:=[.C11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76.01">
            <text:p>76,01</text:p>
          </table:table-cell>
          <table:table-cell table:formula="of:=[.C11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82.91">
            <text:p>82,91</text:p>
          </table:table-cell>
          <table:table-cell table:formula="of:=[.C11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71.86">
            <text:p>71,86</text:p>
          </table:table-cell>
          <table:table-cell table:formula="of:=[.C11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74.72">
            <text:p>74,72</text:p>
          </table:table-cell>
          <table:table-cell table:formula="of:=[.C11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76.89">
            <text:p>76,89</text:p>
          </table:table-cell>
          <table:table-cell table:formula="of:=[.C11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73.93">
            <text:p>73,93</text:p>
          </table:table-cell>
          <table:table-cell table:formula="of:=[.C11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72.86">
            <text:p>72,86</text:p>
          </table:table-cell>
          <table:table-cell table:formula="of:=[.C11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72.07">
            <text:p>72,07</text:p>
          </table:table-cell>
          <table:table-cell table:formula="of:=[.C11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74.19">
            <text:p>74,19</text:p>
          </table:table-cell>
          <table:table-cell table:formula="of:=[.C11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74.99">
            <text:p>74,99</text:p>
          </table:table-cell>
          <table:table-cell table:formula="of:=[.C11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73.02">
            <text:p>73,02</text:p>
          </table:table-cell>
          <table:table-cell table:formula="of:=[.C11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74.17">
            <text:p>74,17</text:p>
          </table:table-cell>
          <table:table-cell table:formula="of:=[.C11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81.7">
            <text:p>81,70</text:p>
          </table:table-cell>
          <table:table-cell table:formula="of:=[.C11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73.39">
            <text:p>73,39</text:p>
          </table:table-cell>
          <table:table-cell table:formula="of:=[.C11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73.04">
            <text:p>73,04</text:p>
          </table:table-cell>
          <table:table-cell table:formula="of:=[.C11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73.93">
            <text:p>73,93</text:p>
          </table:table-cell>
          <table:table-cell table:formula="of:=[.C11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74.01">
            <text:p>74,01</text:p>
          </table:table-cell>
          <table:table-cell table:formula="of:=[.C11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76.13">
            <text:p>76,13</text:p>
          </table:table-cell>
          <table:table-cell table:formula="of:=[.C11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79.01">
            <text:p>79,01</text:p>
          </table:table-cell>
          <table:table-cell table:formula="of:=[.C11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90.72">
            <text:p>90,72</text:p>
          </table:table-cell>
          <table:table-cell table:formula="of:=[.C11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75.23">
            <text:p>75,23</text:p>
          </table:table-cell>
          <table:table-cell table:formula="of:=[.C11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76.5">
            <text:p>76,50</text:p>
          </table:table-cell>
          <table:table-cell table:formula="of:=[.C11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73.87">
            <text:p>73,87</text:p>
          </table:table-cell>
          <table:table-cell table:formula="of:=[.C11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77.64">
            <text:p>77,64</text:p>
          </table:table-cell>
          <table:table-cell table:formula="of:=[.C11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71.41">
            <text:p>71,41</text:p>
          </table:table-cell>
          <table:table-cell table:formula="of:=[.C11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74.37">
            <text:p>74,37</text:p>
          </table:table-cell>
          <table:table-cell table:formula="of:=[.C11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77.25">
            <text:p>77,25</text:p>
          </table:table-cell>
          <table:table-cell table:formula="of:=[.C11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75.58">
            <text:p>75,58</text:p>
          </table:table-cell>
          <table:table-cell table:formula="of:=[.C11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75.65">
            <text:p>75,65</text:p>
          </table:table-cell>
          <table:table-cell table:formula="of:=[.C11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78.02">
            <text:p>78,02</text:p>
          </table:table-cell>
          <table:table-cell table:formula="of:=[.C11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252.21">
            <text:p>252,21</text:p>
          </table:table-cell>
          <table:table-cell table:formula="of:=[.C12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73.38">
            <text:p>73,38</text:p>
          </table:table-cell>
          <table:table-cell table:formula="of:=[.C12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73.29">
            <text:p>73,29</text:p>
          </table:table-cell>
          <table:table-cell table:formula="of:=[.C12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80.71">
            <text:p>80,71</text:p>
          </table:table-cell>
          <table:table-cell table:formula="of:=[.C12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74.65">
            <text:p>74,65</text:p>
          </table:table-cell>
          <table:table-cell table:formula="of:=[.C12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72.04">
            <text:p>72,04</text:p>
          </table:table-cell>
          <table:table-cell table:formula="of:=[.C12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73.86">
            <text:p>73,86</text:p>
          </table:table-cell>
          <table:table-cell table:formula="of:=[.C12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71.87">
            <text:p>71,87</text:p>
          </table:table-cell>
          <table:table-cell table:formula="of:=[.C12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76.87">
            <text:p>76,87</text:p>
          </table:table-cell>
          <table:table-cell table:formula="of:=[.C12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92.72">
            <text:p>92,72</text:p>
          </table:table-cell>
          <table:table-cell table:formula="of:=[.C12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73.3">
            <text:p>73,30</text:p>
          </table:table-cell>
          <table:table-cell table:formula="of:=[.C12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75.87">
            <text:p>75,87</text:p>
          </table:table-cell>
          <table:table-cell table:formula="of:=[.C12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74.89">
            <text:p>74,89</text:p>
          </table:table-cell>
          <table:table-cell table:formula="of:=[.C12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74.36">
            <text:p>74,36</text:p>
          </table:table-cell>
          <table:table-cell table:formula="of:=[.C12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74.33">
            <text:p>74,33</text:p>
          </table:table-cell>
          <table:table-cell table:formula="of:=[.C12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72.87">
            <text:p>72,87</text:p>
          </table:table-cell>
          <table:table-cell table:formula="of:=[.C12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74.37">
            <text:p>74,37</text:p>
          </table:table-cell>
          <table:table-cell table:formula="of:=[.C12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72.87">
            <text:p>72,87</text:p>
          </table:table-cell>
          <table:table-cell table:formula="of:=[.C12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72.93">
            <text:p>72,93</text:p>
          </table:table-cell>
          <table:table-cell table:formula="of:=[.C12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77.17">
            <text:p>77,17</text:p>
          </table:table-cell>
          <table:table-cell table:formula="of:=[.C12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74.94">
            <text:p>74,94</text:p>
          </table:table-cell>
          <table:table-cell table:formula="of:=[.C12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73.38">
            <text:p>73,38</text:p>
          </table:table-cell>
          <table:table-cell table:formula="of:=[.C12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73.9">
            <text:p>73,90</text:p>
          </table:table-cell>
          <table:table-cell table:formula="of:=[.C12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76.46">
            <text:p>76,46</text:p>
          </table:table-cell>
          <table:table-cell table:formula="of:=[.C12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72.18">
            <text:p>72,18</text:p>
          </table:table-cell>
          <table:table-cell table:formula="of:=[.C12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80.96">
            <text:p>80,96</text:p>
          </table:table-cell>
          <table:table-cell table:formula="of:=[.C12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75.39">
            <text:p>75,39</text:p>
          </table:table-cell>
          <table:table-cell table:formula="of:=[.C12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75.37">
            <text:p>75,37</text:p>
          </table:table-cell>
          <table:table-cell table:formula="of:=[.C12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72.77">
            <text:p>72,77</text:p>
          </table:table-cell>
          <table:table-cell table:formula="of:=[.C12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77.91">
            <text:p>77,91</text:p>
          </table:table-cell>
          <table:table-cell table:formula="of:=[.C12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75.17">
            <text:p>75,17</text:p>
          </table:table-cell>
          <table:table-cell table:formula="of:=[.C12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72.69">
            <text:p>72,69</text:p>
          </table:table-cell>
          <table:table-cell table:formula="of:=[.C12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73.05">
            <text:p>73,05</text:p>
          </table:table-cell>
          <table:table-cell table:formula="of:=[.C12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74.1">
            <text:p>74,10</text:p>
          </table:table-cell>
          <table:table-cell table:formula="of:=[.C12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74.23">
            <text:p>74,23</text:p>
          </table:table-cell>
          <table:table-cell table:formula="of:=[.C12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83.25">
            <text:p>83,25</text:p>
          </table:table-cell>
          <table:table-cell table:formula="of:=[.C12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76.02">
            <text:p>76,02</text:p>
          </table:table-cell>
          <table:table-cell table:formula="of:=[.C12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75.28">
            <text:p>75,28</text:p>
          </table:table-cell>
          <table:table-cell table:formula="of:=[.C12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74.55">
            <text:p>74,55</text:p>
          </table:table-cell>
          <table:table-cell table:formula="of:=[.C12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77.25">
            <text:p>77,25</text:p>
          </table:table-cell>
          <table:table-cell table:formula="of:=[.C12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98.73">
            <text:p>98,73</text:p>
          </table:table-cell>
          <table:table-cell table:formula="of:=[.C12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76.79">
            <text:p>76,79</text:p>
          </table:table-cell>
          <table:table-cell table:formula="of:=[.C12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73.31">
            <text:p>73,31</text:p>
          </table:table-cell>
          <table:table-cell table:formula="of:=[.C12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72.75">
            <text:p>72,75</text:p>
          </table:table-cell>
          <table:table-cell table:formula="of:=[.C12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73.63">
            <text:p>73,63</text:p>
          </table:table-cell>
          <table:table-cell table:formula="of:=[.C12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72.55">
            <text:p>72,55</text:p>
          </table:table-cell>
          <table:table-cell table:formula="of:=[.C12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72.88">
            <text:p>72,88</text:p>
          </table:table-cell>
          <table:table-cell table:formula="of:=[.C12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76.56">
            <text:p>76,56</text:p>
          </table:table-cell>
          <table:table-cell table:formula="of:=[.C12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75.12">
            <text:p>75,12</text:p>
          </table:table-cell>
          <table:table-cell table:formula="of:=[.C12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74.72">
            <text:p>74,72</text:p>
          </table:table-cell>
          <table:table-cell table:formula="of:=[.C12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75.67">
            <text:p>75,67</text:p>
          </table:table-cell>
          <table:table-cell table:formula="of:=[.C12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73.73">
            <text:p>73,73</text:p>
          </table:table-cell>
          <table:table-cell table:formula="of:=[.C12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88.34">
            <text:p>88,34</text:p>
          </table:table-cell>
          <table:table-cell table:formula="of:=[.C12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76.09">
            <text:p>76,09</text:p>
          </table:table-cell>
          <table:table-cell table:formula="of:=[.C12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72.85">
            <text:p>72,85</text:p>
          </table:table-cell>
          <table:table-cell table:formula="of:=[.C12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87.14">
            <text:p>87,14</text:p>
          </table:table-cell>
          <table:table-cell table:formula="of:=[.C12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73.42">
            <text:p>73,42</text:p>
          </table:table-cell>
          <table:table-cell table:formula="of:=[.C12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72.35">
            <text:p>72,35</text:p>
          </table:table-cell>
          <table:table-cell table:formula="of:=[.C12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76.76">
            <text:p>76,76</text:p>
          </table:table-cell>
          <table:table-cell table:formula="of:=[.C12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260.03">
            <text:p>260,03</text:p>
          </table:table-cell>
          <table:table-cell table:formula="of:=[.C12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67.87">
            <text:p>67,87</text:p>
          </table:table-cell>
          <table:table-cell table:formula="of:=[.C12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73.32">
            <text:p>73,32</text:p>
          </table:table-cell>
          <table:table-cell table:formula="of:=[.C12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79.96">
            <text:p>79,96</text:p>
          </table:table-cell>
          <table:table-cell table:formula="of:=[.C12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72.96">
            <text:p>72,96</text:p>
          </table:table-cell>
          <table:table-cell table:formula="of:=[.C12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72.92">
            <text:p>72,92</text:p>
          </table:table-cell>
          <table:table-cell table:formula="of:=[.C12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77.01">
            <text:p>77,01</text:p>
          </table:table-cell>
          <table:table-cell table:formula="of:=[.C12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74.6">
            <text:p>74,60</text:p>
          </table:table-cell>
          <table:table-cell table:formula="of:=[.C12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73.15">
            <text:p>73,15</text:p>
          </table:table-cell>
          <table:table-cell table:formula="of:=[.C12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75.73">
            <text:p>75,73</text:p>
          </table:table-cell>
          <table:table-cell table:formula="of:=[.C12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89.39">
            <text:p>89,39</text:p>
          </table:table-cell>
          <table:table-cell table:formula="of:=[.C12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74.59">
            <text:p>74,59</text:p>
          </table:table-cell>
          <table:table-cell table:formula="of:=[.C12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74.37">
            <text:p>74,37</text:p>
          </table:table-cell>
          <table:table-cell table:formula="of:=[.C12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79.12">
            <text:p>79,12</text:p>
          </table:table-cell>
          <table:table-cell table:formula="of:=[.C12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80">
            <text:p>80,00</text:p>
          </table:table-cell>
          <table:table-cell table:formula="of:=[.C12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72.78">
            <text:p>72,78</text:p>
          </table:table-cell>
          <table:table-cell table:formula="of:=[.C12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76.22">
            <text:p>76,22</text:p>
          </table:table-cell>
          <table:table-cell table:formula="of:=[.C12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72.8">
            <text:p>72,80</text:p>
          </table:table-cell>
          <table:table-cell table:formula="of:=[.C12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72.86">
            <text:p>72,86</text:p>
          </table:table-cell>
          <table:table-cell table:formula="of:=[.C12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73.59">
            <text:p>73,59</text:p>
          </table:table-cell>
          <table:table-cell table:formula="of:=[.C12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81.33">
            <text:p>81,33</text:p>
          </table:table-cell>
          <table:table-cell table:formula="of:=[.C12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74.41">
            <text:p>74,41</text:p>
          </table:table-cell>
          <table:table-cell table:formula="of:=[.C12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73.13">
            <text:p>73,13</text:p>
          </table:table-cell>
          <table:table-cell table:formula="of:=[.C12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74.02">
            <text:p>74,02</text:p>
          </table:table-cell>
          <table:table-cell table:formula="of:=[.C12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73.69">
            <text:p>73,69</text:p>
          </table:table-cell>
          <table:table-cell table:formula="of:=[.C12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75.39">
            <text:p>75,39</text:p>
          </table:table-cell>
          <table:table-cell table:formula="of:=[.C12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73.6">
            <text:p>73,60</text:p>
          </table:table-cell>
          <table:table-cell table:formula="of:=[.C12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73.71">
            <text:p>73,71</text:p>
          </table:table-cell>
          <table:table-cell table:formula="of:=[.C12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73.13">
            <text:p>73,13</text:p>
          </table:table-cell>
          <table:table-cell table:formula="of:=[.C12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73.2">
            <text:p>73,20</text:p>
          </table:table-cell>
          <table:table-cell table:formula="of:=[.C12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73.72">
            <text:p>73,72</text:p>
          </table:table-cell>
          <table:table-cell table:formula="of:=[.C12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78.36">
            <text:p>78,36</text:p>
          </table:table-cell>
          <table:table-cell table:formula="of:=[.C12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76.48">
            <text:p>76,48</text:p>
          </table:table-cell>
          <table:table-cell table:formula="of:=[.C12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96.2">
            <text:p>96,20</text:p>
          </table:table-cell>
          <table:table-cell table:formula="of:=[.C12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84.48">
            <text:p>84,48</text:p>
          </table:table-cell>
          <table:table-cell table:formula="of:=[.C12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74.23">
            <text:p>74,23</text:p>
          </table:table-cell>
          <table:table-cell table:formula="of:=[.C12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74.62">
            <text:p>74,62</text:p>
          </table:table-cell>
          <table:table-cell table:formula="of:=[.C12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72.66">
            <text:p>72,66</text:p>
          </table:table-cell>
          <table:table-cell table:formula="of:=[.C12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72.66">
            <text:p>72,66</text:p>
          </table:table-cell>
          <table:table-cell table:formula="of:=[.C12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73.62">
            <text:p>73,62</text:p>
          </table:table-cell>
          <table:table-cell table:formula="of:=[.C12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75.28">
            <text:p>75,28</text:p>
          </table:table-cell>
          <table:table-cell table:formula="of:=[.C12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75.73">
            <text:p>75,73</text:p>
          </table:table-cell>
          <table:table-cell table:formula="of:=[.C13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84.67">
            <text:p>84,67</text:p>
          </table:table-cell>
          <table:table-cell table:formula="of:=[.C13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76.68">
            <text:p>76,68</text:p>
          </table:table-cell>
          <table:table-cell table:formula="of:=[.C13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72.79">
            <text:p>72,79</text:p>
          </table:table-cell>
          <table:table-cell table:formula="of:=[.C13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72.05">
            <text:p>72,05</text:p>
          </table:table-cell>
          <table:table-cell table:formula="of:=[.C13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73.58">
            <text:p>73,58</text:p>
          </table:table-cell>
          <table:table-cell table:formula="of:=[.C13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73.46">
            <text:p>73,46</text:p>
          </table:table-cell>
          <table:table-cell table:formula="of:=[.C13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75.88">
            <text:p>75,88</text:p>
          </table:table-cell>
          <table:table-cell table:formula="of:=[.C13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76.08">
            <text:p>76,08</text:p>
          </table:table-cell>
          <table:table-cell table:formula="of:=[.C13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74.42">
            <text:p>74,42</text:p>
          </table:table-cell>
          <table:table-cell table:formula="of:=[.C13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74.02">
            <text:p>74,02</text:p>
          </table:table-cell>
          <table:table-cell table:formula="of:=[.C13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74.67">
            <text:p>74,67</text:p>
          </table:table-cell>
          <table:table-cell table:formula="of:=[.C13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79.7">
            <text:p>79,70</text:p>
          </table:table-cell>
          <table:table-cell table:formula="of:=[.C13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72.34">
            <text:p>72,34</text:p>
          </table:table-cell>
          <table:table-cell table:formula="of:=[.C13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73.94">
            <text:p>73,94</text:p>
          </table:table-cell>
          <table:table-cell table:formula="of:=[.C13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93.29">
            <text:p>93,29</text:p>
          </table:table-cell>
          <table:table-cell table:formula="of:=[.C13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73.45">
            <text:p>73,45</text:p>
          </table:table-cell>
          <table:table-cell table:formula="of:=[.C13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73.05">
            <text:p>73,05</text:p>
          </table:table-cell>
          <table:table-cell table:formula="of:=[.C13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264.36">
            <text:p>264,36</text:p>
          </table:table-cell>
          <table:table-cell table:formula="of:=[.C13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68.99">
            <text:p>68,99</text:p>
          </table:table-cell>
          <table:table-cell table:formula="of:=[.C13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84.66">
            <text:p>84,66</text:p>
          </table:table-cell>
          <table:table-cell table:formula="of:=[.C13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77.99">
            <text:p>77,99</text:p>
          </table:table-cell>
          <table:table-cell table:formula="of:=[.C13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73.52">
            <text:p>73,52</text:p>
          </table:table-cell>
          <table:table-cell table:formula="of:=[.C13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74.13">
            <text:p>74,13</text:p>
          </table:table-cell>
          <table:table-cell table:formula="of:=[.C13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71.89">
            <text:p>71,89</text:p>
          </table:table-cell>
          <table:table-cell table:formula="of:=[.C13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74.47">
            <text:p>74,47</text:p>
          </table:table-cell>
          <table:table-cell table:formula="of:=[.C13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74.79">
            <text:p>74,79</text:p>
          </table:table-cell>
          <table:table-cell table:formula="of:=[.C13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78.25">
            <text:p>78,25</text:p>
          </table:table-cell>
          <table:table-cell table:formula="of:=[.C13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78.4">
            <text:p>78,40</text:p>
          </table:table-cell>
          <table:table-cell table:formula="of:=[.C13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73.35">
            <text:p>73,35</text:p>
          </table:table-cell>
          <table:table-cell table:formula="of:=[.C13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73.69">
            <text:p>73,69</text:p>
          </table:table-cell>
          <table:table-cell table:formula="of:=[.C13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73.64">
            <text:p>73,64</text:p>
          </table:table-cell>
          <table:table-cell table:formula="of:=[.C13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74.4">
            <text:p>74,40</text:p>
          </table:table-cell>
          <table:table-cell table:formula="of:=[.C13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74.28">
            <text:p>74,28</text:p>
          </table:table-cell>
          <table:table-cell table:formula="of:=[.C13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74.93">
            <text:p>74,93</text:p>
          </table:table-cell>
          <table:table-cell table:formula="of:=[.C13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78.14">
            <text:p>78,14</text:p>
          </table:table-cell>
          <table:table-cell table:formula="of:=[.C13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73.54">
            <text:p>73,54</text:p>
          </table:table-cell>
          <table:table-cell table:formula="of:=[.C13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73.99">
            <text:p>73,99</text:p>
          </table:table-cell>
          <table:table-cell table:formula="of:=[.C13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77.39">
            <text:p>77,39</text:p>
          </table:table-cell>
          <table:table-cell table:formula="of:=[.C13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74.53">
            <text:p>74,53</text:p>
          </table:table-cell>
          <table:table-cell table:formula="of:=[.C13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72.66">
            <text:p>72,66</text:p>
          </table:table-cell>
          <table:table-cell table:formula="of:=[.C13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74.32">
            <text:p>74,32</text:p>
          </table:table-cell>
          <table:table-cell table:formula="of:=[.C13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74.39">
            <text:p>74,39</text:p>
          </table:table-cell>
          <table:table-cell table:formula="of:=[.C13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77.94">
            <text:p>77,94</text:p>
          </table:table-cell>
          <table:table-cell table:formula="of:=[.C13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78.65">
            <text:p>78,65</text:p>
          </table:table-cell>
          <table:table-cell table:formula="of:=[.C13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76.32">
            <text:p>76,32</text:p>
          </table:table-cell>
          <table:table-cell table:formula="of:=[.C13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73.96">
            <text:p>73,96</text:p>
          </table:table-cell>
          <table:table-cell table:formula="of:=[.C13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75.73">
            <text:p>75,73</text:p>
          </table:table-cell>
          <table:table-cell table:formula="of:=[.C13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72.17">
            <text:p>72,17</text:p>
          </table:table-cell>
          <table:table-cell table:formula="of:=[.C13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74.2">
            <text:p>74,20</text:p>
          </table:table-cell>
          <table:table-cell table:formula="of:=[.C13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73.34">
            <text:p>73,34</text:p>
          </table:table-cell>
          <table:table-cell table:formula="of:=[.C13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73.12">
            <text:p>73,12</text:p>
          </table:table-cell>
          <table:table-cell table:formula="of:=[.C13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72.95">
            <text:p>72,95</text:p>
          </table:table-cell>
          <table:table-cell table:formula="of:=[.C13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75.4">
            <text:p>75,40</text:p>
          </table:table-cell>
          <table:table-cell table:formula="of:=[.C13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73.35">
            <text:p>73,35</text:p>
          </table:table-cell>
          <table:table-cell table:formula="of:=[.C13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82.91">
            <text:p>82,91</text:p>
          </table:table-cell>
          <table:table-cell table:formula="of:=[.C13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78">
            <text:p>78,00</text:p>
          </table:table-cell>
          <table:table-cell table:formula="of:=[.C13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81.58">
            <text:p>81,58</text:p>
          </table:table-cell>
          <table:table-cell table:formula="of:=[.C13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73.56">
            <text:p>73,56</text:p>
          </table:table-cell>
          <table:table-cell table:formula="of:=[.C13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75.65">
            <text:p>75,65</text:p>
          </table:table-cell>
          <table:table-cell table:formula="of:=[.C13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72.54">
            <text:p>72,54</text:p>
          </table:table-cell>
          <table:table-cell table:formula="of:=[.C13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78.31">
            <text:p>78,31</text:p>
          </table:table-cell>
          <table:table-cell table:formula="of:=[.C13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72.6">
            <text:p>72,60</text:p>
          </table:table-cell>
          <table:table-cell table:formula="of:=[.C13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72.44">
            <text:p>72,44</text:p>
          </table:table-cell>
          <table:table-cell table:formula="of:=[.C13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72.85">
            <text:p>72,85</text:p>
          </table:table-cell>
          <table:table-cell table:formula="of:=[.C13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76.15">
            <text:p>76,15</text:p>
          </table:table-cell>
          <table:table-cell table:formula="of:=[.C13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78.73">
            <text:p>78,73</text:p>
          </table:table-cell>
          <table:table-cell table:formula="of:=[.C13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74.56">
            <text:p>74,56</text:p>
          </table:table-cell>
          <table:table-cell table:formula="of:=[.C13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73.63">
            <text:p>73,63</text:p>
          </table:table-cell>
          <table:table-cell table:formula="of:=[.C13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76.5">
            <text:p>76,50</text:p>
          </table:table-cell>
          <table:table-cell table:formula="of:=[.C13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73.74">
            <text:p>73,74</text:p>
          </table:table-cell>
          <table:table-cell table:formula="of:=[.C13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73.25">
            <text:p>73,25</text:p>
          </table:table-cell>
          <table:table-cell table:formula="of:=[.C13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82.63">
            <text:p>82,63</text:p>
          </table:table-cell>
          <table:table-cell table:formula="of:=[.C13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72.95">
            <text:p>72,95</text:p>
          </table:table-cell>
          <table:table-cell table:formula="of:=[.C13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72.83">
            <text:p>72,83</text:p>
          </table:table-cell>
          <table:table-cell table:formula="of:=[.C13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72.36">
            <text:p>72,36</text:p>
          </table:table-cell>
          <table:table-cell table:formula="of:=[.C13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75.01">
            <text:p>75,01</text:p>
          </table:table-cell>
          <table:table-cell table:formula="of:=[.C13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257.67">
            <text:p>257,67</text:p>
          </table:table-cell>
          <table:table-cell table:formula="of:=[.C13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68.62">
            <text:p>68,62</text:p>
          </table:table-cell>
          <table:table-cell table:formula="of:=[.C13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78.42">
            <text:p>78,42</text:p>
          </table:table-cell>
          <table:table-cell table:formula="of:=[.C13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74.6">
            <text:p>74,60</text:p>
          </table:table-cell>
          <table:table-cell table:formula="of:=[.C13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79.04">
            <text:p>79,04</text:p>
          </table:table-cell>
          <table:table-cell table:formula="of:=[.C13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73.06">
            <text:p>73,06</text:p>
          </table:table-cell>
          <table:table-cell table:formula="of:=[.C13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74.02">
            <text:p>74,02</text:p>
          </table:table-cell>
          <table:table-cell table:formula="of:=[.C13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77.76">
            <text:p>77,76</text:p>
          </table:table-cell>
          <table:table-cell table:formula="of:=[.C13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75.99">
            <text:p>75,99</text:p>
          </table:table-cell>
          <table:table-cell table:formula="of:=[.C13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76.85">
            <text:p>76,85</text:p>
          </table:table-cell>
          <table:table-cell table:formula="of:=[.C13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79.07">
            <text:p>79,07</text:p>
          </table:table-cell>
          <table:table-cell table:formula="of:=[.C13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93.14">
            <text:p>93,14</text:p>
          </table:table-cell>
          <table:table-cell table:formula="of:=[.C13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91.61">
            <text:p>91,61</text:p>
          </table:table-cell>
          <table:table-cell table:formula="of:=[.C13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02.84">
            <text:p>102,84</text:p>
          </table:table-cell>
          <table:table-cell table:formula="of:=[.C13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84.23">
            <text:p>84,23</text:p>
          </table:table-cell>
          <table:table-cell table:formula="of:=[.C13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90.55">
            <text:p>90,55</text:p>
          </table:table-cell>
          <table:table-cell table:formula="of:=[.C13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71.67">
            <text:p>71,67</text:p>
          </table:table-cell>
          <table:table-cell table:formula="of:=[.C13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74.07">
            <text:p>74,07</text:p>
          </table:table-cell>
          <table:table-cell table:formula="of:=[.C13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72.99">
            <text:p>72,99</text:p>
          </table:table-cell>
          <table:table-cell table:formula="of:=[.C13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76.86">
            <text:p>76,86</text:p>
          </table:table-cell>
          <table:table-cell table:formula="of:=[.C13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83.81">
            <text:p>83,81</text:p>
          </table:table-cell>
          <table:table-cell table:formula="of:=[.C13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73.89">
            <text:p>73,89</text:p>
          </table:table-cell>
          <table:table-cell table:formula="of:=[.C13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72.96">
            <text:p>72,96</text:p>
          </table:table-cell>
          <table:table-cell table:formula="of:=[.C13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73.04">
            <text:p>73,04</text:p>
          </table:table-cell>
          <table:table-cell table:formula="of:=[.C14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77.43">
            <text:p>77,43</text:p>
          </table:table-cell>
          <table:table-cell table:formula="of:=[.C14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73.69">
            <text:p>73,69</text:p>
          </table:table-cell>
          <table:table-cell table:formula="of:=[.C14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72.63">
            <text:p>72,63</text:p>
          </table:table-cell>
          <table:table-cell table:formula="of:=[.C14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72.89">
            <text:p>72,89</text:p>
          </table:table-cell>
          <table:table-cell table:formula="of:=[.C14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75.29">
            <text:p>75,29</text:p>
          </table:table-cell>
          <table:table-cell table:formula="of:=[.C14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74.87">
            <text:p>74,87</text:p>
          </table:table-cell>
          <table:table-cell table:formula="of:=[.C14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77.88">
            <text:p>77,88</text:p>
          </table:table-cell>
          <table:table-cell table:formula="of:=[.C14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74.19">
            <text:p>74,19</text:p>
          </table:table-cell>
          <table:table-cell table:formula="of:=[.C14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74.6">
            <text:p>74,60</text:p>
          </table:table-cell>
          <table:table-cell table:formula="of:=[.C14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75.58">
            <text:p>75,58</text:p>
          </table:table-cell>
          <table:table-cell table:formula="of:=[.C14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76.05">
            <text:p>76,05</text:p>
          </table:table-cell>
          <table:table-cell table:formula="of:=[.C14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76.14">
            <text:p>76,14</text:p>
          </table:table-cell>
          <table:table-cell table:formula="of:=[.C14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72.16">
            <text:p>72,16</text:p>
          </table:table-cell>
          <table:table-cell table:formula="of:=[.C14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75.49">
            <text:p>75,49</text:p>
          </table:table-cell>
          <table:table-cell table:formula="of:=[.C14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71.97">
            <text:p>71,97</text:p>
          </table:table-cell>
          <table:table-cell table:formula="of:=[.C14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73.63">
            <text:p>73,63</text:p>
          </table:table-cell>
          <table:table-cell table:formula="of:=[.C14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74.31">
            <text:p>74,31</text:p>
          </table:table-cell>
          <table:table-cell table:formula="of:=[.C14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79.85">
            <text:p>79,85</text:p>
          </table:table-cell>
          <table:table-cell table:formula="of:=[.C14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73.04">
            <text:p>73,04</text:p>
          </table:table-cell>
          <table:table-cell table:formula="of:=[.C14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74.22">
            <text:p>74,22</text:p>
          </table:table-cell>
          <table:table-cell table:formula="of:=[.C14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74.8">
            <text:p>74,80</text:p>
          </table:table-cell>
          <table:table-cell table:formula="of:=[.C14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73.01">
            <text:p>73,01</text:p>
          </table:table-cell>
          <table:table-cell table:formula="of:=[.C14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75.43">
            <text:p>75,43</text:p>
          </table:table-cell>
          <table:table-cell table:formula="of:=[.C14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79.49">
            <text:p>79,49</text:p>
          </table:table-cell>
          <table:table-cell table:formula="of:=[.C14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75.13">
            <text:p>75,13</text:p>
          </table:table-cell>
          <table:table-cell table:formula="of:=[.C14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74.69">
            <text:p>74,69</text:p>
          </table:table-cell>
          <table:table-cell table:formula="of:=[.C14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74.64">
            <text:p>74,64</text:p>
          </table:table-cell>
          <table:table-cell table:formula="of:=[.C14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72.3">
            <text:p>72,30</text:p>
          </table:table-cell>
          <table:table-cell table:formula="of:=[.C14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76.95">
            <text:p>76,95</text:p>
          </table:table-cell>
          <table:table-cell table:formula="of:=[.C14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72.69">
            <text:p>72,69</text:p>
          </table:table-cell>
          <table:table-cell table:formula="of:=[.C14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73.03">
            <text:p>73,03</text:p>
          </table:table-cell>
          <table:table-cell table:formula="of:=[.C14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78.23">
            <text:p>78,23</text:p>
          </table:table-cell>
          <table:table-cell table:formula="of:=[.C14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76.01">
            <text:p>76,01</text:p>
          </table:table-cell>
          <table:table-cell table:formula="of:=[.C14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73.6">
            <text:p>73,60</text:p>
          </table:table-cell>
          <table:table-cell table:formula="of:=[.C14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80.3">
            <text:p>80,30</text:p>
          </table:table-cell>
          <table:table-cell table:formula="of:=[.C14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254.51">
            <text:p>254,51</text:p>
          </table:table-cell>
          <table:table-cell table:formula="of:=[.C14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69.43">
            <text:p>69,43</text:p>
          </table:table-cell>
          <table:table-cell table:formula="of:=[.C14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80.84">
            <text:p>80,84</text:p>
          </table:table-cell>
          <table:table-cell table:formula="of:=[.C14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76.99">
            <text:p>76,99</text:p>
          </table:table-cell>
          <table:table-cell table:formula="of:=[.C14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74.39">
            <text:p>74,39</text:p>
          </table:table-cell>
          <table:table-cell table:formula="of:=[.C14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72.42">
            <text:p>72,42</text:p>
          </table:table-cell>
          <table:table-cell table:formula="of:=[.C14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73.65">
            <text:p>73,65</text:p>
          </table:table-cell>
          <table:table-cell table:formula="of:=[.C14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75.74">
            <text:p>75,74</text:p>
          </table:table-cell>
          <table:table-cell table:formula="of:=[.C14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79.4">
            <text:p>79,40</text:p>
          </table:table-cell>
          <table:table-cell table:formula="of:=[.C14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75.91">
            <text:p>75,91</text:p>
          </table:table-cell>
          <table:table-cell table:formula="of:=[.C14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74.48">
            <text:p>74,48</text:p>
          </table:table-cell>
          <table:table-cell table:formula="of:=[.C14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73.08">
            <text:p>73,08</text:p>
          </table:table-cell>
          <table:table-cell table:formula="of:=[.C14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74.62">
            <text:p>74,62</text:p>
          </table:table-cell>
          <table:table-cell table:formula="of:=[.C14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72.59">
            <text:p>72,59</text:p>
          </table:table-cell>
          <table:table-cell table:formula="of:=[.C14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79.68">
            <text:p>79,68</text:p>
          </table:table-cell>
          <table:table-cell table:formula="of:=[.C14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72.81">
            <text:p>72,81</text:p>
          </table:table-cell>
          <table:table-cell table:formula="of:=[.C14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73.8">
            <text:p>73,80</text:p>
          </table:table-cell>
          <table:table-cell table:formula="of:=[.C14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74.95">
            <text:p>74,95</text:p>
          </table:table-cell>
          <table:table-cell table:formula="of:=[.C14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72.45">
            <text:p>72,45</text:p>
          </table:table-cell>
          <table:table-cell table:formula="of:=[.C14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74.06">
            <text:p>74,06</text:p>
          </table:table-cell>
          <table:table-cell table:formula="of:=[.C14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72.78">
            <text:p>72,78</text:p>
          </table:table-cell>
          <table:table-cell table:formula="of:=[.C14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72.65">
            <text:p>72,65</text:p>
          </table:table-cell>
          <table:table-cell table:formula="of:=[.C14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76.18">
            <text:p>76,18</text:p>
          </table:table-cell>
          <table:table-cell table:formula="of:=[.C14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73.62">
            <text:p>73,62</text:p>
          </table:table-cell>
          <table:table-cell table:formula="of:=[.C14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75.76">
            <text:p>75,76</text:p>
          </table:table-cell>
          <table:table-cell table:formula="of:=[.C14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78.72">
            <text:p>78,72</text:p>
          </table:table-cell>
          <table:table-cell table:formula="of:=[.C14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73.8">
            <text:p>73,80</text:p>
          </table:table-cell>
          <table:table-cell table:formula="of:=[.C14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71.79">
            <text:p>71,79</text:p>
          </table:table-cell>
          <table:table-cell table:formula="of:=[.C14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76.26">
            <text:p>76,26</text:p>
          </table:table-cell>
          <table:table-cell table:formula="of:=[.C14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74.08">
            <text:p>74,08</text:p>
          </table:table-cell>
          <table:table-cell table:formula="of:=[.C14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74.39">
            <text:p>74,39</text:p>
          </table:table-cell>
          <table:table-cell table:formula="of:=[.C14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79.32">
            <text:p>79,32</text:p>
          </table:table-cell>
          <table:table-cell table:formula="of:=[.C14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74.28">
            <text:p>74,28</text:p>
          </table:table-cell>
          <table:table-cell table:formula="of:=[.C14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75.04">
            <text:p>75,04</text:p>
          </table:table-cell>
          <table:table-cell table:formula="of:=[.C14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76.58">
            <text:p>76,58</text:p>
          </table:table-cell>
          <table:table-cell table:formula="of:=[.C14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76.31">
            <text:p>76,31</text:p>
          </table:table-cell>
          <table:table-cell table:formula="of:=[.C14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93.97">
            <text:p>93,97</text:p>
          </table:table-cell>
          <table:table-cell table:formula="of:=[.C14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74.13">
            <text:p>74,13</text:p>
          </table:table-cell>
          <table:table-cell table:formula="of:=[.C14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73.44">
            <text:p>73,44</text:p>
          </table:table-cell>
          <table:table-cell table:formula="of:=[.C14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75.12">
            <text:p>75,12</text:p>
          </table:table-cell>
          <table:table-cell table:formula="of:=[.C14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71.52">
            <text:p>71,52</text:p>
          </table:table-cell>
          <table:table-cell table:formula="of:=[.C14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74.53">
            <text:p>74,53</text:p>
          </table:table-cell>
          <table:table-cell table:formula="of:=[.C14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79.88">
            <text:p>79,88</text:p>
          </table:table-cell>
          <table:table-cell table:formula="of:=[.C14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75.23">
            <text:p>75,23</text:p>
          </table:table-cell>
          <table:table-cell table:formula="of:=[.C14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77.07">
            <text:p>77,07</text:p>
          </table:table-cell>
          <table:table-cell table:formula="of:=[.C14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02.84">
            <text:p>102,84</text:p>
          </table:table-cell>
          <table:table-cell table:formula="of:=[.C14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81.97">
            <text:p>81,97</text:p>
          </table:table-cell>
          <table:table-cell table:formula="of:=[.C14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81.33">
            <text:p>81,33</text:p>
          </table:table-cell>
          <table:table-cell table:formula="of:=[.C14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73.23">
            <text:p>73,23</text:p>
          </table:table-cell>
          <table:table-cell table:formula="of:=[.C14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76.92">
            <text:p>76,92</text:p>
          </table:table-cell>
          <table:table-cell table:formula="of:=[.C14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75.45">
            <text:p>75,45</text:p>
          </table:table-cell>
          <table:table-cell table:formula="of:=[.C14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75.4">
            <text:p>75,40</text:p>
          </table:table-cell>
          <table:table-cell table:formula="of:=[.C14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74.14">
            <text:p>74,14</text:p>
          </table:table-cell>
          <table:table-cell table:formula="of:=[.C14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77.32">
            <text:p>77,32</text:p>
          </table:table-cell>
          <table:table-cell table:formula="of:=[.C14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73.2">
            <text:p>73,20</text:p>
          </table:table-cell>
          <table:table-cell table:formula="of:=[.C14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74.54">
            <text:p>74,54</text:p>
          </table:table-cell>
          <table:table-cell table:formula="of:=[.C14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72.92">
            <text:p>72,92</text:p>
          </table:table-cell>
          <table:table-cell table:formula="of:=[.C14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73.57">
            <text:p>73,57</text:p>
          </table:table-cell>
          <table:table-cell table:formula="of:=[.C14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79.27">
            <text:p>79,27</text:p>
          </table:table-cell>
          <table:table-cell table:formula="of:=[.C14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256.18">
            <text:p>256,18</text:p>
          </table:table-cell>
          <table:table-cell table:formula="of:=[.C14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69.52">
            <text:p>69,52</text:p>
          </table:table-cell>
          <table:table-cell table:formula="of:=[.C14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73.93">
            <text:p>73,93</text:p>
          </table:table-cell>
          <table:table-cell table:formula="of:=[.C14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79.08">
            <text:p>79,08</text:p>
          </table:table-cell>
          <table:table-cell table:formula="of:=[.C14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73.71">
            <text:p>73,71</text:p>
          </table:table-cell>
          <table:table-cell table:formula="of:=[.C14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74.28">
            <text:p>74,28</text:p>
          </table:table-cell>
          <table:table-cell table:formula="of:=[.C15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76.68">
            <text:p>76,68</text:p>
          </table:table-cell>
          <table:table-cell table:formula="of:=[.C15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7.93">
            <text:p>77,93</text:p>
          </table:table-cell>
          <table:table-cell table:formula="of:=[.C15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74.42">
            <text:p>74,42</text:p>
          </table:table-cell>
          <table:table-cell table:formula="of:=[.C15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76.31">
            <text:p>76,31</text:p>
          </table:table-cell>
          <table:table-cell table:formula="of:=[.C15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73.46">
            <text:p>73,46</text:p>
          </table:table-cell>
          <table:table-cell table:formula="of:=[.C15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73.49">
            <text:p>73,49</text:p>
          </table:table-cell>
          <table:table-cell table:formula="of:=[.C15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72.41">
            <text:p>72,41</text:p>
          </table:table-cell>
          <table:table-cell table:formula="of:=[.C15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72.84">
            <text:p>72,84</text:p>
          </table:table-cell>
          <table:table-cell table:formula="of:=[.C15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79.28">
            <text:p>79,28</text:p>
          </table:table-cell>
          <table:table-cell table:formula="of:=[.C15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74.37">
            <text:p>74,37</text:p>
          </table:table-cell>
          <table:table-cell table:formula="of:=[.C15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73.43">
            <text:p>73,43</text:p>
          </table:table-cell>
          <table:table-cell table:formula="of:=[.C15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75.91">
            <text:p>75,91</text:p>
          </table:table-cell>
          <table:table-cell table:formula="of:=[.C15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74.9">
            <text:p>74,90</text:p>
          </table:table-cell>
          <table:table-cell table:formula="of:=[.C15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73.21">
            <text:p>73,21</text:p>
          </table:table-cell>
          <table:table-cell table:formula="of:=[.C15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78.9">
            <text:p>78,90</text:p>
          </table:table-cell>
          <table:table-cell table:formula="of:=[.C15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79.74">
            <text:p>79,74</text:p>
          </table:table-cell>
          <table:table-cell table:formula="of:=[.C15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72.78">
            <text:p>72,78</text:p>
          </table:table-cell>
          <table:table-cell table:formula="of:=[.C15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72.83">
            <text:p>72,83</text:p>
          </table:table-cell>
          <table:table-cell table:formula="of:=[.C15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72.12">
            <text:p>72,12</text:p>
          </table:table-cell>
          <table:table-cell table:formula="of:=[.C15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73.81">
            <text:p>73,81</text:p>
          </table:table-cell>
          <table:table-cell table:formula="of:=[.C15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73.41">
            <text:p>73,41</text:p>
          </table:table-cell>
          <table:table-cell table:formula="of:=[.C15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74.71">
            <text:p>74,71</text:p>
          </table:table-cell>
          <table:table-cell table:formula="of:=[.C15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72.79">
            <text:p>72,79</text:p>
          </table:table-cell>
          <table:table-cell table:formula="of:=[.C15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75.09">
            <text:p>75,09</text:p>
          </table:table-cell>
          <table:table-cell table:formula="of:=[.C15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76.61">
            <text:p>76,61</text:p>
          </table:table-cell>
          <table:table-cell table:formula="of:=[.C15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77.63">
            <text:p>77,63</text:p>
          </table:table-cell>
          <table:table-cell table:formula="of:=[.C15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73.25">
            <text:p>73,25</text:p>
          </table:table-cell>
          <table:table-cell table:formula="of:=[.C15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75.42">
            <text:p>75,42</text:p>
          </table:table-cell>
          <table:table-cell table:formula="of:=[.C15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75.37">
            <text:p>75,37</text:p>
          </table:table-cell>
          <table:table-cell table:formula="of:=[.C15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73.75">
            <text:p>73,75</text:p>
          </table:table-cell>
          <table:table-cell table:formula="of:=[.C15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73.89">
            <text:p>73,89</text:p>
          </table:table-cell>
          <table:table-cell table:formula="of:=[.C15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77.8">
            <text:p>77,80</text:p>
          </table:table-cell>
          <table:table-cell table:formula="of:=[.C15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98.02">
            <text:p>98,02</text:p>
          </table:table-cell>
          <table:table-cell table:formula="of:=[.C15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83.49">
            <text:p>83,49</text:p>
          </table:table-cell>
          <table:table-cell table:formula="of:=[.C15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73.72">
            <text:p>73,72</text:p>
          </table:table-cell>
          <table:table-cell table:formula="of:=[.C15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74.18">
            <text:p>74,18</text:p>
          </table:table-cell>
          <table:table-cell table:formula="of:=[.C15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77.23">
            <text:p>77,23</text:p>
          </table:table-cell>
          <table:table-cell table:formula="of:=[.C15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81.18">
            <text:p>81,18</text:p>
          </table:table-cell>
          <table:table-cell table:formula="of:=[.C15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73.02">
            <text:p>73,02</text:p>
          </table:table-cell>
          <table:table-cell table:formula="of:=[.C15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74.2">
            <text:p>74,20</text:p>
          </table:table-cell>
          <table:table-cell table:formula="of:=[.C15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75.02">
            <text:p>75,02</text:p>
          </table:table-cell>
          <table:table-cell table:formula="of:=[.C15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74.69">
            <text:p>74,69</text:p>
          </table:table-cell>
          <table:table-cell table:formula="of:=[.C15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73.7">
            <text:p>73,70</text:p>
          </table:table-cell>
          <table:table-cell table:formula="of:=[.C15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74.75">
            <text:p>74,75</text:p>
          </table:table-cell>
          <table:table-cell table:formula="of:=[.C15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81.26">
            <text:p>81,26</text:p>
          </table:table-cell>
          <table:table-cell table:formula="of:=[.C15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77.45">
            <text:p>77,45</text:p>
          </table:table-cell>
          <table:table-cell table:formula="of:=[.C15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72.48">
            <text:p>72,48</text:p>
          </table:table-cell>
          <table:table-cell table:formula="of:=[.C15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79.08">
            <text:p>79,08</text:p>
          </table:table-cell>
          <table:table-cell table:formula="of:=[.C15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73.09">
            <text:p>73,09</text:p>
          </table:table-cell>
          <table:table-cell table:formula="of:=[.C15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72.14">
            <text:p>72,14</text:p>
          </table:table-cell>
          <table:table-cell table:formula="of:=[.C15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74.38">
            <text:p>74,38</text:p>
          </table:table-cell>
          <table:table-cell table:formula="of:=[.C15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75.06">
            <text:p>75,06</text:p>
          </table:table-cell>
          <table:table-cell table:formula="of:=[.C15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73.46">
            <text:p>73,46</text:p>
          </table:table-cell>
          <table:table-cell table:formula="of:=[.C15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259.79">
            <text:p>259,79</text:p>
          </table:table-cell>
          <table:table-cell table:formula="of:=[.C15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69.69">
            <text:p>69,69</text:p>
          </table:table-cell>
          <table:table-cell table:formula="of:=[.C15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73.07">
            <text:p>73,07</text:p>
          </table:table-cell>
          <table:table-cell table:formula="of:=[.C15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73.15">
            <text:p>73,15</text:p>
          </table:table-cell>
          <table:table-cell table:formula="of:=[.C15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79.73">
            <text:p>79,73</text:p>
          </table:table-cell>
          <table:table-cell table:formula="of:=[.C15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73.65">
            <text:p>73,65</text:p>
          </table:table-cell>
          <table:table-cell table:formula="of:=[.C15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74.41">
            <text:p>74,41</text:p>
          </table:table-cell>
          <table:table-cell table:formula="of:=[.C15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72.97">
            <text:p>72,97</text:p>
          </table:table-cell>
          <table:table-cell table:formula="of:=[.C15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73.95">
            <text:p>73,95</text:p>
          </table:table-cell>
          <table:table-cell table:formula="of:=[.C15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76.36">
            <text:p>76,36</text:p>
          </table:table-cell>
          <table:table-cell table:formula="of:=[.C15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72.83">
            <text:p>72,83</text:p>
          </table:table-cell>
          <table:table-cell table:formula="of:=[.C15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76.18">
            <text:p>76,18</text:p>
          </table:table-cell>
          <table:table-cell table:formula="of:=[.C15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72.54">
            <text:p>72,54</text:p>
          </table:table-cell>
          <table:table-cell table:formula="of:=[.C15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77.32">
            <text:p>77,32</text:p>
          </table:table-cell>
          <table:table-cell table:formula="of:=[.C15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72.27">
            <text:p>72,27</text:p>
          </table:table-cell>
          <table:table-cell table:formula="of:=[.C15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77.64">
            <text:p>77,64</text:p>
          </table:table-cell>
          <table:table-cell table:formula="of:=[.C15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75.19">
            <text:p>75,19</text:p>
          </table:table-cell>
          <table:table-cell table:formula="of:=[.C15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75.57">
            <text:p>75,57</text:p>
          </table:table-cell>
          <table:table-cell table:formula="of:=[.C15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73.41">
            <text:p>73,41</text:p>
          </table:table-cell>
          <table:table-cell table:formula="of:=[.C15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73.54">
            <text:p>73,54</text:p>
          </table:table-cell>
          <table:table-cell table:formula="of:=[.C15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73.39">
            <text:p>73,39</text:p>
          </table:table-cell>
          <table:table-cell table:formula="of:=[.C15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76.36">
            <text:p>76,36</text:p>
          </table:table-cell>
          <table:table-cell table:formula="of:=[.C15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72.33">
            <text:p>72,33</text:p>
          </table:table-cell>
          <table:table-cell table:formula="of:=[.C15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74.42">
            <text:p>74,42</text:p>
          </table:table-cell>
          <table:table-cell table:formula="of:=[.C15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72.95">
            <text:p>72,95</text:p>
          </table:table-cell>
          <table:table-cell table:formula="of:=[.C15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74.08">
            <text:p>74,08</text:p>
          </table:table-cell>
          <table:table-cell table:formula="of:=[.C15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85.31">
            <text:p>85,31</text:p>
          </table:table-cell>
          <table:table-cell table:formula="of:=[.C15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72.88">
            <text:p>72,88</text:p>
          </table:table-cell>
          <table:table-cell table:formula="of:=[.C15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74.66">
            <text:p>74,66</text:p>
          </table:table-cell>
          <table:table-cell table:formula="of:=[.C15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73.7">
            <text:p>73,70</text:p>
          </table:table-cell>
          <table:table-cell table:formula="of:=[.C15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73.24">
            <text:p>73,24</text:p>
          </table:table-cell>
          <table:table-cell table:formula="of:=[.C15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72.83">
            <text:p>72,83</text:p>
          </table:table-cell>
          <table:table-cell table:formula="of:=[.C15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78.32">
            <text:p>78,32</text:p>
          </table:table-cell>
          <table:table-cell table:formula="of:=[.C15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75.01">
            <text:p>75,01</text:p>
          </table:table-cell>
          <table:table-cell table:formula="of:=[.C15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73.39">
            <text:p>73,39</text:p>
          </table:table-cell>
          <table:table-cell table:formula="of:=[.C15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76.55">
            <text:p>76,55</text:p>
          </table:table-cell>
          <table:table-cell table:formula="of:=[.C15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73.43">
            <text:p>73,43</text:p>
          </table:table-cell>
          <table:table-cell table:formula="of:=[.C15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74.62">
            <text:p>74,62</text:p>
          </table:table-cell>
          <table:table-cell table:formula="of:=[.C15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72.52">
            <text:p>72,52</text:p>
          </table:table-cell>
          <table:table-cell table:formula="of:=[.C15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77.8">
            <text:p>77,80</text:p>
          </table:table-cell>
          <table:table-cell table:formula="of:=[.C15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72.85">
            <text:p>72,85</text:p>
          </table:table-cell>
          <table:table-cell table:formula="of:=[.C15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73.97">
            <text:p>73,97</text:p>
          </table:table-cell>
          <table:table-cell table:formula="of:=[.C15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76.24">
            <text:p>76,24</text:p>
          </table:table-cell>
          <table:table-cell table:formula="of:=[.C15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103.53">
            <text:p>103,53</text:p>
          </table:table-cell>
          <table:table-cell table:formula="of:=[.C15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74.15">
            <text:p>74,15</text:p>
          </table:table-cell>
          <table:table-cell table:formula="of:=[.C15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73.11">
            <text:p>73,11</text:p>
          </table:table-cell>
          <table:table-cell table:formula="of:=[.C15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74.59">
            <text:p>74,59</text:p>
          </table:table-cell>
          <table:table-cell table:formula="of:=[.C16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72.91">
            <text:p>72,91</text:p>
          </table:table-cell>
          <table:table-cell table:formula="of:=[.C16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77.26">
            <text:p>77,26</text:p>
          </table:table-cell>
          <table:table-cell table:formula="of:=[.C16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72.58">
            <text:p>72,58</text:p>
          </table:table-cell>
          <table:table-cell table:formula="of:=[.C16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73.35">
            <text:p>73,35</text:p>
          </table:table-cell>
          <table:table-cell table:formula="of:=[.C16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74.08">
            <text:p>74,08</text:p>
          </table:table-cell>
          <table:table-cell table:formula="of:=[.C16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76.75">
            <text:p>76,75</text:p>
          </table:table-cell>
          <table:table-cell table:formula="of:=[.C16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73.06">
            <text:p>73,06</text:p>
          </table:table-cell>
          <table:table-cell table:formula="of:=[.C16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79.28">
            <text:p>79,28</text:p>
          </table:table-cell>
          <table:table-cell table:formula="of:=[.C16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86.22">
            <text:p>86,22</text:p>
          </table:table-cell>
          <table:table-cell table:formula="of:=[.C16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79.8">
            <text:p>79,80</text:p>
          </table:table-cell>
          <table:table-cell table:formula="of:=[.C16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72.95">
            <text:p>72,95</text:p>
          </table:table-cell>
          <table:table-cell table:formula="of:=[.C16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75.05">
            <text:p>75,05</text:p>
          </table:table-cell>
          <table:table-cell table:formula="of:=[.C16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256.46">
            <text:p>256,46</text:p>
          </table:table-cell>
          <table:table-cell table:formula="of:=[.C16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68.69">
            <text:p>68,69</text:p>
          </table:table-cell>
          <table:table-cell table:formula="of:=[.C16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74.19">
            <text:p>74,19</text:p>
          </table:table-cell>
          <table:table-cell table:formula="of:=[.C16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74.7">
            <text:p>74,70</text:p>
          </table:table-cell>
          <table:table-cell table:formula="of:=[.C16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79.81">
            <text:p>79,81</text:p>
          </table:table-cell>
          <table:table-cell table:formula="of:=[.C16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73.18">
            <text:p>73,18</text:p>
          </table:table-cell>
          <table:table-cell table:formula="of:=[.C16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74.26">
            <text:p>74,26</text:p>
          </table:table-cell>
          <table:table-cell table:formula="of:=[.C16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73.42">
            <text:p>73,42</text:p>
          </table:table-cell>
          <table:table-cell table:formula="of:=[.C16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78.53">
            <text:p>78,53</text:p>
          </table:table-cell>
          <table:table-cell table:formula="of:=[.C16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76.59">
            <text:p>76,59</text:p>
          </table:table-cell>
          <table:table-cell table:formula="of:=[.C16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75.91">
            <text:p>75,91</text:p>
          </table:table-cell>
          <table:table-cell table:formula="of:=[.C16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72.25">
            <text:p>72,25</text:p>
          </table:table-cell>
          <table:table-cell table:formula="of:=[.C16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72.15">
            <text:p>72,15</text:p>
          </table:table-cell>
          <table:table-cell table:formula="of:=[.C16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77.04">
            <text:p>77,04</text:p>
          </table:table-cell>
          <table:table-cell table:formula="of:=[.C16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73.39">
            <text:p>73,39</text:p>
          </table:table-cell>
          <table:table-cell table:formula="of:=[.C16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73.94">
            <text:p>73,94</text:p>
          </table:table-cell>
          <table:table-cell table:formula="of:=[.C16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84.82">
            <text:p>84,82</text:p>
          </table:table-cell>
          <table:table-cell table:formula="of:=[.C16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76.85">
            <text:p>76,85</text:p>
          </table:table-cell>
          <table:table-cell table:formula="of:=[.C16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72.67">
            <text:p>72,67</text:p>
          </table:table-cell>
          <table:table-cell table:formula="of:=[.C16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74.75">
            <text:p>74,75</text:p>
          </table:table-cell>
          <table:table-cell table:formula="of:=[.C16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74.61">
            <text:p>74,61</text:p>
          </table:table-cell>
          <table:table-cell table:formula="of:=[.C16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75.41">
            <text:p>75,41</text:p>
          </table:table-cell>
          <table:table-cell table:formula="of:=[.C16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77.89">
            <text:p>77,89</text:p>
          </table:table-cell>
          <table:table-cell table:formula="of:=[.C16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74.84">
            <text:p>74,84</text:p>
          </table:table-cell>
          <table:table-cell table:formula="of:=[.C16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73.33">
            <text:p>73,33</text:p>
          </table:table-cell>
          <table:table-cell table:formula="of:=[.C16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72.09">
            <text:p>72,09</text:p>
          </table:table-cell>
          <table:table-cell table:formula="of:=[.C16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75.22">
            <text:p>75,22</text:p>
          </table:table-cell>
          <table:table-cell table:formula="of:=[.C16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80.49">
            <text:p>80,49</text:p>
          </table:table-cell>
          <table:table-cell table:formula="of:=[.C16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74.21">
            <text:p>74,21</text:p>
          </table:table-cell>
          <table:table-cell table:formula="of:=[.C16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74.16">
            <text:p>74,16</text:p>
          </table:table-cell>
          <table:table-cell table:formula="of:=[.C16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75.2">
            <text:p>75,20</text:p>
          </table:table-cell>
          <table:table-cell table:formula="of:=[.C16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74.25">
            <text:p>74,25</text:p>
          </table:table-cell>
          <table:table-cell table:formula="of:=[.C16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73.14">
            <text:p>73,14</text:p>
          </table:table-cell>
          <table:table-cell table:formula="of:=[.C16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73.71">
            <text:p>73,71</text:p>
          </table:table-cell>
          <table:table-cell table:formula="of:=[.C16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72.48">
            <text:p>72,48</text:p>
          </table:table-cell>
          <table:table-cell table:formula="of:=[.C16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85.21">
            <text:p>85,21</text:p>
          </table:table-cell>
          <table:table-cell table:formula="of:=[.C16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82.02">
            <text:p>82,02</text:p>
          </table:table-cell>
          <table:table-cell table:formula="of:=[.C16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6.69">
            <text:p>86,69</text:p>
          </table:table-cell>
          <table:table-cell table:formula="of:=[.C16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79.46">
            <text:p>79,46</text:p>
          </table:table-cell>
          <table:table-cell table:formula="of:=[.C16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77.68">
            <text:p>77,68</text:p>
          </table:table-cell>
          <table:table-cell table:formula="of:=[.C16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73.54">
            <text:p>73,54</text:p>
          </table:table-cell>
          <table:table-cell table:formula="of:=[.C16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76.52">
            <text:p>76,52</text:p>
          </table:table-cell>
          <table:table-cell table:formula="of:=[.C16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77.9">
            <text:p>77,90</text:p>
          </table:table-cell>
          <table:table-cell table:formula="of:=[.C16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79.91">
            <text:p>79,91</text:p>
          </table:table-cell>
          <table:table-cell table:formula="of:=[.C16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74.81">
            <text:p>74,81</text:p>
          </table:table-cell>
          <table:table-cell table:formula="of:=[.C16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74.32">
            <text:p>74,32</text:p>
          </table:table-cell>
          <table:table-cell table:formula="of:=[.C16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74.16">
            <text:p>74,16</text:p>
          </table:table-cell>
          <table:table-cell table:formula="of:=[.C16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72.44">
            <text:p>72,44</text:p>
          </table:table-cell>
          <table:table-cell table:formula="of:=[.C16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73.33">
            <text:p>73,33</text:p>
          </table:table-cell>
          <table:table-cell table:formula="of:=[.C16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78.03">
            <text:p>78,03</text:p>
          </table:table-cell>
          <table:table-cell table:formula="of:=[.C16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74.48">
            <text:p>74,48</text:p>
          </table:table-cell>
          <table:table-cell table:formula="of:=[.C16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72.11">
            <text:p>72,11</text:p>
          </table:table-cell>
          <table:table-cell table:formula="of:=[.C16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74.7">
            <text:p>74,70</text:p>
          </table:table-cell>
          <table:table-cell table:formula="of:=[.C16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75.12">
            <text:p>75,12</text:p>
          </table:table-cell>
          <table:table-cell table:formula="of:=[.C16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73.83">
            <text:p>73,83</text:p>
          </table:table-cell>
          <table:table-cell table:formula="of:=[.C16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75.59">
            <text:p>75,59</text:p>
          </table:table-cell>
          <table:table-cell table:formula="of:=[.C16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71.85">
            <text:p>71,85</text:p>
          </table:table-cell>
          <table:table-cell table:formula="of:=[.C16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75.92">
            <text:p>75,92</text:p>
          </table:table-cell>
          <table:table-cell table:formula="of:=[.C16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74.98">
            <text:p>74,98</text:p>
          </table:table-cell>
          <table:table-cell table:formula="of:=[.C16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258.48">
            <text:p>258,48</text:p>
          </table:table-cell>
          <table:table-cell table:formula="of:=[.C16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69.56">
            <text:p>69,56</text:p>
          </table:table-cell>
          <table:table-cell table:formula="of:=[.C16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75">
            <text:p>75,00</text:p>
          </table:table-cell>
          <table:table-cell table:formula="of:=[.C16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73.18">
            <text:p>73,18</text:p>
          </table:table-cell>
          <table:table-cell table:formula="of:=[.C16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75.41">
            <text:p>75,41</text:p>
          </table:table-cell>
          <table:table-cell table:formula="of:=[.C16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78.01">
            <text:p>78,01</text:p>
          </table:table-cell>
          <table:table-cell table:formula="of:=[.C16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72.01">
            <text:p>72,01</text:p>
          </table:table-cell>
          <table:table-cell table:formula="of:=[.C16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75.6">
            <text:p>75,60</text:p>
          </table:table-cell>
          <table:table-cell table:formula="of:=[.C16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73.52">
            <text:p>73,52</text:p>
          </table:table-cell>
          <table:table-cell table:formula="of:=[.C16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74.03">
            <text:p>74,03</text:p>
          </table:table-cell>
          <table:table-cell table:formula="of:=[.C16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74.4">
            <text:p>74,40</text:p>
          </table:table-cell>
          <table:table-cell table:formula="of:=[.C16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78.51">
            <text:p>78,51</text:p>
          </table:table-cell>
          <table:table-cell table:formula="of:=[.C16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73.11">
            <text:p>73,11</text:p>
          </table:table-cell>
          <table:table-cell table:formula="of:=[.C16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73.52">
            <text:p>73,52</text:p>
          </table:table-cell>
          <table:table-cell table:formula="of:=[.C16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73.8">
            <text:p>73,80</text:p>
          </table:table-cell>
          <table:table-cell table:formula="of:=[.C16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73.5">
            <text:p>73,50</text:p>
          </table:table-cell>
          <table:table-cell table:formula="of:=[.C16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76.99">
            <text:p>76,99</text:p>
          </table:table-cell>
          <table:table-cell table:formula="of:=[.C16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73.54">
            <text:p>73,54</text:p>
          </table:table-cell>
          <table:table-cell table:formula="of:=[.C16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76.58">
            <text:p>76,58</text:p>
          </table:table-cell>
          <table:table-cell table:formula="of:=[.C16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72.18">
            <text:p>72,18</text:p>
          </table:table-cell>
          <table:table-cell table:formula="of:=[.C16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73.47">
            <text:p>73,47</text:p>
          </table:table-cell>
          <table:table-cell table:formula="of:=[.C16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72.58">
            <text:p>72,58</text:p>
          </table:table-cell>
          <table:table-cell table:formula="of:=[.C16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81.85">
            <text:p>81,85</text:p>
          </table:table-cell>
          <table:table-cell table:formula="of:=[.C16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72.17">
            <text:p>72,17</text:p>
          </table:table-cell>
          <table:table-cell table:formula="of:=[.C16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75.29">
            <text:p>75,29</text:p>
          </table:table-cell>
          <table:table-cell table:formula="of:=[.C16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75.3">
            <text:p>75,30</text:p>
          </table:table-cell>
          <table:table-cell table:formula="of:=[.C16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73.83">
            <text:p>73,83</text:p>
          </table:table-cell>
          <table:table-cell table:formula="of:=[.C16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74.27">
            <text:p>74,27</text:p>
          </table:table-cell>
          <table:table-cell table:formula="of:=[.C16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74.68">
            <text:p>74,68</text:p>
          </table:table-cell>
          <table:table-cell table:formula="of:=[.C17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75.22">
            <text:p>75,22</text:p>
          </table:table-cell>
          <table:table-cell table:formula="of:=[.C17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74.41">
            <text:p>74,41</text:p>
          </table:table-cell>
          <table:table-cell table:formula="of:=[.C17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73.19">
            <text:p>73,19</text:p>
          </table:table-cell>
          <table:table-cell table:formula="of:=[.C17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72.94">
            <text:p>72,94</text:p>
          </table:table-cell>
          <table:table-cell table:formula="of:=[.C17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79.49">
            <text:p>79,49</text:p>
          </table:table-cell>
          <table:table-cell table:formula="of:=[.C17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73.72">
            <text:p>73,72</text:p>
          </table:table-cell>
          <table:table-cell table:formula="of:=[.C17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74.76">
            <text:p>74,76</text:p>
          </table:table-cell>
          <table:table-cell table:formula="of:=[.C17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79.4">
            <text:p>79,40</text:p>
          </table:table-cell>
          <table:table-cell table:formula="of:=[.C17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87.93">
            <text:p>87,93</text:p>
          </table:table-cell>
          <table:table-cell table:formula="of:=[.C17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73.46">
            <text:p>73,46</text:p>
          </table:table-cell>
          <table:table-cell table:formula="of:=[.C17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78.5">
            <text:p>78,50</text:p>
          </table:table-cell>
          <table:table-cell table:formula="of:=[.C17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82.41">
            <text:p>82,41</text:p>
          </table:table-cell>
          <table:table-cell table:formula="of:=[.C17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75.52">
            <text:p>75,52</text:p>
          </table:table-cell>
          <table:table-cell table:formula="of:=[.C17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76.33">
            <text:p>76,33</text:p>
          </table:table-cell>
          <table:table-cell table:formula="of:=[.C17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74.52">
            <text:p>74,52</text:p>
          </table:table-cell>
          <table:table-cell table:formula="of:=[.C17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83.11">
            <text:p>83,11</text:p>
          </table:table-cell>
          <table:table-cell table:formula="of:=[.C17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73.14">
            <text:p>73,14</text:p>
          </table:table-cell>
          <table:table-cell table:formula="of:=[.C17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74.05">
            <text:p>74,05</text:p>
          </table:table-cell>
          <table:table-cell table:formula="of:=[.C17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73.17">
            <text:p>73,17</text:p>
          </table:table-cell>
          <table:table-cell table:formula="of:=[.C17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74.16">
            <text:p>74,16</text:p>
          </table:table-cell>
          <table:table-cell table:formula="of:=[.C17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6.66">
            <text:p>76,66</text:p>
          </table:table-cell>
          <table:table-cell table:formula="of:=[.C17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76.81">
            <text:p>76,81</text:p>
          </table:table-cell>
          <table:table-cell table:formula="of:=[.C17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76.34">
            <text:p>76,34</text:p>
          </table:table-cell>
          <table:table-cell table:formula="of:=[.C17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75.19">
            <text:p>75,19</text:p>
          </table:table-cell>
          <table:table-cell table:formula="of:=[.C17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76.44">
            <text:p>76,44</text:p>
          </table:table-cell>
          <table:table-cell table:formula="of:=[.C17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72.69">
            <text:p>72,69</text:p>
          </table:table-cell>
          <table:table-cell table:formula="of:=[.C17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79.14">
            <text:p>79,14</text:p>
          </table:table-cell>
          <table:table-cell table:formula="of:=[.C17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74.41">
            <text:p>74,41</text:p>
          </table:table-cell>
          <table:table-cell table:formula="of:=[.C17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76.07">
            <text:p>76,07</text:p>
          </table:table-cell>
          <table:table-cell table:formula="of:=[.C17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73.43">
            <text:p>73,43</text:p>
          </table:table-cell>
          <table:table-cell table:formula="of:=[.C17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255.86">
            <text:p>255,86</text:p>
          </table:table-cell>
          <table:table-cell table:formula="of:=[.C17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73.38">
            <text:p>73,38</text:p>
          </table:table-cell>
          <table:table-cell table:formula="of:=[.C17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74.56">
            <text:p>74,56</text:p>
          </table:table-cell>
          <table:table-cell table:formula="of:=[.C17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80.37">
            <text:p>80,37</text:p>
          </table:table-cell>
          <table:table-cell table:formula="of:=[.C17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93.72">
            <text:p>93,72</text:p>
          </table:table-cell>
          <table:table-cell table:formula="of:=[.C17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79.13">
            <text:p>79,13</text:p>
          </table:table-cell>
          <table:table-cell table:formula="of:=[.C17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72.41">
            <text:p>72,41</text:p>
          </table:table-cell>
          <table:table-cell table:formula="of:=[.C17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75.01">
            <text:p>75,01</text:p>
          </table:table-cell>
          <table:table-cell table:formula="of:=[.C17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73.49">
            <text:p>73,49</text:p>
          </table:table-cell>
          <table:table-cell table:formula="of:=[.C17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76.29">
            <text:p>76,29</text:p>
          </table:table-cell>
          <table:table-cell table:formula="of:=[.C17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73.18">
            <text:p>73,18</text:p>
          </table:table-cell>
          <table:table-cell table:formula="of:=[.C17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79.8">
            <text:p>79,80</text:p>
          </table:table-cell>
          <table:table-cell table:formula="of:=[.C17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73.18">
            <text:p>73,18</text:p>
          </table:table-cell>
          <table:table-cell table:formula="of:=[.C17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74.18">
            <text:p>74,18</text:p>
          </table:table-cell>
          <table:table-cell table:formula="of:=[.C17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74.89">
            <text:p>74,89</text:p>
          </table:table-cell>
          <table:table-cell table:formula="of:=[.C17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74.01">
            <text:p>74,01</text:p>
          </table:table-cell>
          <table:table-cell table:formula="of:=[.C17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73.64">
            <text:p>73,64</text:p>
          </table:table-cell>
          <table:table-cell table:formula="of:=[.C17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76.41">
            <text:p>76,41</text:p>
          </table:table-cell>
          <table:table-cell table:formula="of:=[.C17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78.15">
            <text:p>78,15</text:p>
          </table:table-cell>
          <table:table-cell table:formula="of:=[.C17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71.85">
            <text:p>71,85</text:p>
          </table:table-cell>
          <table:table-cell table:formula="of:=[.C17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74.78">
            <text:p>74,78</text:p>
          </table:table-cell>
          <table:table-cell table:formula="of:=[.C17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74.81">
            <text:p>74,81</text:p>
          </table:table-cell>
          <table:table-cell table:formula="of:=[.C17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76.04">
            <text:p>76,04</text:p>
          </table:table-cell>
          <table:table-cell table:formula="of:=[.C17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79.48">
            <text:p>79,48</text:p>
          </table:table-cell>
          <table:table-cell table:formula="of:=[.C17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73.8">
            <text:p>73,80</text:p>
          </table:table-cell>
          <table:table-cell table:formula="of:=[.C17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75.63">
            <text:p>75,63</text:p>
          </table:table-cell>
          <table:table-cell table:formula="of:=[.C17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73.16">
            <text:p>73,16</text:p>
          </table:table-cell>
          <table:table-cell table:formula="of:=[.C17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73.22">
            <text:p>73,22</text:p>
          </table:table-cell>
          <table:table-cell table:formula="of:=[.C17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79.25">
            <text:p>79,25</text:p>
          </table:table-cell>
          <table:table-cell table:formula="of:=[.C17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72.56">
            <text:p>72,56</text:p>
          </table:table-cell>
          <table:table-cell table:formula="of:=[.C17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72.27">
            <text:p>72,27</text:p>
          </table:table-cell>
          <table:table-cell table:formula="of:=[.C17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73.71">
            <text:p>73,71</text:p>
          </table:table-cell>
          <table:table-cell table:formula="of:=[.C17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76.78">
            <text:p>76,78</text:p>
          </table:table-cell>
          <table:table-cell table:formula="of:=[.C17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72.79">
            <text:p>72,79</text:p>
          </table:table-cell>
          <table:table-cell table:formula="of:=[.C17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73.9">
            <text:p>73,90</text:p>
          </table:table-cell>
          <table:table-cell table:formula="of:=[.C17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75.64">
            <text:p>75,64</text:p>
          </table:table-cell>
          <table:table-cell table:formula="of:=[.C17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76.33">
            <text:p>76,33</text:p>
          </table:table-cell>
          <table:table-cell table:formula="of:=[.C17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72.97">
            <text:p>72,97</text:p>
          </table:table-cell>
          <table:table-cell table:formula="of:=[.C17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73.56">
            <text:p>73,56</text:p>
          </table:table-cell>
          <table:table-cell table:formula="of:=[.C17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77.56">
            <text:p>77,56</text:p>
          </table:table-cell>
          <table:table-cell table:formula="of:=[.C17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73.21">
            <text:p>73,21</text:p>
          </table:table-cell>
          <table:table-cell table:formula="of:=[.C17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74.37">
            <text:p>74,37</text:p>
          </table:table-cell>
          <table:table-cell table:formula="of:=[.C17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72.24">
            <text:p>72,24</text:p>
          </table:table-cell>
          <table:table-cell table:formula="of:=[.C17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74.13">
            <text:p>74,13</text:p>
          </table:table-cell>
          <table:table-cell table:formula="of:=[.C17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75.37">
            <text:p>75,37</text:p>
          </table:table-cell>
          <table:table-cell table:formula="of:=[.C17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82.05">
            <text:p>82,05</text:p>
          </table:table-cell>
          <table:table-cell table:formula="of:=[.C17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75.03">
            <text:p>75,03</text:p>
          </table:table-cell>
          <table:table-cell table:formula="of:=[.C17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75.73">
            <text:p>75,73</text:p>
          </table:table-cell>
          <table:table-cell table:formula="of:=[.C17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74.56">
            <text:p>74,56</text:p>
          </table:table-cell>
          <table:table-cell table:formula="of:=[.C17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74.99">
            <text:p>74,99</text:p>
          </table:table-cell>
          <table:table-cell table:formula="of:=[.C17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73.3">
            <text:p>73,30</text:p>
          </table:table-cell>
          <table:table-cell table:formula="of:=[.C17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74.71">
            <text:p>74,71</text:p>
          </table:table-cell>
          <table:table-cell table:formula="of:=[.C17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74.15">
            <text:p>74,15</text:p>
          </table:table-cell>
          <table:table-cell table:formula="of:=[.C17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72.08">
            <text:p>72,08</text:p>
          </table:table-cell>
          <table:table-cell table:formula="of:=[.C17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77.19">
            <text:p>77,19</text:p>
          </table:table-cell>
          <table:table-cell table:formula="of:=[.C17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71.33">
            <text:p>71,33</text:p>
          </table:table-cell>
          <table:table-cell table:formula="of:=[.C17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76.65">
            <text:p>76,65</text:p>
          </table:table-cell>
          <table:table-cell table:formula="of:=[.C17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77.07">
            <text:p>77,07</text:p>
          </table:table-cell>
          <table:table-cell table:formula="of:=[.C17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71.9">
            <text:p>71,90</text:p>
          </table:table-cell>
          <table:table-cell table:formula="of:=[.C17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250.93">
            <text:p>250,93</text:p>
          </table:table-cell>
          <table:table-cell table:formula="of:=[.C17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75.33">
            <text:p>75,33</text:p>
          </table:table-cell>
          <table:table-cell table:formula="of:=[.C17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76.93">
            <text:p>76,93</text:p>
          </table:table-cell>
          <table:table-cell table:formula="of:=[.C17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75.61">
            <text:p>75,61</text:p>
          </table:table-cell>
          <table:table-cell table:formula="of:=[.C17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71.78">
            <text:p>71,78</text:p>
          </table:table-cell>
          <table:table-cell table:formula="of:=[.C17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72.38">
            <text:p>72,38</text:p>
          </table:table-cell>
          <table:table-cell table:formula="of:=[.C17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74.74">
            <text:p>74,74</text:p>
          </table:table-cell>
          <table:table-cell table:formula="of:=[.C17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74.97">
            <text:p>74,97</text:p>
          </table:table-cell>
          <table:table-cell table:formula="of:=[.C17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75.18">
            <text:p>75,18</text:p>
          </table:table-cell>
          <table:table-cell table:formula="of:=[.C17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72.89">
            <text:p>72,89</text:p>
          </table:table-cell>
          <table:table-cell table:formula="of:=[.C17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74.57">
            <text:p>74,57</text:p>
          </table:table-cell>
          <table:table-cell table:formula="of:=[.C18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73.03">
            <text:p>73,03</text:p>
          </table:table-cell>
          <table:table-cell table:formula="of:=[.C18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84.7">
            <text:p>84,70</text:p>
          </table:table-cell>
          <table:table-cell table:formula="of:=[.C18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75.12">
            <text:p>75,12</text:p>
          </table:table-cell>
          <table:table-cell table:formula="of:=[.C18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74.53">
            <text:p>74,53</text:p>
          </table:table-cell>
          <table:table-cell table:formula="of:=[.C18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73.44">
            <text:p>73,44</text:p>
          </table:table-cell>
          <table:table-cell table:formula="of:=[.C18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71.76">
            <text:p>71,76</text:p>
          </table:table-cell>
          <table:table-cell table:formula="of:=[.C18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75.55">
            <text:p>75,55</text:p>
          </table:table-cell>
          <table:table-cell table:formula="of:=[.C18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80.06">
            <text:p>80,06</text:p>
          </table:table-cell>
          <table:table-cell table:formula="of:=[.C18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73.9">
            <text:p>73,90</text:p>
          </table:table-cell>
          <table:table-cell table:formula="of:=[.C18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74.06">
            <text:p>74,06</text:p>
          </table:table-cell>
          <table:table-cell table:formula="of:=[.C18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75.43">
            <text:p>75,43</text:p>
          </table:table-cell>
          <table:table-cell table:formula="of:=[.C18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73.68">
            <text:p>73,68</text:p>
          </table:table-cell>
          <table:table-cell table:formula="of:=[.C18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72.8">
            <text:p>72,80</text:p>
          </table:table-cell>
          <table:table-cell table:formula="of:=[.C18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78.7">
            <text:p>78,70</text:p>
          </table:table-cell>
          <table:table-cell table:formula="of:=[.C18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73.17">
            <text:p>73,17</text:p>
          </table:table-cell>
          <table:table-cell table:formula="of:=[.C18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74.07">
            <text:p>74,07</text:p>
          </table:table-cell>
          <table:table-cell table:formula="of:=[.C18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73.79">
            <text:p>73,79</text:p>
          </table:table-cell>
          <table:table-cell table:formula="of:=[.C18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77.67">
            <text:p>77,67</text:p>
          </table:table-cell>
          <table:table-cell table:formula="of:=[.C18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77.16">
            <text:p>77,16</text:p>
          </table:table-cell>
          <table:table-cell table:formula="of:=[.C18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80.7">
            <text:p>80,70</text:p>
          </table:table-cell>
          <table:table-cell table:formula="of:=[.C18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78.35">
            <text:p>78,35</text:p>
          </table:table-cell>
          <table:table-cell table:formula="of:=[.C18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73.96">
            <text:p>73,96</text:p>
          </table:table-cell>
          <table:table-cell table:formula="of:=[.C18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75.35">
            <text:p>75,35</text:p>
          </table:table-cell>
          <table:table-cell table:formula="of:=[.C18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73.37">
            <text:p>73,37</text:p>
          </table:table-cell>
          <table:table-cell table:formula="of:=[.C18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79.95">
            <text:p>79,95</text:p>
          </table:table-cell>
          <table:table-cell table:formula="of:=[.C18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75.91">
            <text:p>75,91</text:p>
          </table:table-cell>
          <table:table-cell table:formula="of:=[.C18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80.2">
            <text:p>80,20</text:p>
          </table:table-cell>
          <table:table-cell table:formula="of:=[.C18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73.85">
            <text:p>73,85</text:p>
          </table:table-cell>
          <table:table-cell table:formula="of:=[.C18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74.87">
            <text:p>74,87</text:p>
          </table:table-cell>
          <table:table-cell table:formula="of:=[.C18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75.4">
            <text:p>75,40</text:p>
          </table:table-cell>
          <table:table-cell table:formula="of:=[.C18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77.06">
            <text:p>77,06</text:p>
          </table:table-cell>
          <table:table-cell table:formula="of:=[.C18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73.62">
            <text:p>73,62</text:p>
          </table:table-cell>
          <table:table-cell table:formula="of:=[.C18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72.01">
            <text:p>72,01</text:p>
          </table:table-cell>
          <table:table-cell table:formula="of:=[.C18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73.79">
            <text:p>73,79</text:p>
          </table:table-cell>
          <table:table-cell table:formula="of:=[.C18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73.32">
            <text:p>73,32</text:p>
          </table:table-cell>
          <table:table-cell table:formula="of:=[.C18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81.01">
            <text:p>81,01</text:p>
          </table:table-cell>
          <table:table-cell table:formula="of:=[.C18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76.45">
            <text:p>76,45</text:p>
          </table:table-cell>
          <table:table-cell table:formula="of:=[.C18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73.01">
            <text:p>73,01</text:p>
          </table:table-cell>
          <table:table-cell table:formula="of:=[.C18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74.25">
            <text:p>74,25</text:p>
          </table:table-cell>
          <table:table-cell table:formula="of:=[.C18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75.43">
            <text:p>75,43</text:p>
          </table:table-cell>
          <table:table-cell table:formula="of:=[.C18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74.15">
            <text:p>74,15</text:p>
          </table:table-cell>
          <table:table-cell table:formula="of:=[.C18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82.86">
            <text:p>82,86</text:p>
          </table:table-cell>
          <table:table-cell table:formula="of:=[.C18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73.78">
            <text:p>73,78</text:p>
          </table:table-cell>
          <table:table-cell table:formula="of:=[.C18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74.78">
            <text:p>74,78</text:p>
          </table:table-cell>
          <table:table-cell table:formula="of:=[.C18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75.49">
            <text:p>75,49</text:p>
          </table:table-cell>
          <table:table-cell table:formula="of:=[.C18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71.96">
            <text:p>71,96</text:p>
          </table:table-cell>
          <table:table-cell table:formula="of:=[.C18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76.6">
            <text:p>76,60</text:p>
          </table:table-cell>
          <table:table-cell table:formula="of:=[.C18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76.28">
            <text:p>76,28</text:p>
          </table:table-cell>
          <table:table-cell table:formula="of:=[.C18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252.64">
            <text:p>252,64</text:p>
          </table:table-cell>
          <table:table-cell table:formula="of:=[.C18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69.05">
            <text:p>69,05</text:p>
          </table:table-cell>
          <table:table-cell table:formula="of:=[.C18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79.66">
            <text:p>79,66</text:p>
          </table:table-cell>
          <table:table-cell table:formula="of:=[.C18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74.79">
            <text:p>74,79</text:p>
          </table:table-cell>
          <table:table-cell table:formula="of:=[.C18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74.78">
            <text:p>74,78</text:p>
          </table:table-cell>
          <table:table-cell table:formula="of:=[.C18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74.57">
            <text:p>74,57</text:p>
          </table:table-cell>
          <table:table-cell table:formula="of:=[.C18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77.15">
            <text:p>77,15</text:p>
          </table:table-cell>
          <table:table-cell table:formula="of:=[.C18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73.23">
            <text:p>73,23</text:p>
          </table:table-cell>
          <table:table-cell table:formula="of:=[.C18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74.71">
            <text:p>74,71</text:p>
          </table:table-cell>
          <table:table-cell table:formula="of:=[.C18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73.21">
            <text:p>73,21</text:p>
          </table:table-cell>
          <table:table-cell table:formula="of:=[.C18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72.33">
            <text:p>72,33</text:p>
          </table:table-cell>
          <table:table-cell table:formula="of:=[.C18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73.37">
            <text:p>73,37</text:p>
          </table:table-cell>
          <table:table-cell table:formula="of:=[.C18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74.63">
            <text:p>74,63</text:p>
          </table:table-cell>
          <table:table-cell table:formula="of:=[.C18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85.69">
            <text:p>85,69</text:p>
          </table:table-cell>
          <table:table-cell table:formula="of:=[.C18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75.51">
            <text:p>75,51</text:p>
          </table:table-cell>
          <table:table-cell table:formula="of:=[.C18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74.55">
            <text:p>74,55</text:p>
          </table:table-cell>
          <table:table-cell table:formula="of:=[.C18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75.68">
            <text:p>75,68</text:p>
          </table:table-cell>
          <table:table-cell table:formula="of:=[.C18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78.16">
            <text:p>78,16</text:p>
          </table:table-cell>
          <table:table-cell table:formula="of:=[.C18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72.2">
            <text:p>72,20</text:p>
          </table:table-cell>
          <table:table-cell table:formula="of:=[.C18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80.94">
            <text:p>80,94</text:p>
          </table:table-cell>
          <table:table-cell table:formula="of:=[.C186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73.93">
            <text:p>73,93</text:p>
          </table:table-cell>
          <table:table-cell table:formula="of:=[.C18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72.08">
            <text:p>72,08</text:p>
          </table:table-cell>
          <table:table-cell table:formula="of:=[.C18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74.6">
            <text:p>74,60</text:p>
          </table:table-cell>
          <table:table-cell table:formula="of:=[.C18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74.2">
            <text:p>74,20</text:p>
          </table:table-cell>
          <table:table-cell table:formula="of:=[.C18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72.49">
            <text:p>72,49</text:p>
          </table:table-cell>
          <table:table-cell table:formula="of:=[.C18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76.47">
            <text:p>76,47</text:p>
          </table:table-cell>
          <table:table-cell table:formula="of:=[.C18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73.45">
            <text:p>73,45</text:p>
          </table:table-cell>
          <table:table-cell table:formula="of:=[.C18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75.44">
            <text:p>75,44</text:p>
          </table:table-cell>
          <table:table-cell table:formula="of:=[.C18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74.19">
            <text:p>74,19</text:p>
          </table:table-cell>
          <table:table-cell table:formula="of:=[.C18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75.87">
            <text:p>75,87</text:p>
          </table:table-cell>
          <table:table-cell table:formula="of:=[.C18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75.37">
            <text:p>75,37</text:p>
          </table:table-cell>
          <table:table-cell table:formula="of:=[.C18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75.52">
            <text:p>75,52</text:p>
          </table:table-cell>
          <table:table-cell table:formula="of:=[.C18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75.56">
            <text:p>75,56</text:p>
          </table:table-cell>
          <table:table-cell table:formula="of:=[.C18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75.79">
            <text:p>75,79</text:p>
          </table:table-cell>
          <table:table-cell table:formula="of:=[.C18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72.35">
            <text:p>72,35</text:p>
          </table:table-cell>
          <table:table-cell table:formula="of:=[.C18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81.77">
            <text:p>81,77</text:p>
          </table:table-cell>
          <table:table-cell table:formula="of:=[.C18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78.03">
            <text:p>78,03</text:p>
          </table:table-cell>
          <table:table-cell table:formula="of:=[.C18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73.74">
            <text:p>73,74</text:p>
          </table:table-cell>
          <table:table-cell table:formula="of:=[.C18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72.73">
            <text:p>72,73</text:p>
          </table:table-cell>
          <table:table-cell table:formula="of:=[.C18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71.11">
            <text:p>71,11</text:p>
          </table:table-cell>
          <table:table-cell table:formula="of:=[.C18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73.87">
            <text:p>73,87</text:p>
          </table:table-cell>
          <table:table-cell table:formula="of:=[.C18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78.01">
            <text:p>78,01</text:p>
          </table:table-cell>
          <table:table-cell table:formula="of:=[.C18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77.43">
            <text:p>77,43</text:p>
          </table:table-cell>
          <table:table-cell table:formula="of:=[.C18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74.1">
            <text:p>74,10</text:p>
          </table:table-cell>
          <table:table-cell table:formula="of:=[.C18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74.54">
            <text:p>74,54</text:p>
          </table:table-cell>
          <table:table-cell table:formula="of:=[.C18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75.35">
            <text:p>75,35</text:p>
          </table:table-cell>
          <table:table-cell table:formula="of:=[.C18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71.72">
            <text:p>71,72</text:p>
          </table:table-cell>
          <table:table-cell table:formula="of:=[.C18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78.32">
            <text:p>78,32</text:p>
          </table:table-cell>
          <table:table-cell table:formula="of:=[.C18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73.21">
            <text:p>73,21</text:p>
          </table:table-cell>
          <table:table-cell table:formula="of:=[.C18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74.81">
            <text:p>74,81</text:p>
          </table:table-cell>
          <table:table-cell table:formula="of:=[.C18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73.42">
            <text:p>73,42</text:p>
          </table:table-cell>
          <table:table-cell table:formula="of:=[.C18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72.86">
            <text:p>72,86</text:p>
          </table:table-cell>
          <table:table-cell table:formula="of:=[.C19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73.32">
            <text:p>73,32</text:p>
          </table:table-cell>
          <table:table-cell table:formula="of:=[.C190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75.51">
            <text:p>75,51</text:p>
          </table:table-cell>
          <table:table-cell table:formula="of:=[.C190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73.54">
            <text:p>73,54</text:p>
          </table:table-cell>
          <table:table-cell table:formula="of:=[.C190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73.87">
            <text:p>73,87</text:p>
          </table:table-cell>
          <table:table-cell table:formula="of:=[.C190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74.67">
            <text:p>74,67</text:p>
          </table:table-cell>
          <table:table-cell table:formula="of:=[.C190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81.32">
            <text:p>81,32</text:p>
          </table:table-cell>
          <table:table-cell table:formula="of:=[.C190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78.77">
            <text:p>78,77</text:p>
          </table:table-cell>
          <table:table-cell table:formula="of:=[.C190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255.86">
            <text:p>255,86</text:p>
          </table:table-cell>
          <table:table-cell table:formula="of:=[.C190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69.25">
            <text:p>69,25</text:p>
          </table:table-cell>
          <table:table-cell table:formula="of:=[.C190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75.3">
            <text:p>75,30</text:p>
          </table:table-cell>
          <table:table-cell table:formula="of:=[.C191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82.4">
            <text:p>82,40</text:p>
          </table:table-cell>
          <table:table-cell table:formula="of:=[.C191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73.5">
            <text:p>73,50</text:p>
          </table:table-cell>
          <table:table-cell table:formula="of:=[.C191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73.97">
            <text:p>73,97</text:p>
          </table:table-cell>
          <table:table-cell table:formula="of:=[.C191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73.87">
            <text:p>73,87</text:p>
          </table:table-cell>
          <table:table-cell table:formula="of:=[.C191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73.6">
            <text:p>73,60</text:p>
          </table:table-cell>
          <table:table-cell table:formula="of:=[.C191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72.55">
            <text:p>72,55</text:p>
          </table:table-cell>
          <table:table-cell table:formula="of:=[.C191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78.8">
            <text:p>78,80</text:p>
          </table:table-cell>
          <table:table-cell table:formula="of:=[.C191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74.13">
            <text:p>74,13</text:p>
          </table:table-cell>
          <table:table-cell table:formula="of:=[.C191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73.88">
            <text:p>73,88</text:p>
          </table:table-cell>
          <table:table-cell table:formula="of:=[.C191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79.14">
            <text:p>79,14</text:p>
          </table:table-cell>
          <table:table-cell table:formula="of:=[.C192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73.36">
            <text:p>73,36</text:p>
          </table:table-cell>
          <table:table-cell table:formula="of:=[.C192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76.65">
            <text:p>76,65</text:p>
          </table:table-cell>
          <table:table-cell table:formula="of:=[.C192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73.92">
            <text:p>73,92</text:p>
          </table:table-cell>
          <table:table-cell table:formula="of:=[.C192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73.43">
            <text:p>73,43</text:p>
          </table:table-cell>
          <table:table-cell table:formula="of:=[.C192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73.2">
            <text:p>73,20</text:p>
          </table:table-cell>
          <table:table-cell table:formula="of:=[.C192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82.81">
            <text:p>82,81</text:p>
          </table:table-cell>
          <table:table-cell table:formula="of:=[.C192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76.18">
            <text:p>76,18</text:p>
          </table:table-cell>
          <table:table-cell table:formula="of:=[.C192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77.05">
            <text:p>77,05</text:p>
          </table:table-cell>
          <table:table-cell table:formula="of:=[.C192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75.43">
            <text:p>75,43</text:p>
          </table:table-cell>
          <table:table-cell table:formula="of:=[.C192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72.29">
            <text:p>72,29</text:p>
          </table:table-cell>
          <table:table-cell table:formula="of:=[.C193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73.16">
            <text:p>73,16</text:p>
          </table:table-cell>
          <table:table-cell table:formula="of:=[.C193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74.06">
            <text:p>74,06</text:p>
          </table:table-cell>
          <table:table-cell table:formula="of:=[.C193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75.16">
            <text:p>75,16</text:p>
          </table:table-cell>
          <table:table-cell table:formula="of:=[.C193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72.92">
            <text:p>72,92</text:p>
          </table:table-cell>
          <table:table-cell table:formula="of:=[.C193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74.4">
            <text:p>74,40</text:p>
          </table:table-cell>
          <table:table-cell table:formula="of:=[.C193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75.99">
            <text:p>75,99</text:p>
          </table:table-cell>
          <table:table-cell table:formula="of:=[.C193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72.57">
            <text:p>72,57</text:p>
          </table:table-cell>
          <table:table-cell table:formula="of:=[.C193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75.04">
            <text:p>75,04</text:p>
          </table:table-cell>
          <table:table-cell table:formula="of:=[.C193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79.39">
            <text:p>79,39</text:p>
          </table:table-cell>
          <table:table-cell table:formula="of:=[.C193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74.38">
            <text:p>74,38</text:p>
          </table:table-cell>
          <table:table-cell table:formula="of:=[.C194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72.84">
            <text:p>72,84</text:p>
          </table:table-cell>
          <table:table-cell table:formula="of:=[.C194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71.69">
            <text:p>71,69</text:p>
          </table:table-cell>
          <table:table-cell table:formula="of:=[.C194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73.53">
            <text:p>73,53</text:p>
          </table:table-cell>
          <table:table-cell table:formula="of:=[.C194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74.98">
            <text:p>74,98</text:p>
          </table:table-cell>
          <table:table-cell table:formula="of:=[.C194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77.81">
            <text:p>77,81</text:p>
          </table:table-cell>
          <table:table-cell table:formula="of:=[.C194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73.9">
            <text:p>73,90</text:p>
          </table:table-cell>
          <table:table-cell table:formula="of:=[.C194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77.64">
            <text:p>77,64</text:p>
          </table:table-cell>
          <table:table-cell table:formula="of:=[.C194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79.98">
            <text:p>79,98</text:p>
          </table:table-cell>
          <table:table-cell table:formula="of:=[.C194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75.62">
            <text:p>75,62</text:p>
          </table:table-cell>
          <table:table-cell table:formula="of:=[.C194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77.38">
            <text:p>77,38</text:p>
          </table:table-cell>
          <table:table-cell table:formula="of:=[.C195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74.72">
            <text:p>74,72</text:p>
          </table:table-cell>
          <table:table-cell table:formula="of:=[.C195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73.24">
            <text:p>73,24</text:p>
          </table:table-cell>
          <table:table-cell table:formula="of:=[.C195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73.5">
            <text:p>73,50</text:p>
          </table:table-cell>
          <table:table-cell table:formula="of:=[.C195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75.28">
            <text:p>75,28</text:p>
          </table:table-cell>
          <table:table-cell table:formula="of:=[.C195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70.58">
            <text:p>70,58</text:p>
          </table:table-cell>
          <table:table-cell table:formula="of:=[.C195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76.59">
            <text:p>76,59</text:p>
          </table:table-cell>
          <table:table-cell table:formula="of:=[.C195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74.14">
            <text:p>74,14</text:p>
          </table:table-cell>
          <table:table-cell table:formula="of:=[.C195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70.94">
            <text:p>70,94</text:p>
          </table:table-cell>
          <table:table-cell table:formula="of:=[.C195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78.37">
            <text:p>78,37</text:p>
          </table:table-cell>
          <table:table-cell table:formula="of:=[.C195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89.85">
            <text:p>89,85</text:p>
          </table:table-cell>
          <table:table-cell table:formula="of:=[.C196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92.98">
            <text:p>92,98</text:p>
          </table:table-cell>
          <table:table-cell table:formula="of:=[.C196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90.79">
            <text:p>90,79</text:p>
          </table:table-cell>
          <table:table-cell table:formula="of:=[.C196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8.9">
            <text:p>68,90</text:p>
          </table:table-cell>
          <table:table-cell table:formula="of:=[.C196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75.78">
            <text:p>75,78</text:p>
          </table:table-cell>
          <table:table-cell table:formula="of:=[.C196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69.32">
            <text:p>69,32</text:p>
          </table:table-cell>
          <table:table-cell table:formula="of:=[.C196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69.19">
            <text:p>69,19</text:p>
          </table:table-cell>
          <table:table-cell table:formula="of:=[.C196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261.3">
            <text:p>261,30</text:p>
          </table:table-cell>
          <table:table-cell table:formula="of:=[.C196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table:style-name="ce3" office:value-type="float" office:value="1966">
            <text:p>1966</text:p>
          </table:table-cell>
          <table:table-cell table:style-name="ce7" office:value-type="float" office:value="65.42">
            <text:p>65,42</text:p>
          </table:table-cell>
          <table:table-cell table:style-name="ce3" table:formula="of:=[.C1968]" office:value-type="float" office:value="451.77">
            <text:p>451,77</text:p>
          </table:table-cell>
          <table:table-cell office:value-type="string">
            <text:p>&lt;--MINIMO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69.73">
            <text:p>69,73</text:p>
          </table:table-cell>
          <table:table-cell table:formula="of:=[.C196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71.07">
            <text:p>71,07</text:p>
          </table:table-cell>
          <table:table-cell table:formula="of:=[.C197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70.99">
            <text:p>70,99</text:p>
          </table:table-cell>
          <table:table-cell table:formula="of:=[.C197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70">
            <text:p>70,00</text:p>
          </table:table-cell>
          <table:table-cell table:formula="of:=[.C197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68.75">
            <text:p>68,75</text:p>
          </table:table-cell>
          <table:table-cell table:formula="of:=[.C197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69.16">
            <text:p>69,16</text:p>
          </table:table-cell>
          <table:table-cell table:formula="of:=[.C197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67.77">
            <text:p>67,77</text:p>
          </table:table-cell>
          <table:table-cell table:formula="of:=[.C197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68.73">
            <text:p>68,73</text:p>
          </table:table-cell>
          <table:table-cell table:formula="of:=[.C197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70.18">
            <text:p>70,18</text:p>
          </table:table-cell>
          <table:table-cell table:formula="of:=[.C197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71.02">
            <text:p>71,02</text:p>
          </table:table-cell>
          <table:table-cell table:formula="of:=[.C197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68.89">
            <text:p>68,89</text:p>
          </table:table-cell>
          <table:table-cell table:formula="of:=[.C197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71.62">
            <text:p>71,62</text:p>
          </table:table-cell>
          <table:table-cell table:formula="of:=[.C198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71.54">
            <text:p>71,54</text:p>
          </table:table-cell>
          <table:table-cell table:formula="of:=[.C198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68.36">
            <text:p>68,36</text:p>
          </table:table-cell>
          <table:table-cell table:formula="of:=[.C198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69.07">
            <text:p>69,07</text:p>
          </table:table-cell>
          <table:table-cell table:formula="of:=[.C198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70.16">
            <text:p>70,16</text:p>
          </table:table-cell>
          <table:table-cell table:formula="of:=[.C198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72.74">
            <text:p>72,74</text:p>
          </table:table-cell>
          <table:table-cell table:formula="of:=[.C198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71.57">
            <text:p>71,57</text:p>
          </table:table-cell>
          <table:table-cell table:formula="of:=[.C198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70.43">
            <text:p>70,43</text:p>
          </table:table-cell>
          <table:table-cell table:formula="of:=[.C198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76.1">
            <text:p>76,10</text:p>
          </table:table-cell>
          <table:table-cell table:formula="of:=[.C198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70.03">
            <text:p>70,03</text:p>
          </table:table-cell>
          <table:table-cell table:formula="of:=[.C198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70.09">
            <text:p>70,09</text:p>
          </table:table-cell>
          <table:table-cell table:formula="of:=[.C199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69.41">
            <text:p>69,41</text:p>
          </table:table-cell>
          <table:table-cell table:formula="of:=[.C1991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71.28">
            <text:p>71,28</text:p>
          </table:table-cell>
          <table:table-cell table:formula="of:=[.C1992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70.59">
            <text:p>70,59</text:p>
          </table:table-cell>
          <table:table-cell table:formula="of:=[.C1993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76.34">
            <text:p>76,34</text:p>
          </table:table-cell>
          <table:table-cell table:formula="of:=[.C1994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76.28">
            <text:p>76,28</text:p>
          </table:table-cell>
          <table:table-cell table:formula="of:=[.C1995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69.23">
            <text:p>69,23</text:p>
          </table:table-cell>
          <table:table-cell table:formula="of:=[.C1996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70.93">
            <text:p>70,93</text:p>
          </table:table-cell>
          <table:table-cell table:formula="of:=[.C1997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68.59">
            <text:p>68,59</text:p>
          </table:table-cell>
          <table:table-cell table:formula="of:=[.C1998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81.73">
            <text:p>81,73</text:p>
          </table:table-cell>
          <table:table-cell table:formula="of:=[.C1999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75.04">
            <text:p>75,04</text:p>
          </table:table-cell>
          <table:table-cell table:formula="of:=[.C2000]" office:value-type="float" office:value="451.77">
            <text:p>451,77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71.22">
            <text:p>71,22</text:p>
          </table:table-cell>
          <table:table-cell table:formula="of:=[.C2001]" office:value-type="float" office:value="451.77">
            <text:p>451,7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17/02/2013</text:date>, <text:time>18.48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8:38:38</meta:creation-date>
    <dc:date>2013-02-17T18:48:37</dc:date>
    <meta:editing-duration>PT12M43S</meta:editing-duration>
    <meta:editing-cycles>4</meta:editing-cycles>
    <meta:generator>OpenOffice.org/3.4.1$Unix OpenOffice.org_project/341m1$Build-9593</meta:generator>
    <dc:creator>Andrea Peretti</dc:creator>
    <meta:document-statistic meta:table-count="1" meta:cell-count="6310" meta:object-count="1"/>
  </office:meta>
</office:document-meta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281cm" svg:height="26.791cm" xlink:href=".." xlink:type="simple" chart:class="chart:line" chart:style-name="ch1">
        <chart:title svg:x="15.612cm" svg:y="0.671cm" chart:style-name="ch2">
          <text:p>Tempi  soglie mergesort + insertionsort</text:p>
        </chart:title>
        <chart:subtitle svg:x="18.151cm" svg:y="1.995cm" chart:style-name="ch3">
          <text:p>Linguaggio Java</text:p>
        </chart:subtitle>
        <chart:legend chart:legend-position="end" svg:x="35.181cm" svg:y="12.586cm" style:legend-expansion="high" chart:style-name="ch4"/>
        <chart:plot-area chart:style-name="ch5" table:cell-range-address="'java ricerca soglia mergesort'.A3:'java ricerca soglia mergesort'.D302 'java ricerca soglia mergesort'.B2:'java ricerca soglia mergesort'.D2" chart:data-source-has-labels="both" svg:x="1.235cm" svg:y="3.73cm" svg:width="32.376cm" svg:height="22.106cm">
          <chartooo:coordinate-region svg:x="2.567cm" svg:y="3.934cm" svg:width="30.951cm" svg:height="20.841cm"/>
          <chart:axis chart:dimension="x" chart:name="primary-x" chart:style-name="ch6" chartooo:axis-type="auto">
            <chartooo:date-scale/>
            <chart:categories table:cell-range-address="'java ricerca soglia mergesort'.A3:'java ricerca soglia mergesort'.A30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java ricerca soglia mergesort'.B3:'java ricerca soglia mergesort'.B302" chart:label-cell-address="'java ricerca soglia mergesort'.B2:'java ricerca soglia mergesort'.B2" chart:class="chart:line">
            <chart:data-point chart:repeated="300"/>
          </chart:series>
          <chart:series chart:style-name="ch10" chart:values-cell-range-address="'java ricerca soglia mergesort'.C3:'java ricerca soglia mergesort'.C302" chart:label-cell-address="'java ricerca soglia mergesort'.C2:'java ricerca soglia mergesort'.C2" chart:class="chart:line">
            <chart:data-point chart:repeated="300"/>
          </chart:series>
          <chart:series chart:style-name="ch11" chart:values-cell-range-address="'java ricerca soglia mergesort'.D3:'java ricerca soglia mergesort'.D302" chart:label-cell-address="'java ricerca soglia mergesort'.D2:'java ricerca soglia mergesort'.D2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ms)</text:p>
                <draw:g>
                  <svg:desc>'java ricerca soglia mergesort'.B2:'java ricerca soglia mergesort'.B2</svg:desc>
                </draw:g>
              </table:table-cell>
              <table:table-cell office:value-type="string">
                <text:p>Tempo mergesort</text:p>
                <draw:g>
                  <svg:desc>'java ricerca soglia mergesort'.C2:'java ricerca soglia mergesort'.C2</svg:desc>
                </draw:g>
              </table:table-cell>
              <table:table-cell office:value-type="string">
                <text:p>Minimo:</text:p>
                <draw:g>
                  <svg:desc>'java ricerca soglia mergesort'.D2:'java ricerca soglia mergesort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java ricerca soglia mergesort'.A3:'java ricerca soglia mergesort'.A302</svg:desc>
                </draw:g>
              </table:table-cell>
              <table:table-cell office:value-type="float" office:value="457.07">
                <text:p>457.07</text:p>
                <draw:g>
                  <svg:desc>'java ricerca soglia mergesort'.B3:'java ricerca soglia mergesort'.B302</svg:desc>
                </draw:g>
              </table:table-cell>
              <table:table-cell office:value-type="float" office:value="451.77">
                <text:p>451.77</text:p>
                <draw:g>
                  <svg:desc>'java ricerca soglia mergesort'.C3:'java ricerca soglia mergesort'.C302</svg:desc>
                </draw:g>
              </table:table-cell>
              <table:table-cell office:value-type="float" office:value="336.95">
                <text:p>336.95</text:p>
                <draw:g>
                  <svg:desc>'java ricerca soglia mergesort'.D3:'java ricerca soglia mergesort'.D3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31.34">
                <text:p>431.3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05.59">
                <text:p>405.5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16.36">
                <text:p>416.3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80.1">
                <text:p>380.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86.92">
                <text:p>386.9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75.36">
                <text:p>375.3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81.28">
                <text:p>381.2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7.7">
                <text:p>367.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67.42">
                <text:p>367.4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5.19">
                <text:p>385.1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69.94">
                <text:p>369.9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3.57">
                <text:p>383.5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73.89">
                <text:p>373.8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81.18">
                <text:p>381.1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61.33">
                <text:p>361.3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0.14">
                <text:p>360.1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67.53">
                <text:p>367.5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56.7">
                <text:p>356.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0.45">
                <text:p>360.4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8.39">
                <text:p>358.3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76.46">
                <text:p>376.4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57.97">
                <text:p>357.9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55.62">
                <text:p>355.6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56.45">
                <text:p>356.4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68.42">
                <text:p>368.4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54.82">
                <text:p>354.8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55.35">
                <text:p>355.3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60.83">
                <text:p>360.8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62.71">
                <text:p>362.7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6.17">
                <text:p>386.1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5.26">
                <text:p>365.2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3.14">
                <text:p>363.1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57.26">
                <text:p>357.2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9.8">
                <text:p>349.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46.71">
                <text:p>346.7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0.52">
                <text:p>350.5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96.38">
                <text:p>396.3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51.69">
                <text:p>351.6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5.17">
                <text:p>345.1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4.15">
                <text:p>374.1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42.98">
                <text:p>342.9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57.54">
                <text:p>357.5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44.01">
                <text:p>344.0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47.04">
                <text:p>347.0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56.81">
                <text:p>356.8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45">
                <text:p>34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49.45">
                <text:p>349.4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6.69">
                <text:p>346.6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49.15">
                <text:p>349.1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2.72">
                <text:p>352.7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58.93">
                <text:p>358.9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41.81">
                <text:p>341.8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56.08">
                <text:p>356.0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48.67">
                <text:p>348.6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44">
                <text:p>34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50.56">
                <text:p>350.5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46.76">
                <text:p>346.7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62.47">
                <text:p>362.4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9.88">
                <text:p>349.8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3.36">
                <text:p>393.3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41.84">
                <text:p>341.8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56.94">
                <text:p>356.9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41.44">
                <text:p>341.4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6.95">
                <text:p>336.9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49.91">
                <text:p>349.9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41.85">
                <text:p>341.8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42.1">
                <text:p>342.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45.25">
                <text:p>345.2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47.26">
                <text:p>347.2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53.79">
                <text:p>353.7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42.4">
                <text:p>342.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54.88">
                <text:p>354.8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46.68">
                <text:p>346.6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45.79">
                <text:p>345.7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43.67">
                <text:p>343.6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39.7">
                <text:p>339.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46.21">
                <text:p>346.2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40.48">
                <text:p>340.4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74.49">
                <text:p>374.4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7.22">
                <text:p>347.2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54.54">
                <text:p>354.5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41.7">
                <text:p>341.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58.07">
                <text:p>358.0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45.44">
                <text:p>345.4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43.25">
                <text:p>343.2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46.47">
                <text:p>346.4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47.47">
                <text:p>347.4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73.1">
                <text:p>373.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40.23">
                <text:p>340.2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51.04">
                <text:p>351.0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42.1">
                <text:p>342.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52.91">
                <text:p>352.9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41.36">
                <text:p>341.3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42.06">
                <text:p>342.0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39.69">
                <text:p>339.6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45.4">
                <text:p>345.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37.44">
                <text:p>337.4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56.11">
                <text:p>356.1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49.18">
                <text:p>349.1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44.27">
                <text:p>344.2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44.52">
                <text:p>344.5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43.64">
                <text:p>343.6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44.3">
                <text:p>344.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47.95">
                <text:p>347.9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56.7">
                <text:p>356.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44.49">
                <text:p>344.4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45.41">
                <text:p>345.4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48.82">
                <text:p>348.8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41.79">
                <text:p>341.7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49.18">
                <text:p>349.1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46.08">
                <text:p>346.0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45.17">
                <text:p>345.1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41.76">
                <text:p>341.7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58.34">
                <text:p>358.3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08.92">
                <text:p>408.9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99.93">
                <text:p>399.9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415.88">
                <text:p>415.8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57.4">
                <text:p>557.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41.11">
                <text:p>341.1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42.26">
                <text:p>342.2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42.06">
                <text:p>342.0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49.86">
                <text:p>349.8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531.73">
                <text:p>531.7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86.56">
                <text:p>386.5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27.61">
                <text:p>427.6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88.45">
                <text:p>388.4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48.8">
                <text:p>348.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53.44">
                <text:p>353.4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86.15">
                <text:p>386.1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02.79">
                <text:p>402.7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79.58">
                <text:p>379.5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402.92">
                <text:p>402.9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57.68">
                <text:p>357.6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98.73">
                <text:p>398.7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13.43">
                <text:p>413.4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401.01">
                <text:p>401.0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431.87">
                <text:p>431.8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65.42">
                <text:p>365.4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49.87">
                <text:p>349.8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72.47">
                <text:p>372.4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55.56">
                <text:p>355.5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55.54">
                <text:p>355.5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46.42">
                <text:p>346.4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53.08">
                <text:p>353.0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58.01">
                <text:p>358.0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52.12">
                <text:p>352.1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58.73">
                <text:p>358.7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87.79">
                <text:p>387.7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91.5">
                <text:p>391.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51.21">
                <text:p>351.2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81.19">
                <text:p>381.1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50.23">
                <text:p>350.2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63.51">
                <text:p>363.5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59.21">
                <text:p>359.2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401.11">
                <text:p>401.1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28.19">
                <text:p>428.1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403.02">
                <text:p>403.0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93.9">
                <text:p>393.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82.1">
                <text:p>382.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49.57">
                <text:p>349.5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67.97">
                <text:p>367.9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47.62">
                <text:p>347.6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62.5">
                <text:p>362.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54.65">
                <text:p>354.6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49.57">
                <text:p>349.5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47.72">
                <text:p>347.7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49.33">
                <text:p>349.3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48.24">
                <text:p>348.2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47.64">
                <text:p>347.6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49.96">
                <text:p>349.9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52.09">
                <text:p>352.0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52.79">
                <text:p>352.7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555.32">
                <text:p>555.3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49.55">
                <text:p>349.5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51.88">
                <text:p>351.8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07.21">
                <text:p>407.2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79.16">
                <text:p>379.1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80.22">
                <text:p>380.2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61.52">
                <text:p>361.5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56.25">
                <text:p>356.2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425.56">
                <text:p>425.5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72.47">
                <text:p>372.4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53.25">
                <text:p>353.2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45.4">
                <text:p>345.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48.5">
                <text:p>348.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50.95">
                <text:p>350.9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62.63">
                <text:p>362.6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09.68">
                <text:p>409.6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51.78">
                <text:p>351.7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62.62">
                <text:p>362.6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80.75">
                <text:p>380.7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56.9">
                <text:p>356.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49.54">
                <text:p>349.5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88.03">
                <text:p>388.0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51.21">
                <text:p>351.2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63.58">
                <text:p>363.5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62.57">
                <text:p>362.5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55.05">
                <text:p>355.0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52.95">
                <text:p>352.9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6.52">
                <text:p>356.5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49.92">
                <text:p>349.9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62.6">
                <text:p>362.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56.07">
                <text:p>356.0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46.26">
                <text:p>346.2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42.98">
                <text:p>342.9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401.13">
                <text:p>401.1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444.18">
                <text:p>444.1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54.02">
                <text:p>354.0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51.46">
                <text:p>351.4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63.61">
                <text:p>363.6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90.23">
                <text:p>390.2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55.89">
                <text:p>355.8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82.39">
                <text:p>382.3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34.34">
                <text:p>434.3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59.63">
                <text:p>359.6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56.98">
                <text:p>356.9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62.45">
                <text:p>362.4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52.72">
                <text:p>352.7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49.2">
                <text:p>349.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12.77">
                <text:p>412.7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53.69">
                <text:p>353.6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64.76">
                <text:p>364.7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52.02">
                <text:p>352.0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402.41">
                <text:p>402.4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69.04">
                <text:p>369.0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52.88">
                <text:p>352.8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65.55">
                <text:p>365.5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77.83">
                <text:p>377.8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57.85">
                <text:p>457.8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72.13">
                <text:p>372.1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99.83">
                <text:p>399.8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84.87">
                <text:p>384.8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49.43">
                <text:p>349.4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49.84">
                <text:p>349.8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76.77">
                <text:p>376.7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63.07">
                <text:p>363.0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56.79">
                <text:p>356.7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57.23">
                <text:p>357.2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59.96">
                <text:p>459.96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07.62">
                <text:p>407.6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67">
                <text:p>36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51.01">
                <text:p>351.0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53.68">
                <text:p>353.6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86.68">
                <text:p>386.6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94.82">
                <text:p>394.8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90.53">
                <text:p>390.5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85.82">
                <text:p>385.8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401.28">
                <text:p>401.2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87.64">
                <text:p>387.6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92.65">
                <text:p>392.6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96.75">
                <text:p>396.7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86.13">
                <text:p>386.1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96.59">
                <text:p>396.5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92.18">
                <text:p>392.1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98.42">
                <text:p>398.4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72.13">
                <text:p>472.1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544.24">
                <text:p>544.2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86.38">
                <text:p>386.3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03.03">
                <text:p>403.0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90.62">
                <text:p>390.6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88.48">
                <text:p>388.4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94.04">
                <text:p>394.0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90.53">
                <text:p>390.5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89.82">
                <text:p>389.8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89.78">
                <text:p>389.7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84.8">
                <text:p>384.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85.98">
                <text:p>385.9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88.37">
                <text:p>388.3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97.13">
                <text:p>397.1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58.94">
                <text:p>458.9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401.63">
                <text:p>401.6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99.65">
                <text:p>399.6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99.39">
                <text:p>399.3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88.37">
                <text:p>388.3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96.62">
                <text:p>396.6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89.2">
                <text:p>389.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404.9">
                <text:p>404.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96.61">
                <text:p>396.6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84.3">
                <text:p>384.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87.97">
                <text:p>387.9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83.87">
                <text:p>383.8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93.57">
                <text:p>393.5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90.37">
                <text:p>390.3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88.5">
                <text:p>388.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400.17">
                <text:p>400.1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90.19">
                <text:p>390.1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87.31">
                <text:p>387.3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94.68">
                <text:p>394.6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83.49">
                <text:p>383.4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82.9">
                <text:p>382.9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84.87">
                <text:p>384.87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93.92">
                <text:p>393.92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91.11">
                <text:p>391.11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96.84">
                <text:p>396.8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421.43">
                <text:p>421.43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88.25">
                <text:p>388.25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94.04">
                <text:p>394.04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84.88">
                <text:p>384.8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88.58">
                <text:p>388.58</text:p>
              </table:table-cell>
              <table:table-cell office:value-type="float" office:value="451.77">
                <text:p>451.77</text:p>
              </table:table-cell>
              <table:table-cell office:value-type="float" office:value="336.95">
                <text:p>336.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